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ListSched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</table:table-row>
        <table:table-row table:style-name="ro3">
          <table:table-cell/>
          <table:table-cell table:style-name="ce1" office:value-type="string">
            <text:p>Min-Min</text:p>
          </table:table-cell>
          <table:table-cell office:value-type="float" office:value="116.774377">
            <text:p>116.774377</text:p>
          </table:table-cell>
          <table:table-cell office:value-type="float" office:value="442520.723466">
            <text:p>442520.723466</text:p>
          </table:table-cell>
        </table:table-row>
        <table:table-row table:style-name="ro3">
          <table:table-cell/>
          <table:table-cell table:style-name="ce1" office:value-type="string">
            <text:p>MCT</text:p>
          </table:table-cell>
          <table:table-cell office:value-type="float" office:value="151.401474">
            <text:p>151.401474</text:p>
          </table:table-cell>
          <table:table-cell office:value-type="float" office:value="599389.625">
            <text:p>599389.625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2">
          <table:table-cell/>
          <table:table-cell table:style-name="ce1" office:value-type="string">
            <text:p>Instancia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Scenario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1" office:value-type="string">
            <text:p>Workload</text:p>
          </table:table-cell>
          <table:table-cell table:style-name="ce3" office:value-type="string">
            <text:p>A_c_hihi</text:p>
          </table:table-cell>
          <table:table-cell/>
        </table:table-row>
      </table:table>
      <table:table table:name="MOCHCD" table:style-name="ta1">
        <table:table-column table:style-name="co1" table:number-columns-repeated="3" table:default-cell-style-name="Default"/>
        <table:table-row table:style-name="ro3">
          <table:table-cell/>
          <table:table-cell table:style-name="ce1" office:value-type="string">
            <text:p>MOCHC/D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Iteraciones: 2000x750</text:p>
          </table:table-cell>
          <table:table-cell table:style-name="ce1"/>
        </table:table-row>
        <table:table-row table:style-name="ro3">
          <table:table-cell/>
          <table:table-cell table:style-name="ce1" office:value-type="string">
            <text:p>Execution time: 56s</text:p>
          </table:table-cell>
          <table:table-cell table:style-name="ce1"/>
        </table:table-row>
        <table:table-row table:style-name="ro3">
          <table:table-cell/>
          <table:table-cell table:style-name="ce1" table:number-columns-repeated="2"/>
        </table:table-row>
        <table:table-row table:style-name="ro2">
          <table:table-cell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</table:table-row>
        <table:table-row table:style-name="ro3">
          <table:table-cell/>
          <table:table-cell office:value-type="float" office:value="111.466847">
            <text:p>111.466847</text:p>
          </table:table-cell>
          <table:table-cell office:value-type="float" office:value="436046.776134">
            <text:p>436046.776134</text:p>
          </table:table-cell>
        </table:table-row>
        <table:table-row table:style-name="ro3">
          <table:table-cell/>
          <table:table-cell office:value-type="float" office:value="111.470403">
            <text:p>111.470403</text:p>
          </table:table-cell>
          <table:table-cell office:value-type="float" office:value="435980.336281">
            <text:p>435980.336281</text:p>
          </table:table-cell>
        </table:table-row>
        <table:table-row table:style-name="ro3">
          <table:table-cell/>
          <table:table-cell office:value-type="float" office:value="111.470776">
            <text:p>111.470776</text:p>
          </table:table-cell>
          <table:table-cell office:value-type="float" office:value="435979.768991">
            <text:p>435979.768991</text:p>
          </table:table-cell>
        </table:table-row>
        <table:table-row table:style-name="ro3">
          <table:table-cell/>
          <table:table-cell office:value-type="float" office:value="111.474171">
            <text:p>111.474171</text:p>
          </table:table-cell>
          <table:table-cell office:value-type="float" office:value="435944.585429">
            <text:p>435944.585429</text:p>
          </table:table-cell>
        </table:table-row>
        <table:table-row table:style-name="ro3">
          <table:table-cell/>
          <table:table-cell office:value-type="float" office:value="111.707453">
            <text:p>111.707453</text:p>
          </table:table-cell>
          <table:table-cell office:value-type="float" office:value="434259.165656">
            <text:p>434259.165656</text:p>
          </table:table-cell>
        </table:table-row>
        <table:table-row table:style-name="ro3">
          <table:table-cell/>
          <table:table-cell office:value-type="float" office:value="112.113589">
            <text:p>112.113589</text:p>
          </table:table-cell>
          <table:table-cell office:value-type="float" office:value="434013.466424">
            <text:p>434013.466424</text:p>
          </table:table-cell>
        </table:table-row>
        <table:table-row table:style-name="ro3">
          <table:table-cell/>
          <table:table-cell office:value-type="float" office:value="112.12194">
            <text:p>112.12194</text:p>
          </table:table-cell>
          <table:table-cell office:value-type="float" office:value="433855.470825">
            <text:p>433855.470825</text:p>
          </table:table-cell>
        </table:table-row>
        <table:table-row table:style-name="ro3">
          <table:table-cell/>
          <table:table-cell office:value-type="float" office:value="112.143673">
            <text:p>112.143673</text:p>
          </table:table-cell>
          <table:table-cell office:value-type="float" office:value="433833.532843">
            <text:p>433833.532843</text:p>
          </table:table-cell>
        </table:table-row>
        <table:table-row table:style-name="ro3">
          <table:table-cell/>
          <table:table-cell office:value-type="float" office:value="112.293313">
            <text:p>112.293313</text:p>
          </table:table-cell>
          <table:table-cell office:value-type="float" office:value="433789.293452">
            <text:p>433789.293452</text:p>
          </table:table-cell>
        </table:table-row>
        <table:table-row table:style-name="ro3">
          <table:table-cell/>
          <table:table-cell office:value-type="float" office:value="112.305338">
            <text:p>112.305338</text:p>
          </table:table-cell>
          <table:table-cell office:value-type="float" office:value="433462.014499">
            <text:p>433462.014499</text:p>
          </table:table-cell>
        </table:table-row>
        <table:table-row table:style-name="ro3">
          <table:table-cell/>
          <table:table-cell office:value-type="float" office:value="112.354576">
            <text:p>112.354576</text:p>
          </table:table-cell>
          <table:table-cell office:value-type="float" office:value="432857.656391">
            <text:p>432857.656391</text:p>
          </table:table-cell>
        </table:table-row>
        <table:table-row table:style-name="ro3">
          <table:table-cell/>
          <table:table-cell office:value-type="float" office:value="112.804143">
            <text:p>112.804143</text:p>
          </table:table-cell>
          <table:table-cell office:value-type="float" office:value="431613.972576">
            <text:p>431613.972576</text:p>
          </table:table-cell>
        </table:table-row>
        <table:table-row table:style-name="ro3">
          <table:table-cell/>
          <table:table-cell office:value-type="float" office:value="113.164519">
            <text:p>113.164519</text:p>
          </table:table-cell>
          <table:table-cell office:value-type="float" office:value="428299.695711">
            <text:p>428299.695711</text:p>
          </table:table-cell>
        </table:table-row>
        <table:table-row table:style-name="ro3">
          <table:table-cell/>
          <table:table-cell office:value-type="float" office:value="114.004426">
            <text:p>114.004426</text:p>
          </table:table-cell>
          <table:table-cell office:value-type="float" office:value="427039.136687">
            <text:p>427039.136687</text:p>
          </table:table-cell>
        </table:table-row>
        <table:table-row table:style-name="ro3">
          <table:table-cell/>
          <table:table-cell office:value-type="float" office:value="114.408455">
            <text:p>114.408455</text:p>
          </table:table-cell>
          <table:table-cell office:value-type="float" office:value="424859.410707">
            <text:p>424859.410707</text:p>
          </table:table-cell>
        </table:table-row>
        <table:table-row table:style-name="ro3">
          <table:table-cell/>
          <table:table-cell office:value-type="float" office:value="114.425284">
            <text:p>114.425284</text:p>
          </table:table-cell>
          <table:table-cell office:value-type="float" office:value="424614.565631">
            <text:p>424614.565631</text:p>
          </table:table-cell>
        </table:table-row>
        <table:table-row table:style-name="ro3">
          <table:table-cell/>
          <table:table-cell office:value-type="float" office:value="115.079082">
            <text:p>115.079082</text:p>
          </table:table-cell>
          <table:table-cell office:value-type="float" office:value="421743.904849">
            <text:p>421743.904849</text:p>
          </table:table-cell>
        </table:table-row>
        <table:table-row table:style-name="ro3">
          <table:table-cell/>
          <table:table-cell office:value-type="float" office:value="115.080457">
            <text:p>115.080457</text:p>
          </table:table-cell>
          <table:table-cell office:value-type="float" office:value="421405.321107">
            <text:p>421405.321107</text:p>
          </table:table-cell>
        </table:table-row>
        <table:table-row table:style-name="ro3">
          <table:table-cell/>
          <table:table-cell office:value-type="float" office:value="115.217051">
            <text:p>115.217051</text:p>
          </table:table-cell>
          <table:table-cell office:value-type="float" office:value="417404.219408">
            <text:p>417404.219408</text:p>
          </table:table-cell>
        </table:table-row>
        <table:table-row table:style-name="ro3">
          <table:table-cell/>
          <table:table-cell office:value-type="float" office:value="115.296849">
            <text:p>115.296849</text:p>
          </table:table-cell>
          <table:table-cell office:value-type="float" office:value="416343.336359">
            <text:p>416343.336359</text:p>
          </table:table-cell>
        </table:table-row>
        <table:table-row table:style-name="ro3">
          <table:table-cell/>
          <table:table-cell office:value-type="float" office:value="117.119486">
            <text:p>117.119486</text:p>
          </table:table-cell>
          <table:table-cell office:value-type="float" office:value="414678.258381">
            <text:p>414678.258381</text:p>
          </table:table-cell>
        </table:table-row>
        <table:table-row table:style-name="ro3">
          <table:table-cell/>
          <table:table-cell office:value-type="float" office:value="118.03203">
            <text:p>118.03203</text:p>
          </table:table-cell>
          <table:table-cell office:value-type="float" office:value="413379.324867">
            <text:p>413379.324867</text:p>
          </table:table-cell>
        </table:table-row>
        <table:table-row table:style-name="ro3">
          <table:table-cell/>
          <table:table-cell office:value-type="float" office:value="118.092494">
            <text:p>118.092494</text:p>
          </table:table-cell>
          <table:table-cell office:value-type="float" office:value="413172.43061">
            <text:p>413172.43061</text:p>
          </table:table-cell>
        </table:table-row>
        <table:table-row table:style-name="ro3">
          <table:table-cell/>
          <table:table-cell office:value-type="float" office:value="119.391094">
            <text:p>119.391094</text:p>
          </table:table-cell>
          <table:table-cell office:value-type="float" office:value="411187.039201">
            <text:p>411187.039201</text:p>
          </table:table-cell>
        </table:table-row>
        <table:table-row table:style-name="ro3">
          <table:table-cell/>
          <table:table-cell office:value-type="float" office:value="119.395279">
            <text:p>119.395279</text:p>
          </table:table-cell>
          <table:table-cell office:value-type="float" office:value="411115.064453">
            <text:p>411115.064453</text:p>
          </table:table-cell>
        </table:table-row>
        <table:table-row table:style-name="ro3">
          <table:table-cell/>
          <table:table-cell office:value-type="float" office:value="119.395918">
            <text:p>119.395918</text:p>
          </table:table-cell>
          <table:table-cell office:value-type="float" office:value="411090.375865">
            <text:p>411090.375865</text:p>
          </table:table-cell>
        </table:table-row>
        <table:table-row table:style-name="ro3">
          <table:table-cell/>
          <table:table-cell office:value-type="float" office:value="119.553039">
            <text:p>119.553039</text:p>
          </table:table-cell>
          <table:table-cell office:value-type="float" office:value="410825.861211">
            <text:p>410825.861211</text:p>
          </table:table-cell>
        </table:table-row>
        <table:table-row table:style-name="ro3">
          <table:table-cell/>
          <table:table-cell office:value-type="float" office:value="119.562086">
            <text:p>119.562086</text:p>
          </table:table-cell>
          <table:table-cell office:value-type="float" office:value="410586.887442">
            <text:p>410586.887442</text:p>
          </table:table-cell>
        </table:table-row>
        <table:table-row table:style-name="ro3">
          <table:table-cell/>
          <table:table-cell office:value-type="float" office:value="119.615629">
            <text:p>119.615629</text:p>
          </table:table-cell>
          <table:table-cell office:value-type="float" office:value="410469.990483">
            <text:p>410469.990483</text:p>
          </table:table-cell>
        </table:table-row>
        <table:table-row table:style-name="ro3">
          <table:table-cell/>
          <table:table-cell office:value-type="float" office:value="122.658179">
            <text:p>122.658179</text:p>
          </table:table-cell>
          <table:table-cell office:value-type="float" office:value="409030.865722">
            <text:p>409030.865722</text:p>
          </table:table-cell>
        </table:table-row>
        <table:table-row table:style-name="ro3" table:number-rows-repeated="1048540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ME-MLS" table:style-name="ta1">
        <table:table-column table:style-name="co1" table:number-columns-repeated="3" table:default-cell-style-name="Default"/>
        <table:table-row table:style-name="ro3">
          <table:table-cell/>
          <table:table-cell table:style-name="ce1" office:value-type="string">
            <text:p>ME-MLS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Iteraciones: 34.097.749</text:p>
          </table:table-cell>
          <table:table-cell table:style-name="ce1"/>
        </table:table-row>
        <table:table-row table:style-name="ro3">
          <table:table-cell/>
          <table:table-cell table:style-name="ce1" office:value-type="string">
            <text:p>Execution time: 15s</text:p>
          </table:table-cell>
          <table:table-cell table:style-name="ce1"/>
        </table:table-row>
        <table:table-row table:style-name="ro3">
          <table:table-cell/>
          <table:table-cell table:style-name="ce1" table:number-columns-repeated="2"/>
        </table:table-row>
        <table:table-row table:style-name="ro2">
          <table:table-cell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</table:table-row>
        <table:table-row table:style-name="ro3">
          <table:table-cell/>
          <table:table-cell office:value-type="float" office:value="108.500725">
            <text:p>108.500725</text:p>
          </table:table-cell>
          <table:table-cell office:value-type="float" office:value="425615.75">
            <text:p>425615.75</text:p>
          </table:table-cell>
        </table:table-row>
        <table:table-row table:style-name="ro3">
          <table:table-cell/>
          <table:table-cell office:value-type="float" office:value="108.727425">
            <text:p>108.727425</text:p>
          </table:table-cell>
          <table:table-cell office:value-type="float" office:value="425444.03125">
            <text:p>425444.03125</text:p>
          </table:table-cell>
        </table:table-row>
        <table:table-row table:style-name="ro3">
          <table:table-cell/>
          <table:table-cell office:value-type="float" office:value="109.009079">
            <text:p>109.009079</text:p>
          </table:table-cell>
          <table:table-cell office:value-type="float" office:value="424468.59375">
            <text:p>424468.59375</text:p>
          </table:table-cell>
        </table:table-row>
        <table:table-row table:style-name="ro3">
          <table:table-cell/>
          <table:table-cell office:value-type="float" office:value="109.496666">
            <text:p>109.496666</text:p>
          </table:table-cell>
          <table:table-cell office:value-type="float" office:value="423917.8125">
            <text:p>423917.8125</text:p>
          </table:table-cell>
        </table:table-row>
        <table:table-row table:style-name="ro3">
          <table:table-cell/>
          <table:table-cell office:value-type="float" office:value="110.277939">
            <text:p>110.277939</text:p>
          </table:table-cell>
          <table:table-cell office:value-type="float" office:value="419945.125">
            <text:p>419945.125</text:p>
          </table:table-cell>
        </table:table-row>
        <table:table-row table:style-name="ro3">
          <table:table-cell/>
          <table:table-cell office:value-type="float" office:value="112.215736">
            <text:p>112.215736</text:p>
          </table:table-cell>
          <table:table-cell office:value-type="float" office:value="417825.375">
            <text:p>417825.375</text:p>
          </table:table-cell>
        </table:table-row>
        <table:table-row table:style-name="ro3">
          <table:table-cell/>
          <table:table-cell office:value-type="float" office:value="113.042183">
            <text:p>113.042183</text:p>
          </table:table-cell>
          <table:table-cell office:value-type="float" office:value="415728.53125">
            <text:p>415728.53125</text:p>
          </table:table-cell>
        </table:table-row>
        <table:table-row table:style-name="ro3">
          <table:table-cell/>
          <table:table-cell office:value-type="float" office:value="117.675392">
            <text:p>117.675392</text:p>
          </table:table-cell>
          <table:table-cell office:value-type="float" office:value="411753.25">
            <text:p>411753.25</text:p>
          </table:table-cell>
        </table:table-row>
      </table:table>
      <table:table table:name="MOCell" table:style-name="ta1">
        <table:table-column table:style-name="co1" table:number-columns-repeated="3" table:default-cell-style-name="Default"/>
        <table:table-row table:style-name="ro2">
          <table:table-cell/>
          <table:table-cell table:style-name="ce1" office:value-type="string">
            <text:p>MOCell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Evaluaciones: 1.100.000</text:p>
          </table:table-cell>
          <table:table-cell table:style-name="ce1"/>
        </table:table-row>
        <table:table-row table:style-name="ro3">
          <table:table-cell/>
          <table:table-cell table:style-name="ce1" office:value-type="string">
            <text:p>Execution time: 117s</text:p>
          </table:table-cell>
          <table:table-cell table:style-name="ce1"/>
        </table:table-row>
        <table:table-row table:style-name="ro3">
          <table:table-cell/>
          <table:table-cell table:style-name="ce1" table:number-columns-repeated="2"/>
        </table:table-row>
        <table:table-row table:style-name="ro2">
          <table:table-cell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</table:table-row>
        <table:table-row table:style-name="ro3">
          <table:table-cell/>
          <table:table-cell office:value-type="float" office:value="141.773132324219">
            <text:p>141.7731323242</text:p>
          </table:table-cell>
          <table:table-cell office:value-type="float" office:value="556776.5">
            <text:p>556776.5</text:p>
          </table:table-cell>
        </table:table-row>
        <table:table-row table:style-name="ro3">
          <table:table-cell/>
          <table:table-cell office:value-type="float" office:value="141.807464599609">
            <text:p>141.8074645996</text:p>
          </table:table-cell>
          <table:table-cell office:value-type="float" office:value="556723.625">
            <text:p>556723.625</text:p>
          </table:table-cell>
        </table:table-row>
        <table:table-row table:style-name="ro3">
          <table:table-cell/>
          <table:table-cell office:value-type="float" office:value="142.177841186523">
            <text:p>142.1778411865</text:p>
          </table:table-cell>
          <table:table-cell office:value-type="float" office:value="556388">
            <text:p>556388</text:p>
          </table:table-cell>
        </table:table-row>
        <table:table-row table:style-name="ro3">
          <table:table-cell/>
          <table:table-cell office:value-type="float" office:value="142.195373535156">
            <text:p>142.1953735352</text:p>
          </table:table-cell>
          <table:table-cell office:value-type="float" office:value="555736.5">
            <text:p>555736.5</text:p>
          </table:table-cell>
        </table:table-row>
        <table:table-row table:style-name="ro3">
          <table:table-cell/>
          <table:table-cell office:value-type="float" office:value="142.204788208008">
            <text:p>142.204788208</text:p>
          </table:table-cell>
          <table:table-cell office:value-type="float" office:value="555591.3125">
            <text:p>555591.3125</text:p>
          </table:table-cell>
        </table:table-row>
        <table:table-row table:style-name="ro3">
          <table:table-cell/>
          <table:table-cell office:value-type="float" office:value="142.286437988281">
            <text:p>142.2864379883</text:p>
          </table:table-cell>
          <table:table-cell office:value-type="float" office:value="555094">
            <text:p>555094</text:p>
          </table:table-cell>
        </table:table-row>
        <table:table-row table:style-name="ro3">
          <table:table-cell/>
          <table:table-cell office:value-type="float" office:value="142.313385009766">
            <text:p>142.3133850098</text:p>
          </table:table-cell>
          <table:table-cell office:value-type="float" office:value="554891.625">
            <text:p>554891.625</text:p>
          </table:table-cell>
        </table:table-row>
        <table:table-row table:style-name="ro3">
          <table:table-cell/>
          <table:table-cell office:value-type="float" office:value="142.360229492188">
            <text:p>142.3602294922</text:p>
          </table:table-cell>
          <table:table-cell office:value-type="float" office:value="553467.5625">
            <text:p>553467.5625</text:p>
          </table:table-cell>
        </table:table-row>
        <table:table-row table:style-name="ro3">
          <table:table-cell/>
          <table:table-cell office:value-type="float" office:value="142.36328125">
            <text:p>142.36328125</text:p>
          </table:table-cell>
          <table:table-cell office:value-type="float" office:value="553416.3125">
            <text:p>553416.3125</text:p>
          </table:table-cell>
        </table:table-row>
        <table:table-row table:style-name="ro3">
          <table:table-cell/>
          <table:table-cell office:value-type="float" office:value="142.444931030273">
            <text:p>142.4449310303</text:p>
          </table:table-cell>
          <table:table-cell office:value-type="float" office:value="552097.8125">
            <text:p>552097.8125</text:p>
          </table:table-cell>
        </table:table-row>
        <table:table-row table:style-name="ro3">
          <table:table-cell/>
          <table:table-cell office:value-type="float" office:value="142.458160400391">
            <text:p>142.4581604004</text:p>
          </table:table-cell>
          <table:table-cell office:value-type="float" office:value="547829.5625">
            <text:p>547829.5625</text:p>
          </table:table-cell>
        </table:table-row>
        <table:table-row table:style-name="ro3">
          <table:table-cell/>
          <table:table-cell office:value-type="float" office:value="142.560852050781">
            <text:p>142.5608520508</text:p>
          </table:table-cell>
          <table:table-cell office:value-type="float" office:value="546805.4375">
            <text:p>546805.4375</text:p>
          </table:table-cell>
        </table:table-row>
        <table:table-row table:style-name="ro3">
          <table:table-cell/>
          <table:table-cell office:value-type="float" office:value="142.567810058594">
            <text:p>142.5678100586</text:p>
          </table:table-cell>
          <table:table-cell office:value-type="float" office:value="546155.3125">
            <text:p>546155.3125</text:p>
          </table:table-cell>
        </table:table-row>
        <table:table-row table:style-name="ro3">
          <table:table-cell/>
          <table:table-cell office:value-type="float" office:value="142.674591064453">
            <text:p>142.6745910645</text:p>
          </table:table-cell>
          <table:table-cell office:value-type="float" office:value="545522.4375">
            <text:p>545522.4375</text:p>
          </table:table-cell>
        </table:table-row>
        <table:table-row table:style-name="ro3">
          <table:table-cell/>
          <table:table-cell office:value-type="float" office:value="142.727081298828">
            <text:p>142.7270812988</text:p>
          </table:table-cell>
          <table:table-cell office:value-type="float" office:value="545357.0625">
            <text:p>545357.0625</text:p>
          </table:table-cell>
        </table:table-row>
        <table:table-row table:style-name="ro3">
          <table:table-cell/>
          <table:table-cell office:value-type="float" office:value="142.748718261719">
            <text:p>142.7487182617</text:p>
          </table:table-cell>
          <table:table-cell office:value-type="float" office:value="544929.5625">
            <text:p>544929.5625</text:p>
          </table:table-cell>
        </table:table-row>
        <table:table-row table:style-name="ro3">
          <table:table-cell/>
          <table:table-cell office:value-type="float" office:value="142.797302246094">
            <text:p>142.7973022461</text:p>
          </table:table-cell>
          <table:table-cell office:value-type="float" office:value="544259">
            <text:p>544259</text:p>
          </table:table-cell>
        </table:table-row>
        <table:table-row table:style-name="ro3">
          <table:table-cell/>
          <table:table-cell office:value-type="float" office:value="142.905914306641">
            <text:p>142.9059143066</text:p>
          </table:table-cell>
          <table:table-cell office:value-type="float" office:value="544138.8125">
            <text:p>544138.8125</text:p>
          </table:table-cell>
        </table:table-row>
        <table:table-row table:style-name="ro3">
          <table:table-cell/>
          <table:table-cell office:value-type="float" office:value="142.963958740234">
            <text:p>142.9639587402</text:p>
          </table:table-cell>
          <table:table-cell office:value-type="float" office:value="543603.125">
            <text:p>543603.125</text:p>
          </table:table-cell>
        </table:table-row>
        <table:table-row table:style-name="ro3">
          <table:table-cell/>
          <table:table-cell office:value-type="float" office:value="143.033905029297">
            <text:p>143.0339050293</text:p>
          </table:table-cell>
          <table:table-cell office:value-type="float" office:value="543357.75">
            <text:p>543357.75</text:p>
          </table:table-cell>
        </table:table-row>
        <table:table-row table:style-name="ro3">
          <table:table-cell/>
          <table:table-cell office:value-type="float" office:value="143.136627197266">
            <text:p>143.1366271973</text:p>
          </table:table-cell>
          <table:table-cell office:value-type="float" office:value="539416.5">
            <text:p>539416.5</text:p>
          </table:table-cell>
        </table:table-row>
        <table:table-row table:style-name="ro3">
          <table:table-cell/>
          <table:table-cell office:value-type="float" office:value="143.139663696289">
            <text:p>143.1396636963</text:p>
          </table:table-cell>
          <table:table-cell office:value-type="float" office:value="538090.3125">
            <text:p>538090.3125</text:p>
          </table:table-cell>
        </table:table-row>
        <table:table-row table:style-name="ro3">
          <table:table-cell/>
          <table:table-cell office:value-type="float" office:value="143.171401977539">
            <text:p>143.1714019775</text:p>
          </table:table-cell>
          <table:table-cell office:value-type="float" office:value="538033.5625">
            <text:p>538033.5625</text:p>
          </table:table-cell>
        </table:table-row>
        <table:table-row table:style-name="ro3">
          <table:table-cell/>
          <table:table-cell office:value-type="float" office:value="143.198348999023">
            <text:p>143.198348999</text:p>
          </table:table-cell>
          <table:table-cell office:value-type="float" office:value="537484.5">
            <text:p>537484.5</text:p>
          </table:table-cell>
        </table:table-row>
        <table:table-row table:style-name="ro3">
          <table:table-cell/>
          <table:table-cell office:value-type="float" office:value="143.291061401367">
            <text:p>143.2910614014</text:p>
          </table:table-cell>
          <table:table-cell office:value-type="float" office:value="537361.375">
            <text:p>537361.375</text:p>
          </table:table-cell>
        </table:table-row>
        <table:table-row table:style-name="ro3">
          <table:table-cell/>
          <table:table-cell office:value-type="float" office:value="143.683868408203">
            <text:p>143.6838684082</text:p>
          </table:table-cell>
          <table:table-cell office:value-type="float" office:value="537215.875">
            <text:p>537215.875</text:p>
          </table:table-cell>
        </table:table-row>
        <table:table-row table:style-name="ro3">
          <table:table-cell/>
          <table:table-cell office:value-type="float" office:value="143.729583740234">
            <text:p>143.7295837402</text:p>
          </table:table-cell>
          <table:table-cell office:value-type="float" office:value="537111.3125">
            <text:p>537111.3125</text:p>
          </table:table-cell>
        </table:table-row>
        <table:table-row table:style-name="ro3">
          <table:table-cell/>
          <table:table-cell office:value-type="float" office:value="144.039794921875">
            <text:p>144.0397949219</text:p>
          </table:table-cell>
          <table:table-cell office:value-type="float" office:value="536627.5">
            <text:p>536627.5</text:p>
          </table:table-cell>
        </table:table-row>
        <table:table-row table:style-name="ro3">
          <table:table-cell/>
          <table:table-cell office:value-type="float" office:value="144.039825439453">
            <text:p>144.0398254395</text:p>
          </table:table-cell>
          <table:table-cell office:value-type="float" office:value="536451.9375">
            <text:p>536451.9375</text:p>
          </table:table-cell>
        </table:table-row>
        <table:table-row table:style-name="ro3">
          <table:table-cell/>
          <table:table-cell office:value-type="float" office:value="144.042449951172">
            <text:p>144.0424499512</text:p>
          </table:table-cell>
          <table:table-cell office:value-type="float" office:value="536161.875">
            <text:p>536161.875</text:p>
          </table:table-cell>
        </table:table-row>
        <table:table-row table:style-name="ro3">
          <table:table-cell/>
          <table:table-cell office:value-type="float" office:value="144.067718505859">
            <text:p>144.0677185059</text:p>
          </table:table-cell>
          <table:table-cell office:value-type="float" office:value="535675.6875">
            <text:p>535675.6875</text:p>
          </table:table-cell>
        </table:table-row>
        <table:table-row table:style-name="ro3">
          <table:table-cell/>
          <table:table-cell office:value-type="float" office:value="144.093276977539">
            <text:p>144.0932769775</text:p>
          </table:table-cell>
          <table:table-cell office:value-type="float" office:value="535224.625">
            <text:p>535224.625</text:p>
          </table:table-cell>
        </table:table-row>
        <table:table-row table:style-name="ro3">
          <table:table-cell/>
          <table:table-cell office:value-type="float" office:value="144.093536376953">
            <text:p>144.093536377</text:p>
          </table:table-cell>
          <table:table-cell office:value-type="float" office:value="534334.9375">
            <text:p>534334.9375</text:p>
          </table:table-cell>
        </table:table-row>
        <table:table-row table:style-name="ro3">
          <table:table-cell/>
          <table:table-cell office:value-type="float" office:value="144.100296020508">
            <text:p>144.1002960205</text:p>
          </table:table-cell>
          <table:table-cell office:value-type="float" office:value="534229.75">
            <text:p>534229.75</text:p>
          </table:table-cell>
        </table:table-row>
        <table:table-row table:style-name="ro3">
          <table:table-cell/>
          <table:table-cell office:value-type="float" office:value="144.100616455078">
            <text:p>144.1006164551</text:p>
          </table:table-cell>
          <table:table-cell office:value-type="float" office:value="534201.3125">
            <text:p>534201.3125</text:p>
          </table:table-cell>
        </table:table-row>
        <table:table-row table:style-name="ro3">
          <table:table-cell/>
          <table:table-cell office:value-type="float" office:value="144.111175537109">
            <text:p>144.1111755371</text:p>
          </table:table-cell>
          <table:table-cell office:value-type="float" office:value="534076">
            <text:p>534076</text:p>
          </table:table-cell>
        </table:table-row>
        <table:table-row table:style-name="ro3">
          <table:table-cell/>
          <table:table-cell office:value-type="float" office:value="144.319427490234">
            <text:p>144.3194274902</text:p>
          </table:table-cell>
          <table:table-cell office:value-type="float" office:value="533933.25">
            <text:p>533933.25</text:p>
          </table:table-cell>
        </table:table-row>
        <table:table-row table:style-name="ro3">
          <table:table-cell/>
          <table:table-cell office:value-type="float" office:value="144.351058959961">
            <text:p>144.35105896</text:p>
          </table:table-cell>
          <table:table-cell office:value-type="float" office:value="533852.9375">
            <text:p>533852.9375</text:p>
          </table:table-cell>
        </table:table-row>
        <table:table-row table:style-name="ro3">
          <table:table-cell/>
          <table:table-cell office:value-type="float" office:value="144.355255126953">
            <text:p>144.355255127</text:p>
          </table:table-cell>
          <table:table-cell office:value-type="float" office:value="532686.25">
            <text:p>532686.25</text:p>
          </table:table-cell>
        </table:table-row>
        <table:table-row table:style-name="ro3">
          <table:table-cell/>
          <table:table-cell office:value-type="float" office:value="144.369506835938">
            <text:p>144.3695068359</text:p>
          </table:table-cell>
          <table:table-cell office:value-type="float" office:value="532343.0625">
            <text:p>532343.0625</text:p>
          </table:table-cell>
        </table:table-row>
        <table:table-row table:style-name="ro3">
          <table:table-cell/>
          <table:table-cell office:value-type="float" office:value="144.374572753906">
            <text:p>144.3745727539</text:p>
          </table:table-cell>
          <table:table-cell office:value-type="float" office:value="532095.1875">
            <text:p>532095.1875</text:p>
          </table:table-cell>
        </table:table-row>
        <table:table-row table:style-name="ro3">
          <table:table-cell/>
          <table:table-cell office:value-type="float" office:value="144.480895996094">
            <text:p>144.4808959961</text:p>
          </table:table-cell>
          <table:table-cell office:value-type="float" office:value="532089.25">
            <text:p>532089.25</text:p>
          </table:table-cell>
        </table:table-row>
        <table:table-row table:style-name="ro3">
          <table:table-cell/>
          <table:table-cell office:value-type="float" office:value="144.496368408203">
            <text:p>144.4963684082</text:p>
          </table:table-cell>
          <table:table-cell office:value-type="float" office:value="531733.9375">
            <text:p>531733.9375</text:p>
          </table:table-cell>
        </table:table-row>
        <table:table-row table:style-name="ro3">
          <table:table-cell/>
          <table:table-cell office:value-type="float" office:value="144.533645629883">
            <text:p>144.5336456299</text:p>
          </table:table-cell>
          <table:table-cell office:value-type="float" office:value="531450.9375">
            <text:p>531450.9375</text:p>
          </table:table-cell>
        </table:table-row>
        <table:table-row table:style-name="ro3">
          <table:table-cell/>
          <table:table-cell office:value-type="float" office:value="144.547454833984">
            <text:p>144.547454834</text:p>
          </table:table-cell>
          <table:table-cell office:value-type="float" office:value="530868.125">
            <text:p>530868.125</text:p>
          </table:table-cell>
        </table:table-row>
        <table:table-row table:style-name="ro3">
          <table:table-cell/>
          <table:table-cell office:value-type="float" office:value="144.586364746094">
            <text:p>144.5863647461</text:p>
          </table:table-cell>
          <table:table-cell office:value-type="float" office:value="530583.25">
            <text:p>530583.25</text:p>
          </table:table-cell>
        </table:table-row>
        <table:table-row table:style-name="ro3">
          <table:table-cell/>
          <table:table-cell office:value-type="float" office:value="144.835784912109">
            <text:p>144.8357849121</text:p>
          </table:table-cell>
          <table:table-cell office:value-type="float" office:value="529825.6875">
            <text:p>529825.6875</text:p>
          </table:table-cell>
        </table:table-row>
        <table:table-row table:style-name="ro3">
          <table:table-cell/>
          <table:table-cell office:value-type="float" office:value="144.841339111328">
            <text:p>144.8413391113</text:p>
          </table:table-cell>
          <table:table-cell office:value-type="float" office:value="529207.5625">
            <text:p>529207.5625</text:p>
          </table:table-cell>
        </table:table-row>
        <table:table-row table:style-name="ro3">
          <table:table-cell/>
          <table:table-cell office:value-type="float" office:value="144.855346679687">
            <text:p>144.8553466797</text:p>
          </table:table-cell>
          <table:table-cell office:value-type="float" office:value="528679.3125">
            <text:p>528679.3125</text:p>
          </table:table-cell>
        </table:table-row>
        <table:table-row table:style-name="ro3">
          <table:table-cell/>
          <table:table-cell office:value-type="float" office:value="144.857543945313">
            <text:p>144.8575439453</text:p>
          </table:table-cell>
          <table:table-cell office:value-type="float" office:value="528614">
            <text:p>528614</text:p>
          </table:table-cell>
        </table:table-row>
        <table:table-row table:style-name="ro3">
          <table:table-cell/>
          <table:table-cell office:value-type="float" office:value="144.85920715332">
            <text:p>144.8592071533</text:p>
          </table:table-cell>
          <table:table-cell office:value-type="float" office:value="528185.625">
            <text:p>528185.625</text:p>
          </table:table-cell>
        </table:table-row>
        <table:table-row table:style-name="ro3">
          <table:table-cell/>
          <table:table-cell office:value-type="float" office:value="144.886154174805">
            <text:p>144.8861541748</text:p>
          </table:table-cell>
          <table:table-cell office:value-type="float" office:value="527934.625">
            <text:p>527934.625</text:p>
          </table:table-cell>
        </table:table-row>
        <table:table-row table:style-name="ro3">
          <table:table-cell/>
          <table:table-cell office:value-type="float" office:value="144.955184936523">
            <text:p>144.9551849365</text:p>
          </table:table-cell>
          <table:table-cell office:value-type="float" office:value="527913.5">
            <text:p>527913.5</text:p>
          </table:table-cell>
        </table:table-row>
        <table:table-row table:style-name="ro3">
          <table:table-cell/>
          <table:table-cell office:value-type="float" office:value="145.129547119141">
            <text:p>145.1295471191</text:p>
          </table:table-cell>
          <table:table-cell office:value-type="float" office:value="527699.8125">
            <text:p>527699.8125</text:p>
          </table:table-cell>
        </table:table-row>
        <table:table-row table:style-name="ro3">
          <table:table-cell/>
          <table:table-cell office:value-type="float" office:value="145.138854980469">
            <text:p>145.1388549805</text:p>
          </table:table-cell>
          <table:table-cell office:value-type="float" office:value="527430.625">
            <text:p>527430.625</text:p>
          </table:table-cell>
        </table:table-row>
        <table:table-row table:style-name="ro3">
          <table:table-cell/>
          <table:table-cell office:value-type="float" office:value="145.165161132813">
            <text:p>145.1651611328</text:p>
          </table:table-cell>
          <table:table-cell office:value-type="float" office:value="526938.25">
            <text:p>526938.25</text:p>
          </table:table-cell>
        </table:table-row>
        <table:table-row table:style-name="ro3">
          <table:table-cell/>
          <table:table-cell office:value-type="float" office:value="146.601257324219">
            <text:p>146.6012573242</text:p>
          </table:table-cell>
          <table:table-cell office:value-type="float" office:value="526555.5625">
            <text:p>526555.5625</text:p>
          </table:table-cell>
        </table:table-row>
        <table:table-row table:style-name="ro3">
          <table:table-cell/>
          <table:table-cell office:value-type="float" office:value="146.639526367188">
            <text:p>146.6395263672</text:p>
          </table:table-cell>
          <table:table-cell office:value-type="float" office:value="525763.9375">
            <text:p>525763.9375</text:p>
          </table:table-cell>
        </table:table-row>
        <table:table-row table:style-name="ro3">
          <table:table-cell/>
          <table:table-cell office:value-type="float" office:value="146.744750976563">
            <text:p>146.7447509766</text:p>
          </table:table-cell>
          <table:table-cell office:value-type="float" office:value="525429.5625">
            <text:p>525429.5625</text:p>
          </table:table-cell>
        </table:table-row>
        <table:table-row table:style-name="ro3">
          <table:table-cell/>
          <table:table-cell office:value-type="float" office:value="146.785125732422">
            <text:p>146.7851257324</text:p>
          </table:table-cell>
          <table:table-cell office:value-type="float" office:value="524966.0625">
            <text:p>524966.0625</text:p>
          </table:table-cell>
        </table:table-row>
        <table:table-row table:style-name="ro3">
          <table:table-cell/>
          <table:table-cell office:value-type="float" office:value="146.853424072266">
            <text:p>146.8534240723</text:p>
          </table:table-cell>
          <table:table-cell office:value-type="float" office:value="524730.1875">
            <text:p>524730.1875</text:p>
          </table:table-cell>
        </table:table-row>
        <table:table-row table:style-name="ro3">
          <table:table-cell/>
          <table:table-cell office:value-type="float" office:value="146.859115600586">
            <text:p>146.8591156006</text:p>
          </table:table-cell>
          <table:table-cell office:value-type="float" office:value="524489.6875">
            <text:p>524489.6875</text:p>
          </table:table-cell>
        </table:table-row>
        <table:table-row table:style-name="ro3">
          <table:table-cell/>
          <table:table-cell office:value-type="float" office:value="146.9111328125">
            <text:p>146.9111328125</text:p>
          </table:table-cell>
          <table:table-cell office:value-type="float" office:value="524094.8125">
            <text:p>524094.8125</text:p>
          </table:table-cell>
        </table:table-row>
        <table:table-row table:style-name="ro3">
          <table:table-cell/>
          <table:table-cell office:value-type="float" office:value="147.043960571289">
            <text:p>147.0439605713</text:p>
          </table:table-cell>
          <table:table-cell office:value-type="float" office:value="522766.0625">
            <text:p>522766.0625</text:p>
          </table:table-cell>
        </table:table-row>
        <table:table-row table:style-name="ro3">
          <table:table-cell/>
          <table:table-cell office:value-type="float" office:value="147.069793701172">
            <text:p>147.0697937012</text:p>
          </table:table-cell>
          <table:table-cell office:value-type="float" office:value="522610.96875">
            <text:p>522610.96875</text:p>
          </table:table-cell>
        </table:table-row>
        <table:table-row table:style-name="ro3">
          <table:table-cell/>
          <table:table-cell office:value-type="float" office:value="147.136566162109">
            <text:p>147.1365661621</text:p>
          </table:table-cell>
          <table:table-cell office:value-type="float" office:value="522352.875">
            <text:p>522352.875</text:p>
          </table:table-cell>
        </table:table-row>
        <table:table-row table:style-name="ro3">
          <table:table-cell/>
          <table:table-cell office:value-type="float" office:value="147.247833251953">
            <text:p>147.247833252</text:p>
          </table:table-cell>
          <table:table-cell office:value-type="float" office:value="522326.75">
            <text:p>522326.75</text:p>
          </table:table-cell>
        </table:table-row>
        <table:table-row table:style-name="ro3">
          <table:table-cell/>
          <table:table-cell office:value-type="float" office:value="147.415252685547">
            <text:p>147.4152526855</text:p>
          </table:table-cell>
          <table:table-cell office:value-type="float" office:value="522021.03125">
            <text:p>522021.03125</text:p>
          </table:table-cell>
        </table:table-row>
      </table:table>
      <table:table table:name="MOCHC" table:style-name="ta1">
        <table:table-column table:style-name="co1" table:number-columns-repeated="3" table:default-cell-style-name="Default"/>
        <table:table-row table:style-name="ro3">
          <table:table-cell/>
          <table:table-cell table:style-name="ce1" office:value-type="string">
            <text:p>MOCHC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Evaluaciones: 800.000</text:p>
          </table:table-cell>
          <table:table-cell table:style-name="ce1"/>
        </table:table-row>
        <table:table-row table:style-name="ro3">
          <table:table-cell/>
          <table:table-cell table:style-name="ce1" office:value-type="string">
            <text:p>Execution time: 54s</text:p>
          </table:table-cell>
          <table:table-cell table:style-name="ce1"/>
        </table:table-row>
        <table:table-row table:style-name="ro3">
          <table:table-cell/>
          <table:table-cell table:style-name="ce1" table:number-columns-repeated="2"/>
        </table:table-row>
        <table:table-row table:style-name="ro2">
          <table:table-cell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</table:table-row>
        <table:table-row table:style-name="ro3">
          <table:table-cell/>
          <table:table-cell office:value-type="float" office:value="140.964767456055">
            <text:p>140.9647674561</text:p>
          </table:table-cell>
          <table:table-cell office:value-type="float" office:value="542503">
            <text:p>542503</text:p>
          </table:table-cell>
        </table:table-row>
        <table:table-row table:style-name="ro3">
          <table:table-cell/>
          <table:table-cell office:value-type="float" office:value="142.657440185547">
            <text:p>142.6574401855</text:p>
          </table:table-cell>
          <table:table-cell office:value-type="float" office:value="536033.125">
            <text:p>536033.125</text:p>
          </table:table-cell>
        </table:table-row>
        <table:table-row table:style-name="ro3">
          <table:table-cell/>
          <table:table-cell office:value-type="float" office:value="142.041030883789">
            <text:p>142.0410308838</text:p>
          </table:table-cell>
          <table:table-cell office:value-type="float" office:value="541277.4375">
            <text:p>541277.4375</text:p>
          </table:table-cell>
        </table:table-row>
        <table:table-row table:style-name="ro3">
          <table:table-cell/>
          <table:table-cell office:value-type="float" office:value="142.3408203125">
            <text:p>142.3408203125</text:p>
          </table:table-cell>
          <table:table-cell office:value-type="float" office:value="540306.4375">
            <text:p>540306.4375</text:p>
          </table:table-cell>
        </table:table-row>
        <table:table-row table:style-name="ro3">
          <table:table-cell/>
          <table:table-cell office:value-type="float" office:value="142.373168945313">
            <text:p>142.3731689453</text:p>
          </table:table-cell>
          <table:table-cell office:value-type="float" office:value="537977.125">
            <text:p>537977.125</text:p>
          </table:table-cell>
        </table:table-row>
      </table:table>
      <table:table table:name="NSGA-II" table:style-name="ta1">
        <table:table-column table:style-name="co1" table:number-columns-repeated="3" table:default-cell-style-name="Default"/>
        <table:table-row table:style-name="ro3">
          <table:table-cell/>
          <table:table-cell table:style-name="ce1" office:value-type="string">
            <text:p>NSGA-II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Evaluaciones: 1.260.000</text:p>
          </table:table-cell>
          <table:table-cell table:style-name="ce1"/>
        </table:table-row>
        <table:table-row table:style-name="ro3">
          <table:table-cell/>
          <table:table-cell table:style-name="ce1" office:value-type="string">
            <text:p>Execution time: 115s</text:p>
          </table:table-cell>
          <table:table-cell table:style-name="ce1"/>
        </table:table-row>
        <table:table-row table:style-name="ro3">
          <table:table-cell/>
          <table:table-cell table:style-name="ce1" table:number-columns-repeated="2"/>
        </table:table-row>
        <table:table-row table:style-name="ro2">
          <table:table-cell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</table:table-row>
        <table:table-row table:style-name="ro3">
          <table:table-cell/>
          <table:table-cell office:value-type="float" office:value="140.441055297852">
            <text:p>140.4410552979</text:p>
          </table:table-cell>
          <table:table-cell office:value-type="float" office:value="550064.375">
            <text:p>550064.375</text:p>
          </table:table-cell>
        </table:table-row>
        <table:table-row table:style-name="ro3">
          <table:table-cell/>
          <table:table-cell office:value-type="float" office:value="140.441055297852">
            <text:p>140.4410552979</text:p>
          </table:table-cell>
          <table:table-cell office:value-type="float" office:value="550064.375">
            <text:p>550064.375</text:p>
          </table:table-cell>
        </table:table-row>
        <table:table-row table:style-name="ro3">
          <table:table-cell/>
          <table:table-cell office:value-type="float" office:value="140.487823486328">
            <text:p>140.4878234863</text:p>
          </table:table-cell>
          <table:table-cell office:value-type="float" office:value="548736.125">
            <text:p>548736.125</text:p>
          </table:table-cell>
        </table:table-row>
        <table:table-row table:style-name="ro3">
          <table:table-cell/>
          <table:table-cell office:value-type="float" office:value="140.487823486328">
            <text:p>140.4878234863</text:p>
          </table:table-cell>
          <table:table-cell office:value-type="float" office:value="548736.125">
            <text:p>548736.125</text:p>
          </table:table-cell>
        </table:table-row>
        <table:table-row table:style-name="ro3">
          <table:table-cell/>
          <table:table-cell office:value-type="float" office:value="140.557998657227">
            <text:p>140.5579986572</text:p>
          </table:table-cell>
          <table:table-cell office:value-type="float" office:value="548480.3125">
            <text:p>548480.3125</text:p>
          </table:table-cell>
        </table:table-row>
        <table:table-row table:style-name="ro3">
          <table:table-cell/>
          <table:table-cell office:value-type="float" office:value="140.578018188477">
            <text:p>140.5780181885</text:p>
          </table:table-cell>
          <table:table-cell office:value-type="float" office:value="548250.875">
            <text:p>548250.875</text:p>
          </table:table-cell>
        </table:table-row>
        <table:table-row table:style-name="ro3">
          <table:table-cell/>
          <table:table-cell office:value-type="float" office:value="140.611267089844">
            <text:p>140.6112670898</text:p>
          </table:table-cell>
          <table:table-cell office:value-type="float" office:value="548095.8125">
            <text:p>548095.8125</text:p>
          </table:table-cell>
        </table:table-row>
        <table:table-row table:style-name="ro3">
          <table:table-cell/>
          <table:table-cell office:value-type="float" office:value="140.620239257813">
            <text:p>140.6202392578</text:p>
          </table:table-cell>
          <table:table-cell office:value-type="float" office:value="547617.1875">
            <text:p>547617.1875</text:p>
          </table:table-cell>
        </table:table-row>
        <table:table-row table:style-name="ro3">
          <table:table-cell/>
          <table:table-cell office:value-type="float" office:value="140.75390625">
            <text:p>140.75390625</text:p>
          </table:table-cell>
          <table:table-cell office:value-type="float" office:value="547343.5">
            <text:p>547343.5</text:p>
          </table:table-cell>
        </table:table-row>
        <table:table-row table:style-name="ro3">
          <table:table-cell/>
          <table:table-cell office:value-type="float" office:value="140.774490356445">
            <text:p>140.7744903564</text:p>
          </table:table-cell>
          <table:table-cell office:value-type="float" office:value="547137.4375">
            <text:p>547137.4375</text:p>
          </table:table-cell>
        </table:table-row>
        <table:table-row table:style-name="ro3">
          <table:table-cell/>
          <table:table-cell office:value-type="float" office:value="140.796981811523">
            <text:p>140.7969818115</text:p>
          </table:table-cell>
          <table:table-cell office:value-type="float" office:value="546472.25">
            <text:p>546472.25</text:p>
          </table:table-cell>
        </table:table-row>
        <table:table-row table:style-name="ro3">
          <table:table-cell/>
          <table:table-cell office:value-type="float" office:value="140.796981811523">
            <text:p>140.7969818115</text:p>
          </table:table-cell>
          <table:table-cell office:value-type="float" office:value="546472.25">
            <text:p>546472.25</text:p>
          </table:table-cell>
        </table:table-row>
        <table:table-row table:style-name="ro3">
          <table:table-cell/>
          <table:table-cell office:value-type="float" office:value="140.80322265625">
            <text:p>140.8032226563</text:p>
          </table:table-cell>
          <table:table-cell office:value-type="float" office:value="545338.8125">
            <text:p>545338.8125</text:p>
          </table:table-cell>
        </table:table-row>
        <table:table-row table:style-name="ro3">
          <table:table-cell/>
          <table:table-cell office:value-type="float" office:value="140.849060058594">
            <text:p>140.8490600586</text:p>
          </table:table-cell>
          <table:table-cell office:value-type="float" office:value="545197">
            <text:p>545197</text:p>
          </table:table-cell>
        </table:table-row>
        <table:table-row table:style-name="ro3">
          <table:table-cell/>
          <table:table-cell office:value-type="float" office:value="140.8642578125">
            <text:p>140.8642578125</text:p>
          </table:table-cell>
          <table:table-cell office:value-type="float" office:value="543940.8125">
            <text:p>543940.8125</text:p>
          </table:table-cell>
        </table:table-row>
        <table:table-row table:style-name="ro3">
          <table:table-cell/>
          <table:table-cell office:value-type="float" office:value="140.876831054688">
            <text:p>140.8768310547</text:p>
          </table:table-cell>
          <table:table-cell office:value-type="float" office:value="543710.1875">
            <text:p>543710.1875</text:p>
          </table:table-cell>
        </table:table-row>
        <table:table-row table:style-name="ro3">
          <table:table-cell/>
          <table:table-cell office:value-type="float" office:value="140.894897460938">
            <text:p>140.8948974609</text:p>
          </table:table-cell>
          <table:table-cell office:value-type="float" office:value="543454">
            <text:p>543454</text:p>
          </table:table-cell>
        </table:table-row>
        <table:table-row table:style-name="ro3">
          <table:table-cell/>
          <table:table-cell office:value-type="float" office:value="141.168579101563">
            <text:p>141.1685791016</text:p>
          </table:table-cell>
          <table:table-cell office:value-type="float" office:value="543276.5">
            <text:p>543276.5</text:p>
          </table:table-cell>
        </table:table-row>
        <table:table-row table:style-name="ro3">
          <table:table-cell/>
          <table:table-cell office:value-type="float" office:value="141.184158325195">
            <text:p>141.1841583252</text:p>
          </table:table-cell>
          <table:table-cell office:value-type="float" office:value="541943.9375">
            <text:p>541943.9375</text:p>
          </table:table-cell>
        </table:table-row>
        <table:table-row table:style-name="ro3">
          <table:table-cell/>
          <table:table-cell office:value-type="float" office:value="141.184158325195">
            <text:p>141.1841583252</text:p>
          </table:table-cell>
          <table:table-cell office:value-type="float" office:value="541943.9375">
            <text:p>541943.9375</text:p>
          </table:table-cell>
        </table:table-row>
        <table:table-row table:style-name="ro3">
          <table:table-cell/>
          <table:table-cell office:value-type="float" office:value="141.186462402344">
            <text:p>141.1864624023</text:p>
          </table:table-cell>
          <table:table-cell office:value-type="float" office:value="541471.9375">
            <text:p>541471.9375</text:p>
          </table:table-cell>
        </table:table-row>
        <table:table-row table:style-name="ro3">
          <table:table-cell/>
          <table:table-cell office:value-type="float" office:value="141.24235534668">
            <text:p>141.2423553467</text:p>
          </table:table-cell>
          <table:table-cell office:value-type="float" office:value="541082.875">
            <text:p>541082.875</text:p>
          </table:table-cell>
        </table:table-row>
        <table:table-row table:style-name="ro3">
          <table:table-cell/>
          <table:table-cell office:value-type="float" office:value="141.24235534668">
            <text:p>141.2423553467</text:p>
          </table:table-cell>
          <table:table-cell office:value-type="float" office:value="541082.875">
            <text:p>541082.875</text:p>
          </table:table-cell>
        </table:table-row>
        <table:table-row table:style-name="ro3">
          <table:table-cell/>
          <table:table-cell office:value-type="float" office:value="141.437362670898">
            <text:p>141.4373626709</text:p>
          </table:table-cell>
          <table:table-cell office:value-type="float" office:value="540145.8125">
            <text:p>540145.8125</text:p>
          </table:table-cell>
        </table:table-row>
        <table:table-row table:style-name="ro3">
          <table:table-cell/>
          <table:table-cell office:value-type="float" office:value="141.437362670898">
            <text:p>141.4373626709</text:p>
          </table:table-cell>
          <table:table-cell office:value-type="float" office:value="540145.8125">
            <text:p>540145.8125</text:p>
          </table:table-cell>
        </table:table-row>
        <table:table-row table:style-name="ro3">
          <table:table-cell/>
          <table:table-cell office:value-type="float" office:value="141.513031005859">
            <text:p>141.5130310059</text:p>
          </table:table-cell>
          <table:table-cell office:value-type="float" office:value="538685.75">
            <text:p>538685.75</text:p>
          </table:table-cell>
        </table:table-row>
        <table:table-row table:style-name="ro3">
          <table:table-cell/>
          <table:table-cell office:value-type="float" office:value="141.513031005859">
            <text:p>141.5130310059</text:p>
          </table:table-cell>
          <table:table-cell office:value-type="float" office:value="538685.75">
            <text:p>538685.75</text:p>
          </table:table-cell>
        </table:table-row>
        <table:table-row table:style-name="ro3">
          <table:table-cell/>
          <table:table-cell office:value-type="float" office:value="141.555465698242">
            <text:p>141.5554656982</text:p>
          </table:table-cell>
          <table:table-cell office:value-type="float" office:value="538156.625">
            <text:p>538156.625</text:p>
          </table:table-cell>
        </table:table-row>
        <table:table-row table:style-name="ro3">
          <table:table-cell/>
          <table:table-cell office:value-type="float" office:value="141.555465698242">
            <text:p>141.5554656982</text:p>
          </table:table-cell>
          <table:table-cell office:value-type="float" office:value="538156.625">
            <text:p>538156.625</text:p>
          </table:table-cell>
        </table:table-row>
        <table:table-row table:style-name="ro3">
          <table:table-cell/>
          <table:table-cell office:value-type="float" office:value="141.605361938477">
            <text:p>141.6053619385</text:p>
          </table:table-cell>
          <table:table-cell office:value-type="float" office:value="537723.25">
            <text:p>537723.25</text:p>
          </table:table-cell>
        </table:table-row>
        <table:table-row table:style-name="ro3">
          <table:table-cell/>
          <table:table-cell office:value-type="float" office:value="141.605361938477">
            <text:p>141.6053619385</text:p>
          </table:table-cell>
          <table:table-cell office:value-type="float" office:value="537723.25">
            <text:p>537723.25</text:p>
          </table:table-cell>
        </table:table-row>
        <table:table-row table:style-name="ro3">
          <table:table-cell/>
          <table:table-cell office:value-type="float" office:value="141.630722045898">
            <text:p>141.6307220459</text:p>
          </table:table-cell>
          <table:table-cell office:value-type="float" office:value="537190.625">
            <text:p>537190.625</text:p>
          </table:table-cell>
        </table:table-row>
        <table:table-row table:style-name="ro3">
          <table:table-cell/>
          <table:table-cell office:value-type="float" office:value="141.7294921875">
            <text:p>141.7294921875</text:p>
          </table:table-cell>
          <table:table-cell office:value-type="float" office:value="537156.75">
            <text:p>537156.75</text:p>
          </table:table-cell>
        </table:table-row>
        <table:table-row table:style-name="ro3">
          <table:table-cell/>
          <table:table-cell office:value-type="float" office:value="141.7294921875">
            <text:p>141.7294921875</text:p>
          </table:table-cell>
          <table:table-cell office:value-type="float" office:value="537156.75">
            <text:p>537156.75</text:p>
          </table:table-cell>
        </table:table-row>
        <table:table-row table:style-name="ro3">
          <table:table-cell/>
          <table:table-cell office:value-type="float" office:value="142.25666809082">
            <text:p>142.2566680908</text:p>
          </table:table-cell>
          <table:table-cell office:value-type="float" office:value="536603.125">
            <text:p>536603.125</text:p>
          </table:table-cell>
        </table:table-row>
        <table:table-row table:style-name="ro3">
          <table:table-cell/>
          <table:table-cell office:value-type="float" office:value="142.25666809082">
            <text:p>142.2566680908</text:p>
          </table:table-cell>
          <table:table-cell office:value-type="float" office:value="536603.125">
            <text:p>536603.125</text:p>
          </table:table-cell>
        </table:table-row>
        <table:table-row table:style-name="ro3">
          <table:table-cell/>
          <table:table-cell office:value-type="float" office:value="142.260314941406">
            <text:p>142.2603149414</text:p>
          </table:table-cell>
          <table:table-cell office:value-type="float" office:value="535214.6875">
            <text:p>535214.6875</text:p>
          </table:table-cell>
        </table:table-row>
        <table:table-row table:style-name="ro3">
          <table:table-cell/>
          <table:table-cell office:value-type="float" office:value="142.260314941406">
            <text:p>142.2603149414</text:p>
          </table:table-cell>
          <table:table-cell office:value-type="float" office:value="535214.6875">
            <text:p>535214.6875</text:p>
          </table:table-cell>
        </table:table-row>
        <table:table-row table:style-name="ro3">
          <table:table-cell/>
          <table:table-cell office:value-type="float" office:value="142.536956787109">
            <text:p>142.5369567871</text:p>
          </table:table-cell>
          <table:table-cell office:value-type="float" office:value="534746.75">
            <text:p>534746.75</text:p>
          </table:table-cell>
        </table:table-row>
        <table:table-row table:style-name="ro3">
          <table:table-cell/>
          <table:table-cell office:value-type="float" office:value="142.536956787109">
            <text:p>142.5369567871</text:p>
          </table:table-cell>
          <table:table-cell office:value-type="float" office:value="534746.75">
            <text:p>534746.75</text:p>
          </table:table-cell>
        </table:table-row>
        <table:table-row table:style-name="ro3">
          <table:table-cell/>
          <table:table-cell office:value-type="float" office:value="142.561325073242">
            <text:p>142.5613250732</text:p>
          </table:table-cell>
          <table:table-cell office:value-type="float" office:value="534676">
            <text:p>534676</text:p>
          </table:table-cell>
        </table:table-row>
        <table:table-row table:style-name="ro3">
          <table:table-cell/>
          <table:table-cell office:value-type="float" office:value="142.561325073242">
            <text:p>142.5613250732</text:p>
          </table:table-cell>
          <table:table-cell office:value-type="float" office:value="534676">
            <text:p>534676</text:p>
          </table:table-cell>
        </table:table-row>
        <table:table-row table:style-name="ro3">
          <table:table-cell/>
          <table:table-cell office:value-type="float" office:value="142.707412719727">
            <text:p>142.7074127197</text:p>
          </table:table-cell>
          <table:table-cell office:value-type="float" office:value="534261.1875">
            <text:p>534261.1875</text:p>
          </table:table-cell>
        </table:table-row>
        <table:table-row table:style-name="ro3">
          <table:table-cell/>
          <table:table-cell office:value-type="float" office:value="142.707412719727">
            <text:p>142.7074127197</text:p>
          </table:table-cell>
          <table:table-cell office:value-type="float" office:value="534261.1875">
            <text:p>534261.1875</text:p>
          </table:table-cell>
        </table:table-row>
        <table:table-row table:style-name="ro3">
          <table:table-cell/>
          <table:table-cell office:value-type="float" office:value="142.749328613281">
            <text:p>142.7493286133</text:p>
          </table:table-cell>
          <table:table-cell office:value-type="float" office:value="533020.1875">
            <text:p>533020.1875</text:p>
          </table:table-cell>
        </table:table-row>
        <table:table-row table:style-name="ro3">
          <table:table-cell/>
          <table:table-cell office:value-type="float" office:value="142.75569152832">
            <text:p>142.7556915283</text:p>
          </table:table-cell>
          <table:table-cell office:value-type="float" office:value="532989.0625">
            <text:p>532989.0625</text:p>
          </table:table-cell>
        </table:table-row>
        <table:table-row table:style-name="ro3">
          <table:table-cell/>
          <table:table-cell office:value-type="float" office:value="142.776824951172">
            <text:p>142.7768249512</text:p>
          </table:table-cell>
          <table:table-cell office:value-type="float" office:value="532632.0625">
            <text:p>532632.0625</text:p>
          </table:table-cell>
        </table:table-row>
        <table:table-row table:style-name="ro3">
          <table:table-cell/>
          <table:table-cell office:value-type="float" office:value="142.8154296875">
            <text:p>142.8154296875</text:p>
          </table:table-cell>
          <table:table-cell office:value-type="float" office:value="532502.875">
            <text:p>532502.875</text:p>
          </table:table-cell>
        </table:table-row>
        <table:table-row table:style-name="ro3">
          <table:table-cell/>
          <table:table-cell office:value-type="float" office:value="142.8154296875">
            <text:p>142.8154296875</text:p>
          </table:table-cell>
          <table:table-cell office:value-type="float" office:value="532502.875">
            <text:p>532502.875</text:p>
          </table:table-cell>
        </table:table-row>
        <table:table-row table:style-name="ro3">
          <table:table-cell/>
          <table:table-cell office:value-type="float" office:value="142.987579345703">
            <text:p>142.9875793457</text:p>
          </table:table-cell>
          <table:table-cell office:value-type="float" office:value="526834.5">
            <text:p>526834.5</text:p>
          </table:table-cell>
        </table:table-row>
        <table:table-row table:style-name="ro3">
          <table:table-cell/>
          <table:table-cell office:value-type="float" office:value="143.106460571289">
            <text:p>143.1064605713</text:p>
          </table:table-cell>
          <table:table-cell office:value-type="float" office:value="526508.5">
            <text:p>526508.5</text:p>
          </table:table-cell>
        </table:table-row>
        <table:table-row table:style-name="ro3">
          <table:table-cell/>
          <table:table-cell office:value-type="float" office:value="143.135299682617">
            <text:p>143.1352996826</text:p>
          </table:table-cell>
          <table:table-cell office:value-type="float" office:value="526138.625">
            <text:p>526138.625</text:p>
          </table:table-cell>
        </table:table-row>
        <table:table-row table:style-name="ro3">
          <table:table-cell/>
          <table:table-cell office:value-type="float" office:value="143.424697875977">
            <text:p>143.424697876</text:p>
          </table:table-cell>
          <table:table-cell office:value-type="float" office:value="525378.4375">
            <text:p>525378.4375</text:p>
          </table:table-cell>
        </table:table-row>
        <table:table-row table:style-name="ro3">
          <table:table-cell/>
          <table:table-cell office:value-type="float" office:value="143.424697875977">
            <text:p>143.424697876</text:p>
          </table:table-cell>
          <table:table-cell office:value-type="float" office:value="525378.4375">
            <text:p>525378.4375</text:p>
          </table:table-cell>
        </table:table-row>
        <table:table-row table:style-name="ro3">
          <table:table-cell/>
          <table:table-cell office:value-type="float" office:value="143.506896972656">
            <text:p>143.5068969727</text:p>
          </table:table-cell>
          <table:table-cell office:value-type="float" office:value="525340.875">
            <text:p>525340.875</text:p>
          </table:table-cell>
        </table:table-row>
        <table:table-row table:style-name="ro3">
          <table:table-cell/>
          <table:table-cell office:value-type="float" office:value="143.536041259766">
            <text:p>143.5360412598</text:p>
          </table:table-cell>
          <table:table-cell office:value-type="float" office:value="524460.375">
            <text:p>524460.375</text:p>
          </table:table-cell>
        </table:table-row>
        <table:table-row table:style-name="ro3">
          <table:table-cell/>
          <table:table-cell office:value-type="float" office:value="143.536041259766">
            <text:p>143.5360412598</text:p>
          </table:table-cell>
          <table:table-cell office:value-type="float" office:value="524460.375">
            <text:p>524460.375</text:p>
          </table:table-cell>
        </table:table-row>
        <table:table-row table:style-name="ro3">
          <table:table-cell/>
          <table:table-cell office:value-type="float" office:value="143.548980712891">
            <text:p>143.5489807129</text:p>
          </table:table-cell>
          <table:table-cell office:value-type="float" office:value="523738.03125">
            <text:p>523738.03125</text:p>
          </table:table-cell>
        </table:table-row>
        <table:table-row table:style-name="ro3">
          <table:table-cell/>
          <table:table-cell office:value-type="float" office:value="143.579574584961">
            <text:p>143.579574585</text:p>
          </table:table-cell>
          <table:table-cell office:value-type="float" office:value="523647.40625">
            <text:p>523647.40625</text:p>
          </table:table-cell>
        </table:table-row>
        <table:table-row table:style-name="ro3">
          <table:table-cell/>
          <table:table-cell office:value-type="float" office:value="143.64338684082">
            <text:p>143.6433868408</text:p>
          </table:table-cell>
          <table:table-cell office:value-type="float" office:value="523503.71875">
            <text:p>523503.71875</text:p>
          </table:table-cell>
        </table:table-row>
        <table:table-row table:style-name="ro3">
          <table:table-cell/>
          <table:table-cell office:value-type="float" office:value="143.64338684082">
            <text:p>143.6433868408</text:p>
          </table:table-cell>
          <table:table-cell office:value-type="float" office:value="523503.71875">
            <text:p>523503.71875</text:p>
          </table:table-cell>
        </table:table-row>
        <table:table-row table:style-name="ro3">
          <table:table-cell/>
          <table:table-cell office:value-type="float" office:value="143.829208374023">
            <text:p>143.829208374</text:p>
          </table:table-cell>
          <table:table-cell office:value-type="float" office:value="523206.6875">
            <text:p>523206.6875</text:p>
          </table:table-cell>
        </table:table-row>
        <table:table-row table:style-name="ro3">
          <table:table-cell/>
          <table:table-cell office:value-type="float" office:value="143.829208374023">
            <text:p>143.829208374</text:p>
          </table:table-cell>
          <table:table-cell office:value-type="float" office:value="523206.6875">
            <text:p>523206.6875</text:p>
          </table:table-cell>
        </table:table-row>
        <table:table-row table:style-name="ro3">
          <table:table-cell/>
          <table:table-cell office:value-type="float" office:value="143.866928100586">
            <text:p>143.8669281006</text:p>
          </table:table-cell>
          <table:table-cell office:value-type="float" office:value="522436.28125">
            <text:p>522436.28125</text:p>
          </table:table-cell>
        </table:table-row>
        <table:table-row table:style-name="ro3">
          <table:table-cell/>
          <table:table-cell office:value-type="float" office:value="143.866928100586">
            <text:p>143.8669281006</text:p>
          </table:table-cell>
          <table:table-cell office:value-type="float" office:value="522436.28125">
            <text:p>522436.28125</text:p>
          </table:table-cell>
        </table:table-row>
        <table:table-row table:style-name="ro3">
          <table:table-cell/>
          <table:table-cell office:value-type="float" office:value="143.898483276367">
            <text:p>143.8984832764</text:p>
          </table:table-cell>
          <table:table-cell office:value-type="float" office:value="522274.0625">
            <text:p>522274.0625</text:p>
          </table:table-cell>
        </table:table-row>
        <table:table-row table:style-name="ro3">
          <table:table-cell/>
          <table:table-cell office:value-type="float" office:value="144.078552246094">
            <text:p>144.0785522461</text:p>
          </table:table-cell>
          <table:table-cell office:value-type="float" office:value="521939">
            <text:p>521939</text:p>
          </table:table-cell>
        </table:table-row>
        <table:table-row table:style-name="ro3">
          <table:table-cell/>
          <table:table-cell office:value-type="float" office:value="144.078552246094">
            <text:p>144.0785522461</text:p>
          </table:table-cell>
          <table:table-cell office:value-type="float" office:value="521939">
            <text:p>521939</text:p>
          </table:table-cell>
        </table:table-row>
        <table:table-row table:style-name="ro3">
          <table:table-cell/>
          <table:table-cell office:value-type="float" office:value="144.088500976563">
            <text:p>144.0885009766</text:p>
          </table:table-cell>
          <table:table-cell office:value-type="float" office:value="521050">
            <text:p>521050</text:p>
          </table:table-cell>
        </table:table-row>
        <table:table-row table:style-name="ro3">
          <table:table-cell/>
          <table:table-cell office:value-type="float" office:value="144.119552612305">
            <text:p>144.1195526123</text:p>
          </table:table-cell>
          <table:table-cell office:value-type="float" office:value="520947.65625">
            <text:p>520947.65625</text:p>
          </table:table-cell>
        </table:table-row>
        <table:table-row table:style-name="ro3">
          <table:table-cell/>
          <table:table-cell office:value-type="float" office:value="144.119552612305">
            <text:p>144.1195526123</text:p>
          </table:table-cell>
          <table:table-cell office:value-type="float" office:value="520947.65625">
            <text:p>520947.65625</text:p>
          </table:table-cell>
        </table:table-row>
        <table:table-row table:style-name="ro3">
          <table:table-cell/>
          <table:table-cell office:value-type="float" office:value="144.195861816406">
            <text:p>144.1958618164</text:p>
          </table:table-cell>
          <table:table-cell office:value-type="float" office:value="520385.65625">
            <text:p>520385.65625</text:p>
          </table:table-cell>
        </table:table-row>
        <table:table-row table:style-name="ro3">
          <table:table-cell/>
          <table:table-cell office:value-type="float" office:value="144.308013916016">
            <text:p>144.308013916</text:p>
          </table:table-cell>
          <table:table-cell office:value-type="float" office:value="520381.75">
            <text:p>520381.75</text:p>
          </table:table-cell>
        </table:table-row>
        <table:table-row table:style-name="ro3">
          <table:table-cell/>
          <table:table-cell office:value-type="float" office:value="144.316802978516">
            <text:p>144.3168029785</text:p>
          </table:table-cell>
          <table:table-cell office:value-type="float" office:value="519945.34375">
            <text:p>519945.34375</text:p>
          </table:table-cell>
        </table:table-row>
        <table:table-row table:style-name="ro3">
          <table:table-cell/>
          <table:table-cell office:value-type="float" office:value="144.574096679688">
            <text:p>144.5740966797</text:p>
          </table:table-cell>
          <table:table-cell office:value-type="float" office:value="519935.59375">
            <text:p>519935.59375</text:p>
          </table:table-cell>
        </table:table-row>
        <table:table-row table:style-name="ro3">
          <table:table-cell/>
          <table:table-cell office:value-type="float" office:value="144.574096679688">
            <text:p>144.5740966797</text:p>
          </table:table-cell>
          <table:table-cell office:value-type="float" office:value="519935.59375">
            <text:p>519935.59375</text:p>
          </table:table-cell>
        </table:table-row>
        <table:table-row table:style-name="ro3">
          <table:table-cell/>
          <table:table-cell office:value-type="float" office:value="145.574890136719">
            <text:p>145.5748901367</text:p>
          </table:table-cell>
          <table:table-cell office:value-type="float" office:value="519769.1875">
            <text:p>519769.1875</text:p>
          </table:table-cell>
        </table:table-row>
        <table:table-row table:style-name="ro3">
          <table:table-cell/>
          <table:table-cell office:value-type="float" office:value="145.599792480469">
            <text:p>145.5997924805</text:p>
          </table:table-cell>
          <table:table-cell office:value-type="float" office:value="519752.21875">
            <text:p>519752.21875</text:p>
          </table:table-cell>
        </table:table-row>
        <table:table-row table:style-name="ro3">
          <table:table-cell/>
          <table:table-cell office:value-type="float" office:value="145.636032104492">
            <text:p>145.6360321045</text:p>
          </table:table-cell>
          <table:table-cell office:value-type="float" office:value="519336.34375">
            <text:p>519336.34375</text:p>
          </table:table-cell>
        </table:table-row>
        <table:table-row table:style-name="ro3">
          <table:table-cell/>
          <table:table-cell office:value-type="float" office:value="145.742034912109">
            <text:p>145.7420349121</text:p>
          </table:table-cell>
          <table:table-cell office:value-type="float" office:value="519081.21875">
            <text:p>519081.21875</text:p>
          </table:table-cell>
        </table:table-row>
        <table:table-row table:style-name="ro3">
          <table:table-cell/>
          <table:table-cell office:value-type="float" office:value="145.750473022461">
            <text:p>145.7504730225</text:p>
          </table:table-cell>
          <table:table-cell office:value-type="float" office:value="518873.34375">
            <text:p>518873.34375</text:p>
          </table:table-cell>
        </table:table-row>
        <table:table-row table:style-name="ro3">
          <table:table-cell/>
          <table:table-cell office:value-type="float" office:value="145.761901855469">
            <text:p>145.7619018555</text:p>
          </table:table-cell>
          <table:table-cell office:value-type="float" office:value="518367.3125">
            <text:p>518367.3125</text:p>
          </table:table-cell>
        </table:table-row>
        <table:table-row table:style-name="ro3">
          <table:table-cell/>
          <table:table-cell office:value-type="float" office:value="145.816146850586">
            <text:p>145.8161468506</text:p>
          </table:table-cell>
          <table:table-cell office:value-type="float" office:value="518306.75">
            <text:p>518306.75</text:p>
          </table:table-cell>
        </table:table-row>
        <table:table-row table:style-name="ro3">
          <table:table-cell/>
          <table:table-cell office:value-type="float" office:value="145.8291015625">
            <text:p>145.8291015625</text:p>
          </table:table-cell>
          <table:table-cell office:value-type="float" office:value="517974.25">
            <text:p>517974.25</text:p>
          </table:table-cell>
        </table:table-row>
        <table:table-row table:style-name="ro3">
          <table:table-cell/>
          <table:table-cell office:value-type="float" office:value="145.8291015625">
            <text:p>145.8291015625</text:p>
          </table:table-cell>
          <table:table-cell office:value-type="float" office:value="517974.25">
            <text:p>517974.25</text:p>
          </table:table-cell>
        </table:table-row>
        <table:table-row table:style-name="ro3">
          <table:table-cell/>
          <table:table-cell office:value-type="float" office:value="145.830276489258">
            <text:p>145.8302764893</text:p>
          </table:table-cell>
          <table:table-cell office:value-type="float" office:value="517270.4375">
            <text:p>517270.4375</text:p>
          </table:table-cell>
        </table:table-row>
        <table:table-row table:style-name="ro3">
          <table:table-cell/>
          <table:table-cell office:value-type="float" office:value="145.837203979492">
            <text:p>145.8372039795</text:p>
          </table:table-cell>
          <table:table-cell office:value-type="float" office:value="516947.625">
            <text:p>516947.625</text:p>
          </table:table-cell>
        </table:table-row>
        <table:table-row table:style-name="ro3">
          <table:table-cell/>
          <table:table-cell office:value-type="float" office:value="145.837203979492">
            <text:p>145.8372039795</text:p>
          </table:table-cell>
          <table:table-cell office:value-type="float" office:value="516947.625">
            <text:p>516947.625</text:p>
          </table:table-cell>
        </table:table-row>
        <table:table-row table:style-name="ro3">
          <table:table-cell/>
          <table:table-cell office:value-type="float" office:value="145.909729003906">
            <text:p>145.9097290039</text:p>
          </table:table-cell>
          <table:table-cell office:value-type="float" office:value="516353">
            <text:p>516353</text:p>
          </table:table-cell>
        </table:table-row>
        <table:table-row table:style-name="ro3">
          <table:table-cell/>
          <table:table-cell office:value-type="float" office:value="145.909729003906">
            <text:p>145.9097290039</text:p>
          </table:table-cell>
          <table:table-cell office:value-type="float" office:value="516353">
            <text:p>516353</text:p>
          </table:table-cell>
        </table:table-row>
        <table:table-row table:style-name="ro3">
          <table:table-cell/>
          <table:table-cell office:value-type="float" office:value="145.97282409668">
            <text:p>145.9728240967</text:p>
          </table:table-cell>
          <table:table-cell office:value-type="float" office:value="516122.46875">
            <text:p>516122.46875</text:p>
          </table:table-cell>
        </table:table-row>
        <table:table-row table:style-name="ro3">
          <table:table-cell/>
          <table:table-cell office:value-type="float" office:value="145.98388671875">
            <text:p>145.9838867188</text:p>
          </table:table-cell>
          <table:table-cell office:value-type="float" office:value="515882.21875">
            <text:p>515882.21875</text:p>
          </table:table-cell>
        </table:table-row>
        <table:table-row table:style-name="ro3">
          <table:table-cell/>
          <table:table-cell office:value-type="float" office:value="146.057525634766">
            <text:p>146.0575256348</text:p>
          </table:table-cell>
          <table:table-cell office:value-type="float" office:value="515804.59375">
            <text:p>515804.59375</text:p>
          </table:table-cell>
        </table:table-row>
        <table:table-row table:style-name="ro3">
          <table:table-cell/>
          <table:table-cell office:value-type="float" office:value="146.057525634766">
            <text:p>146.0575256348</text:p>
          </table:table-cell>
          <table:table-cell office:value-type="float" office:value="515804.59375">
            <text:p>515804.59375</text:p>
          </table:table-cell>
        </table:table-row>
        <table:table-row table:style-name="ro3">
          <table:table-cell/>
          <table:table-cell office:value-type="float" office:value="146.107177734375">
            <text:p>146.1071777344</text:p>
          </table:table-cell>
          <table:table-cell office:value-type="float" office:value="515560.59375">
            <text:p>515560.59375</text:p>
          </table:table-cell>
        </table:table-row>
        <table:table-row table:style-name="ro3">
          <table:table-cell/>
          <table:table-cell office:value-type="float" office:value="146.107177734375">
            <text:p>146.1071777344</text:p>
          </table:table-cell>
          <table:table-cell office:value-type="float" office:value="515560.59375">
            <text:p>515560.59375</text:p>
          </table:table-cell>
        </table:table-row>
        <table:table-row table:style-name="ro3">
          <table:table-cell/>
          <table:table-cell office:value-type="float" office:value="146.171173095703">
            <text:p>146.1711730957</text:p>
          </table:table-cell>
          <table:table-cell office:value-type="float" office:value="514422.5625">
            <text:p>514422.5625</text:p>
          </table:table-cell>
        </table:table-row>
        <table:table-row table:style-name="ro3">
          <table:table-cell/>
          <table:table-cell office:value-type="float" office:value="146.171173095703">
            <text:p>146.1711730957</text:p>
          </table:table-cell>
          <table:table-cell office:value-type="float" office:value="514422.5625">
            <text:p>514422.5625</text:p>
          </table:table-cell>
        </table:table-row>
        <table:table-row table:style-name="ro3">
          <table:table-cell/>
          <table:table-cell office:value-type="float" office:value="146.177062988281">
            <text:p>146.1770629883</text:p>
          </table:table-cell>
          <table:table-cell office:value-type="float" office:value="514384.78125">
            <text:p>514384.78125</text:p>
          </table:table-cell>
        </table:table-row>
        <table:table-row table:style-name="ro3">
          <table:table-cell/>
          <table:table-cell office:value-type="float" office:value="146.177062988281">
            <text:p>146.1770629883</text:p>
          </table:table-cell>
          <table:table-cell office:value-type="float" office:value="514384.78125">
            <text:p>514384.78125</text:p>
          </table:table-cell>
        </table:table-row>
      </table:table>
      <table:table table:name="PAES" table:style-name="ta1">
        <table:table-column table:style-name="co1" table:number-columns-repeated="3" table:default-cell-style-name="Default"/>
        <table:table-row table:style-name="ro3">
          <table:table-cell/>
          <table:table-cell table:style-name="ce1" office:value-type="string">
            <text:p>PAES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Evaluaciones: 1.730.000</text:p>
          </table:table-cell>
          <table:table-cell table:style-name="ce1"/>
        </table:table-row>
        <table:table-row table:style-name="ro3">
          <table:table-cell/>
          <table:table-cell table:style-name="ce1" office:value-type="string">
            <text:p>Execution time: 112s</text:p>
          </table:table-cell>
          <table:table-cell table:style-name="ce1"/>
        </table:table-row>
        <table:table-row table:style-name="ro3">
          <table:table-cell/>
          <table:table-cell table:style-name="ce1" table:number-columns-repeated="2"/>
        </table:table-row>
        <table:table-row table:style-name="ro2">
          <table:table-cell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</table:table-row>
        <table:table-row table:style-name="ro3">
          <table:table-cell/>
          <table:table-cell office:value-type="float" office:value="135.845779418945">
            <text:p>135.8457794189</text:p>
          </table:table-cell>
          <table:table-cell office:value-type="float" office:value="545711.8125">
            <text:p>545711.8125</text:p>
          </table:table-cell>
        </table:table-row>
        <table:table-row table:style-name="ro3">
          <table:table-cell/>
          <table:table-cell office:value-type="float" office:value="135.845779418945">
            <text:p>135.8457794189</text:p>
          </table:table-cell>
          <table:table-cell office:value-type="float" office:value="545711.8125">
            <text:p>545711.8125</text:p>
          </table:table-cell>
        </table:table-row>
        <table:table-row table:style-name="ro3">
          <table:table-cell/>
          <table:table-cell office:value-type="float" office:value="135.845779418945">
            <text:p>135.8457794189</text:p>
          </table:table-cell>
          <table:table-cell office:value-type="float" office:value="545711.8125">
            <text:p>545711.8125</text:p>
          </table:table-cell>
        </table:table-row>
        <table:table-row table:style-name="ro3">
          <table:table-cell/>
          <table:table-cell office:value-type="float" office:value="135.845779418945">
            <text:p>135.8457794189</text:p>
          </table:table-cell>
          <table:table-cell office:value-type="float" office:value="545711.8125">
            <text:p>545711.8125</text:p>
          </table:table-cell>
        </table:table-row>
        <table:table-row table:style-name="ro3">
          <table:table-cell/>
          <table:table-cell office:value-type="float" office:value="135.873764038086">
            <text:p>135.8737640381</text:p>
          </table:table-cell>
          <table:table-cell office:value-type="float" office:value="541878.8125">
            <text:p>541878.8125</text:p>
          </table:table-cell>
        </table:table-row>
        <table:table-row table:style-name="ro3">
          <table:table-cell/>
          <table:table-cell office:value-type="float" office:value="135.880523681641">
            <text:p>135.8805236816</text:p>
          </table:table-cell>
          <table:table-cell office:value-type="float" office:value="540742.8125">
            <text:p>540742.8125</text:p>
          </table:table-cell>
        </table:table-row>
        <table:table-row table:style-name="ro3">
          <table:table-cell/>
          <table:table-cell office:value-type="float" office:value="135.880523681641">
            <text:p>135.8805236816</text:p>
          </table:table-cell>
          <table:table-cell office:value-type="float" office:value="540742.8125">
            <text:p>540742.8125</text:p>
          </table:table-cell>
        </table:table-row>
        <table:table-row table:style-name="ro3">
          <table:table-cell/>
          <table:table-cell office:value-type="float" office:value="135.880523681641">
            <text:p>135.8805236816</text:p>
          </table:table-cell>
          <table:table-cell office:value-type="float" office:value="540742.8125">
            <text:p>540742.8125</text:p>
          </table:table-cell>
        </table:table-row>
        <table:table-row table:style-name="ro3">
          <table:table-cell/>
          <table:table-cell office:value-type="float" office:value="135.880523681641">
            <text:p>135.8805236816</text:p>
          </table:table-cell>
          <table:table-cell office:value-type="float" office:value="540742.8125">
            <text:p>540742.8125</text:p>
          </table:table-cell>
        </table:table-row>
        <table:table-row table:style-name="ro3">
          <table:table-cell/>
          <table:table-cell office:value-type="float" office:value="135.880523681641">
            <text:p>135.8805236816</text:p>
          </table:table-cell>
          <table:table-cell office:value-type="float" office:value="540742.8125">
            <text:p>540742.8125</text:p>
          </table:table-cell>
        </table:table-row>
        <table:table-row table:style-name="ro3">
          <table:table-cell/>
          <table:table-cell office:value-type="float" office:value="135.949630737305">
            <text:p>135.9496307373</text:p>
          </table:table-cell>
          <table:table-cell office:value-type="float" office:value="539264.1875">
            <text:p>539264.1875</text:p>
          </table:table-cell>
        </table:table-row>
        <table:table-row table:style-name="ro3">
          <table:table-cell/>
          <table:table-cell office:value-type="float" office:value="135.949630737305">
            <text:p>135.9496307373</text:p>
          </table:table-cell>
          <table:table-cell office:value-type="float" office:value="539264.1875">
            <text:p>539264.1875</text:p>
          </table:table-cell>
        </table:table-row>
        <table:table-row table:style-name="ro3">
          <table:table-cell/>
          <table:table-cell office:value-type="float" office:value="135.949630737305">
            <text:p>135.9496307373</text:p>
          </table:table-cell>
          <table:table-cell office:value-type="float" office:value="539264.1875">
            <text:p>539264.1875</text:p>
          </table:table-cell>
        </table:table-row>
        <table:table-row table:style-name="ro3">
          <table:table-cell/>
          <table:table-cell office:value-type="float" office:value="135.949630737305">
            <text:p>135.9496307373</text:p>
          </table:table-cell>
          <table:table-cell office:value-type="float" office:value="539264.1875">
            <text:p>539264.1875</text:p>
          </table:table-cell>
        </table:table-row>
        <table:table-row table:style-name="ro3">
          <table:table-cell/>
          <table:table-cell office:value-type="float" office:value="135.949630737305">
            <text:p>135.9496307373</text:p>
          </table:table-cell>
          <table:table-cell office:value-type="float" office:value="539264.1875">
            <text:p>539264.1875</text:p>
          </table:table-cell>
        </table:table-row>
        <table:table-row table:style-name="ro3">
          <table:table-cell/>
          <table:table-cell office:value-type="float" office:value="135.999633789063">
            <text:p>135.9996337891</text:p>
          </table:table-cell>
          <table:table-cell office:value-type="float" office:value="538001.75">
            <text:p>538001.75</text:p>
          </table:table-cell>
        </table:table-row>
        <table:table-row table:style-name="ro3">
          <table:table-cell/>
          <table:table-cell office:value-type="float" office:value="135.999633789063">
            <text:p>135.9996337891</text:p>
          </table:table-cell>
          <table:table-cell office:value-type="float" office:value="538001.75">
            <text:p>538001.75</text:p>
          </table:table-cell>
        </table:table-row>
        <table:table-row table:style-name="ro3">
          <table:table-cell/>
          <table:table-cell office:value-type="float" office:value="135.999633789063">
            <text:p>135.9996337891</text:p>
          </table:table-cell>
          <table:table-cell office:value-type="float" office:value="538001.75">
            <text:p>538001.75</text:p>
          </table:table-cell>
        </table:table-row>
        <table:table-row table:style-name="ro3">
          <table:table-cell/>
          <table:table-cell office:value-type="float" office:value="135.999633789063">
            <text:p>135.9996337891</text:p>
          </table:table-cell>
          <table:table-cell office:value-type="float" office:value="538001.75">
            <text:p>538001.75</text:p>
          </table:table-cell>
        </table:table-row>
        <table:table-row table:style-name="ro3">
          <table:table-cell/>
          <table:table-cell office:value-type="float" office:value="135.999633789063">
            <text:p>135.9996337891</text:p>
          </table:table-cell>
          <table:table-cell office:value-type="float" office:value="538001.75">
            <text:p>538001.75</text:p>
          </table:table-cell>
        </table:table-row>
        <table:table-row table:style-name="ro3">
          <table:table-cell/>
          <table:table-cell office:value-type="float" office:value="136.246215820313">
            <text:p>136.2462158203</text:p>
          </table:table-cell>
          <table:table-cell office:value-type="float" office:value="537868.5">
            <text:p>537868.5</text:p>
          </table:table-cell>
        </table:table-row>
        <table:table-row table:style-name="ro3">
          <table:table-cell/>
          <table:table-cell office:value-type="float" office:value="136.246215820313">
            <text:p>136.2462158203</text:p>
          </table:table-cell>
          <table:table-cell office:value-type="float" office:value="537868.5">
            <text:p>537868.5</text:p>
          </table:table-cell>
        </table:table-row>
        <table:table-row table:style-name="ro3">
          <table:table-cell/>
          <table:table-cell office:value-type="float" office:value="136.246215820313">
            <text:p>136.2462158203</text:p>
          </table:table-cell>
          <table:table-cell office:value-type="float" office:value="537868.5">
            <text:p>537868.5</text:p>
          </table:table-cell>
        </table:table-row>
        <table:table-row table:style-name="ro3">
          <table:table-cell/>
          <table:table-cell office:value-type="float" office:value="136.246215820313">
            <text:p>136.2462158203</text:p>
          </table:table-cell>
          <table:table-cell office:value-type="float" office:value="537868.5">
            <text:p>537868.5</text:p>
          </table:table-cell>
        </table:table-row>
        <table:table-row table:style-name="ro3">
          <table:table-cell/>
          <table:table-cell office:value-type="float" office:value="136.494415283203">
            <text:p>136.4944152832</text:p>
          </table:table-cell>
          <table:table-cell office:value-type="float" office:value="537424.375">
            <text:p>537424.375</text:p>
          </table:table-cell>
        </table:table-row>
        <table:table-row table:style-name="ro3">
          <table:table-cell/>
          <table:table-cell office:value-type="float" office:value="136.494415283203">
            <text:p>136.4944152832</text:p>
          </table:table-cell>
          <table:table-cell office:value-type="float" office:value="537424.375">
            <text:p>537424.375</text:p>
          </table:table-cell>
        </table:table-row>
        <table:table-row table:style-name="ro3">
          <table:table-cell/>
          <table:table-cell office:value-type="float" office:value="136.494415283203">
            <text:p>136.4944152832</text:p>
          </table:table-cell>
          <table:table-cell office:value-type="float" office:value="537424.375">
            <text:p>537424.375</text:p>
          </table:table-cell>
        </table:table-row>
        <table:table-row table:style-name="ro3">
          <table:table-cell/>
          <table:table-cell office:value-type="float" office:value="136.494415283203">
            <text:p>136.4944152832</text:p>
          </table:table-cell>
          <table:table-cell office:value-type="float" office:value="537424.375">
            <text:p>537424.375</text:p>
          </table:table-cell>
        </table:table-row>
        <table:table-row table:style-name="ro3">
          <table:table-cell/>
          <table:table-cell office:value-type="float" office:value="136.494415283203">
            <text:p>136.4944152832</text:p>
          </table:table-cell>
          <table:table-cell office:value-type="float" office:value="537424.375">
            <text:p>537424.375</text:p>
          </table:table-cell>
        </table:table-row>
        <table:table-row table:style-name="ro3">
          <table:table-cell/>
          <table:table-cell office:value-type="float" office:value="136.52424621582">
            <text:p>136.5242462158</text:p>
          </table:table-cell>
          <table:table-cell office:value-type="float" office:value="535395.4375">
            <text:p>535395.4375</text:p>
          </table:table-cell>
        </table:table-row>
        <table:table-row table:style-name="ro3">
          <table:table-cell/>
          <table:table-cell office:value-type="float" office:value="136.52424621582">
            <text:p>136.5242462158</text:p>
          </table:table-cell>
          <table:table-cell office:value-type="float" office:value="535395.4375">
            <text:p>535395.4375</text:p>
          </table:table-cell>
        </table:table-row>
        <table:table-row table:style-name="ro3">
          <table:table-cell/>
          <table:table-cell office:value-type="float" office:value="136.52424621582">
            <text:p>136.5242462158</text:p>
          </table:table-cell>
          <table:table-cell office:value-type="float" office:value="535395.4375">
            <text:p>535395.4375</text:p>
          </table:table-cell>
        </table:table-row>
        <table:table-row table:style-name="ro3">
          <table:table-cell/>
          <table:table-cell office:value-type="float" office:value="136.52424621582">
            <text:p>136.5242462158</text:p>
          </table:table-cell>
          <table:table-cell office:value-type="float" office:value="535395.4375">
            <text:p>535395.4375</text:p>
          </table:table-cell>
        </table:table-row>
        <table:table-row table:style-name="ro3">
          <table:table-cell/>
          <table:table-cell office:value-type="float" office:value="136.52424621582">
            <text:p>136.5242462158</text:p>
          </table:table-cell>
          <table:table-cell office:value-type="float" office:value="535395.4375">
            <text:p>535395.4375</text:p>
          </table:table-cell>
        </table:table-row>
        <table:table-row table:style-name="ro3">
          <table:table-cell/>
          <table:table-cell office:value-type="float" office:value="136.58935546875">
            <text:p>136.5893554688</text:p>
          </table:table-cell>
          <table:table-cell office:value-type="float" office:value="534359.375">
            <text:p>534359.375</text:p>
          </table:table-cell>
        </table:table-row>
        <table:table-row table:style-name="ro3">
          <table:table-cell/>
          <table:table-cell office:value-type="float" office:value="136.58935546875">
            <text:p>136.5893554688</text:p>
          </table:table-cell>
          <table:table-cell office:value-type="float" office:value="534359.375">
            <text:p>534359.375</text:p>
          </table:table-cell>
        </table:table-row>
        <table:table-row table:style-name="ro3">
          <table:table-cell/>
          <table:table-cell office:value-type="float" office:value="136.58935546875">
            <text:p>136.5893554688</text:p>
          </table:table-cell>
          <table:table-cell office:value-type="float" office:value="534359.375">
            <text:p>534359.375</text:p>
          </table:table-cell>
        </table:table-row>
        <table:table-row table:style-name="ro3">
          <table:table-cell/>
          <table:table-cell office:value-type="float" office:value="136.58935546875">
            <text:p>136.5893554688</text:p>
          </table:table-cell>
          <table:table-cell office:value-type="float" office:value="534359.375">
            <text:p>534359.375</text:p>
          </table:table-cell>
        </table:table-row>
        <table:table-row table:style-name="ro3">
          <table:table-cell/>
          <table:table-cell office:value-type="float" office:value="136.615295410156">
            <text:p>136.6152954102</text:p>
          </table:table-cell>
          <table:table-cell office:value-type="float" office:value="531303.75">
            <text:p>531303.75</text:p>
          </table:table-cell>
        </table:table-row>
        <table:table-row table:style-name="ro3">
          <table:table-cell/>
          <table:table-cell office:value-type="float" office:value="136.615295410156">
            <text:p>136.6152954102</text:p>
          </table:table-cell>
          <table:table-cell office:value-type="float" office:value="531303.75">
            <text:p>531303.75</text:p>
          </table:table-cell>
        </table:table-row>
        <table:table-row table:style-name="ro3">
          <table:table-cell/>
          <table:table-cell office:value-type="float" office:value="136.615295410156">
            <text:p>136.6152954102</text:p>
          </table:table-cell>
          <table:table-cell office:value-type="float" office:value="531303.75">
            <text:p>531303.75</text:p>
          </table:table-cell>
        </table:table-row>
        <table:table-row table:style-name="ro3">
          <table:table-cell/>
          <table:table-cell office:value-type="float" office:value="136.615295410156">
            <text:p>136.6152954102</text:p>
          </table:table-cell>
          <table:table-cell office:value-type="float" office:value="531303.75">
            <text:p>531303.75</text:p>
          </table:table-cell>
        </table:table-row>
        <table:table-row table:style-name="ro3">
          <table:table-cell/>
          <table:table-cell office:value-type="float" office:value="136.644989013672">
            <text:p>136.6449890137</text:p>
          </table:table-cell>
          <table:table-cell office:value-type="float" office:value="531285.5625">
            <text:p>531285.5625</text:p>
          </table:table-cell>
        </table:table-row>
        <table:table-row table:style-name="ro3">
          <table:table-cell/>
          <table:table-cell office:value-type="float" office:value="136.664611816406">
            <text:p>136.6646118164</text:p>
          </table:table-cell>
          <table:table-cell office:value-type="float" office:value="530724.875">
            <text:p>530724.875</text:p>
          </table:table-cell>
        </table:table-row>
        <table:table-row table:style-name="ro3">
          <table:table-cell/>
          <table:table-cell office:value-type="float" office:value="136.676071166992">
            <text:p>136.676071167</text:p>
          </table:table-cell>
          <table:table-cell office:value-type="float" office:value="529730.625">
            <text:p>529730.625</text:p>
          </table:table-cell>
        </table:table-row>
        <table:table-row table:style-name="ro3">
          <table:table-cell/>
          <table:table-cell office:value-type="float" office:value="136.676071166992">
            <text:p>136.676071167</text:p>
          </table:table-cell>
          <table:table-cell office:value-type="float" office:value="529730.625">
            <text:p>529730.625</text:p>
          </table:table-cell>
        </table:table-row>
        <table:table-row table:style-name="ro3">
          <table:table-cell/>
          <table:table-cell office:value-type="float" office:value="136.676071166992">
            <text:p>136.676071167</text:p>
          </table:table-cell>
          <table:table-cell office:value-type="float" office:value="529730.625">
            <text:p>529730.625</text:p>
          </table:table-cell>
        </table:table-row>
        <table:table-row table:style-name="ro3">
          <table:table-cell/>
          <table:table-cell office:value-type="float" office:value="136.676071166992">
            <text:p>136.676071167</text:p>
          </table:table-cell>
          <table:table-cell office:value-type="float" office:value="529730.625">
            <text:p>529730.62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22869873047">
            <text:p>136.722869873</text:p>
          </table:table-cell>
          <table:table-cell office:value-type="float" office:value="528967.625">
            <text:p>528967.625</text:p>
          </table:table-cell>
        </table:table-row>
        <table:table-row table:style-name="ro3">
          <table:table-cell/>
          <table:table-cell office:value-type="float" office:value="136.722869873047">
            <text:p>136.722869873</text:p>
          </table:table-cell>
          <table:table-cell office:value-type="float" office:value="528967.625">
            <text:p>528967.625</text:p>
          </table:table-cell>
        </table:table-row>
        <table:table-row table:style-name="ro3">
          <table:table-cell/>
          <table:table-cell office:value-type="float" office:value="136.722869873047">
            <text:p>136.722869873</text:p>
          </table:table-cell>
          <table:table-cell office:value-type="float" office:value="528967.625">
            <text:p>528967.625</text:p>
          </table:table-cell>
        </table:table-row>
        <table:table-row table:style-name="ro3">
          <table:table-cell/>
          <table:table-cell office:value-type="float" office:value="136.722869873047">
            <text:p>136.722869873</text:p>
          </table:table-cell>
          <table:table-cell office:value-type="float" office:value="528967.625">
            <text:p>528967.625</text:p>
          </table:table-cell>
        </table:table-row>
        <table:table-row table:style-name="ro3">
          <table:table-cell/>
          <table:table-cell office:value-type="float" office:value="136.722869873047">
            <text:p>136.722869873</text:p>
          </table:table-cell>
          <table:table-cell office:value-type="float" office:value="528967.625">
            <text:p>528967.625</text:p>
          </table:table-cell>
        </table:table-row>
        <table:table-row table:style-name="ro3">
          <table:table-cell/>
          <table:table-cell office:value-type="float" office:value="136.758911132813">
            <text:p>136.7589111328</text:p>
          </table:table-cell>
          <table:table-cell office:value-type="float" office:value="528800.0625">
            <text:p>528800.0625</text:p>
          </table:table-cell>
        </table:table-row>
        <table:table-row table:style-name="ro3">
          <table:table-cell/>
          <table:table-cell office:value-type="float" office:value="136.758911132813">
            <text:p>136.7589111328</text:p>
          </table:table-cell>
          <table:table-cell office:value-type="float" office:value="528800.0625">
            <text:p>528800.0625</text:p>
          </table:table-cell>
        </table:table-row>
        <table:table-row table:style-name="ro3">
          <table:table-cell/>
          <table:table-cell office:value-type="float" office:value="136.758911132813">
            <text:p>136.7589111328</text:p>
          </table:table-cell>
          <table:table-cell office:value-type="float" office:value="528800.0625">
            <text:p>528800.0625</text:p>
          </table:table-cell>
        </table:table-row>
        <table:table-row table:style-name="ro3">
          <table:table-cell/>
          <table:table-cell office:value-type="float" office:value="136.758911132813">
            <text:p>136.7589111328</text:p>
          </table:table-cell>
          <table:table-cell office:value-type="float" office:value="528800.0625">
            <text:p>528800.0625</text:p>
          </table:table-cell>
        </table:table-row>
        <table:table-row table:style-name="ro3">
          <table:table-cell/>
          <table:table-cell office:value-type="float" office:value="136.758911132813">
            <text:p>136.7589111328</text:p>
          </table:table-cell>
          <table:table-cell office:value-type="float" office:value="528800.0625">
            <text:p>528800.0625</text:p>
          </table:table-cell>
        </table:table-row>
        <table:table-row table:style-name="ro3">
          <table:table-cell/>
          <table:table-cell office:value-type="float" office:value="136.801315307617">
            <text:p>136.8013153076</text:p>
          </table:table-cell>
          <table:table-cell office:value-type="float" office:value="528522.875">
            <text:p>528522.875</text:p>
          </table:table-cell>
        </table:table-row>
        <table:table-row table:style-name="ro3">
          <table:table-cell/>
          <table:table-cell office:value-type="float" office:value="136.801315307617">
            <text:p>136.8013153076</text:p>
          </table:table-cell>
          <table:table-cell office:value-type="float" office:value="528522.875">
            <text:p>528522.875</text:p>
          </table:table-cell>
        </table:table-row>
        <table:table-row table:style-name="ro3">
          <table:table-cell/>
          <table:table-cell office:value-type="float" office:value="136.801315307617">
            <text:p>136.8013153076</text:p>
          </table:table-cell>
          <table:table-cell office:value-type="float" office:value="528522.875">
            <text:p>528522.875</text:p>
          </table:table-cell>
        </table:table-row>
        <table:table-row table:style-name="ro3">
          <table:table-cell/>
          <table:table-cell office:value-type="float" office:value="136.801315307617">
            <text:p>136.8013153076</text:p>
          </table:table-cell>
          <table:table-cell office:value-type="float" office:value="528522.875">
            <text:p>528522.875</text:p>
          </table:table-cell>
        </table:table-row>
        <table:table-row table:style-name="ro3">
          <table:table-cell/>
          <table:table-cell office:value-type="float" office:value="136.801315307617">
            <text:p>136.8013153076</text:p>
          </table:table-cell>
          <table:table-cell office:value-type="float" office:value="528522.875">
            <text:p>528522.875</text:p>
          </table:table-cell>
        </table:table-row>
        <table:table-row table:style-name="ro3">
          <table:table-cell/>
          <table:table-cell office:value-type="float" office:value="136.820373535156">
            <text:p>136.8203735352</text:p>
          </table:table-cell>
          <table:table-cell office:value-type="float" office:value="528345.4375">
            <text:p>528345.4375</text:p>
          </table:table-cell>
        </table:table-row>
        <table:table-row table:style-name="ro3">
          <table:table-cell/>
          <table:table-cell office:value-type="float" office:value="136.820373535156">
            <text:p>136.8203735352</text:p>
          </table:table-cell>
          <table:table-cell office:value-type="float" office:value="528345.4375">
            <text:p>528345.4375</text:p>
          </table:table-cell>
        </table:table-row>
        <table:table-row table:style-name="ro3">
          <table:table-cell/>
          <table:table-cell office:value-type="float" office:value="136.820373535156">
            <text:p>136.8203735352</text:p>
          </table:table-cell>
          <table:table-cell office:value-type="float" office:value="528345.4375">
            <text:p>528345.4375</text:p>
          </table:table-cell>
        </table:table-row>
        <table:table-row table:style-name="ro3">
          <table:table-cell/>
          <table:table-cell office:value-type="float" office:value="136.820373535156">
            <text:p>136.8203735352</text:p>
          </table:table-cell>
          <table:table-cell office:value-type="float" office:value="528345.4375">
            <text:p>528345.4375</text:p>
          </table:table-cell>
        </table:table-row>
        <table:table-row table:style-name="ro3">
          <table:table-cell/>
          <table:table-cell office:value-type="float" office:value="136.820373535156">
            <text:p>136.8203735352</text:p>
          </table:table-cell>
          <table:table-cell office:value-type="float" office:value="528345.4375">
            <text:p>528345.4375</text:p>
          </table:table-cell>
        </table:table-row>
        <table:table-row table:style-name="ro3">
          <table:table-cell/>
          <table:table-cell office:value-type="float" office:value="137.20735168457">
            <text:p>137.2073516846</text:p>
          </table:table-cell>
          <table:table-cell office:value-type="float" office:value="527966">
            <text:p>527966</text:p>
          </table:table-cell>
        </table:table-row>
        <table:table-row table:style-name="ro3">
          <table:table-cell/>
          <table:table-cell office:value-type="float" office:value="137.20735168457">
            <text:p>137.2073516846</text:p>
          </table:table-cell>
          <table:table-cell office:value-type="float" office:value="527966">
            <text:p>527966</text:p>
          </table:table-cell>
        </table:table-row>
        <table:table-row table:style-name="ro3">
          <table:table-cell/>
          <table:table-cell office:value-type="float" office:value="137.20735168457">
            <text:p>137.2073516846</text:p>
          </table:table-cell>
          <table:table-cell office:value-type="float" office:value="527966">
            <text:p>527966</text:p>
          </table:table-cell>
        </table:table-row>
        <table:table-row table:style-name="ro3">
          <table:table-cell/>
          <table:table-cell office:value-type="float" office:value="137.20735168457">
            <text:p>137.2073516846</text:p>
          </table:table-cell>
          <table:table-cell office:value-type="float" office:value="527966">
            <text:p>527966</text:p>
          </table:table-cell>
        </table:table-row>
        <table:table-row table:style-name="ro3">
          <table:table-cell/>
          <table:table-cell office:value-type="float" office:value="137.20735168457">
            <text:p>137.2073516846</text:p>
          </table:table-cell>
          <table:table-cell office:value-type="float" office:value="527966">
            <text:p>527966</text:p>
          </table:table-cell>
        </table:table-row>
        <table:table-row table:style-name="ro3">
          <table:table-cell/>
          <table:table-cell office:value-type="float" office:value="137.246490478516">
            <text:p>137.2464904785</text:p>
          </table:table-cell>
          <table:table-cell office:value-type="float" office:value="527483.375">
            <text:p>527483.375</text:p>
          </table:table-cell>
        </table:table-row>
        <table:table-row table:style-name="ro3">
          <table:table-cell/>
          <table:table-cell office:value-type="float" office:value="137.246490478516">
            <text:p>137.2464904785</text:p>
          </table:table-cell>
          <table:table-cell office:value-type="float" office:value="527483.375">
            <text:p>527483.375</text:p>
          </table:table-cell>
        </table:table-row>
        <table:table-row table:style-name="ro3">
          <table:table-cell/>
          <table:table-cell office:value-type="float" office:value="137.246490478516">
            <text:p>137.2464904785</text:p>
          </table:table-cell>
          <table:table-cell office:value-type="float" office:value="527483.375">
            <text:p>527483.375</text:p>
          </table:table-cell>
        </table:table-row>
        <table:table-row table:style-name="ro3">
          <table:table-cell/>
          <table:table-cell office:value-type="float" office:value="137.246490478516">
            <text:p>137.2464904785</text:p>
          </table:table-cell>
          <table:table-cell office:value-type="float" office:value="527483.375">
            <text:p>527483.375</text:p>
          </table:table-cell>
        </table:table-row>
        <table:table-row table:style-name="ro3">
          <table:table-cell/>
          <table:table-cell office:value-type="float" office:value="137.308944702148">
            <text:p>137.3089447021</text:p>
          </table:table-cell>
          <table:table-cell office:value-type="float" office:value="527315.4375">
            <text:p>527315.4375</text:p>
          </table:table-cell>
        </table:table-row>
        <table:table-row table:style-name="ro3">
          <table:table-cell/>
          <table:table-cell office:value-type="float" office:value="137.308944702148">
            <text:p>137.3089447021</text:p>
          </table:table-cell>
          <table:table-cell office:value-type="float" office:value="527315.4375">
            <text:p>527315.4375</text:p>
          </table:table-cell>
        </table:table-row>
        <table:table-row table:style-name="ro3">
          <table:table-cell/>
          <table:table-cell office:value-type="float" office:value="137.308944702148">
            <text:p>137.3089447021</text:p>
          </table:table-cell>
          <table:table-cell office:value-type="float" office:value="527315.4375">
            <text:p>527315.4375</text:p>
          </table:table-cell>
        </table:table-row>
        <table:table-row table:style-name="ro3">
          <table:table-cell/>
          <table:table-cell office:value-type="float" office:value="137.308944702148">
            <text:p>137.3089447021</text:p>
          </table:table-cell>
          <table:table-cell office:value-type="float" office:value="527315.4375">
            <text:p>527315.4375</text:p>
          </table:table-cell>
        </table:table-row>
        <table:table-row table:style-name="ro3">
          <table:table-cell/>
          <table:table-cell office:value-type="float" office:value="137.308944702148">
            <text:p>137.3089447021</text:p>
          </table:table-cell>
          <table:table-cell office:value-type="float" office:value="527315.4375">
            <text:p>527315.4375</text:p>
          </table:table-cell>
        </table:table-row>
        <table:table-row table:style-name="ro3">
          <table:table-cell/>
          <table:table-cell office:value-type="float" office:value="137.345932006836">
            <text:p>137.3459320068</text:p>
          </table:table-cell>
          <table:table-cell office:value-type="float" office:value="526641.6875">
            <text:p>526641.6875</text:p>
          </table:table-cell>
        </table:table-row>
        <table:table-row table:style-name="ro3">
          <table:table-cell/>
          <table:table-cell office:value-type="float" office:value="137.345932006836">
            <text:p>137.3459320068</text:p>
          </table:table-cell>
          <table:table-cell office:value-type="float" office:value="526641.6875">
            <text:p>526641.6875</text:p>
          </table:table-cell>
        </table:table-row>
        <table:table-row table:style-name="ro3">
          <table:table-cell/>
          <table:table-cell office:value-type="float" office:value="137.345932006836">
            <text:p>137.3459320068</text:p>
          </table:table-cell>
          <table:table-cell office:value-type="float" office:value="526641.6875">
            <text:p>526641.6875</text:p>
          </table:table-cell>
        </table:table-row>
        <table:table-row table:style-name="ro3">
          <table:table-cell/>
          <table:table-cell office:value-type="float" office:value="137.345932006836">
            <text:p>137.3459320068</text:p>
          </table:table-cell>
          <table:table-cell office:value-type="float" office:value="526641.6875">
            <text:p>526641.6875</text:p>
          </table:table-cell>
        </table:table-row>
      </table:table>
      <table:table table:name="Gráfica resultados_1" table:style-name="ta1">
        <table:shapes>
          <draw:frame draw:z-index="0" draw:style-name="gr1" svg:width="11.6311in" svg:height="6.902in" svg:x="1.8213in" svg:y="0.2197in">
            <draw:object draw:notify-on-update-of-ranges="ListSched.B3:ListSched.B3 ListSched.D3:ListSched.D3 ListSched.C3:ListSched.C3 ListSched.B4:ListSched.B4 ListSched.D4:ListSched.D4 ListSched.C4:ListSched.C4 MOCHCD.B1:MOCHCD.B1 MOCHCD.C6:MOCHCD.C35 MOCHCD.B6:MOCHCD.B35 'ME-MLS'.B1:'ME-MLS'.B1 'ME-MLS'.C6:'ME-MLS'.C13 'ME-MLS'.B6:'ME-MLS'.B13 MOCell.B1:MOCell.B1 MOCell.C6:MOCell.C73 MOCell.B6:MOCell.B73 MOCHC.B1:MOCHC.B1 MOCHC.C6:MOCHC.C10 MOCHC.B6:MOCHC.B10 'NSGA-II'.B1:'NSGA-II'.B1 'NSGA-II'.C6:'NSGA-II'.C105 'NSGA-II'.B6:'NSGA-II'.B105 PAES.B1:PAES.B1 PAES.C6:PAES.C105 PAES.B6:PAES.B10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áfica resultados_2" table:style-name="ta1">
        <table:shapes>
          <draw:frame draw:z-index="0" draw:style-name="gr1" svg:width="11.6311in" svg:height="6.902in" svg:x="1.8213in" svg:y="0.2197in">
            <draw:object draw:notify-on-update-of-ranges="ListSched.C3:ListSched.C3 ListSched.B3:ListSched.B3 ListSched.D3:ListSched.D3 MOCHCD.B6:MOCHCD.B35 MOCHCD.B1:MOCHCD.B1 MOCHCD.C6:MOCHCD.C35 'ME-MLS'.B6:'ME-MLS'.B13 'ME-MLS'.B1:'ME-MLS'.B1 'ME-MLS'.C6:'ME-MLS'.C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áfica MOCHCD" table:style-name="ta1">
        <table:shapes>
          <draw:frame draw:z-index="0" draw:style-name="gr1" svg:width="10.6882in" svg:height="6.578in" svg:x="1.8213in" svg:y="0.3972in">
            <draw:object draw:notify-on-update-of-ranges="MOCHCD.B1:MOCHCD.B1 MOCHCD.C6:MOCHCD.C35 MOCHCD.B6:MOCHCD.B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OCHCD.B5:MOCHCD.C35">
          <table:sort>
            <table:sort-by table:field-number="0" table:data-type="automatic"/>
          </table:sort>
        </table:database-range>
        <table:database-range table:name="__Anonymous_Sheet_DB__2" table:target-range-address="'ME-MLS'.B5:'ME-MLS'.C13">
          <table:sort>
            <table:sort-by table:field-number="0" table:data-type="automatic"/>
          </table:sort>
        </table:database-range>
        <table:database-range table:name="__Anonymous_Sheet_DB__3" table:target-range-address="MOCell.B5:MOCell.C73">
          <table:sort>
            <table:sort-by table:field-number="0" table:data-type="automatic"/>
          </table:sort>
        </table:database-range>
        <table:database-range table:name="__Anonymous_Sheet_DB__5" table:target-range-address="'NSGA-II'.B5:'NSGA-II'.C105">
          <table:sort>
            <table:sort-by table:field-number="0" table:data-type="automatic"/>
          </table:sort>
        </table:database-range>
        <table:database-range table:name="__Anonymous_Sheet_DB__6" table:target-range-address="PAES.B5:PAES.C1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Iturriaga</meta:initial-creator>
    <meta:creation-date>2012-10-23T21:51:14</meta:creation-date>
    <dc:date>2012-10-23T23:18:27</dc:date>
    <dc:creator>Santiago Iturriaga</dc:creator>
    <meta:editing-duration>PT1H12M3S</meta:editing-duration>
    <meta:editing-cycles>3</meta:editing-cycles>
    <meta:generator>LibreOffice/3.5$Linux_X86_64 LibreOffice_project/350m1$Build-2</meta:generator>
    <meta:document-statistic meta:table-count="10" meta:cell-count="6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07" chart:maximum="15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0000" chart:maximum="6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>
        <chart:symbol-image/>
      </style:chart-properties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9.544cm" svg:height="17.532cm" xlink:href=".." xlink:type="simple" chart:class="chart:scatter" chart:style-name="ch1">
        <chart:legend chart:legend-position="end" svg:x="27.175cm" svg:y="6.724cm" style:legend-expansion="high" chart:style-name="ch2"/>
        <chart:plot-area chart:style-name="ch3" table:cell-range-address="ListSched.B3:ListSched.D3 ListSched.B4:ListSched.B4 ListSched.D4:ListSched.D4 MOCHCD.B1:MOCHCD.B1 MOCHCD.C6:MOCHCD.C35 'ME-MLS'.B1:'ME-MLS'.B1 'ME-MLS'.C6:'ME-MLS'.C13 MOCell.B1:MOCell.B1 MOCell.C6:MOCell.C73 MOCHC.B1:MOCHC.B1 MOCHC.C6:MOCHC.C10 'NSGA-II'.B1:'NSGA-II'.B1 'NSGA-II'.C6:'NSGA-II'.C105 PAES.B1:PAES.B1 PAES.C6:PAES.C105" chart:data-source-has-labels="column" svg:x="1.601cm" svg:y="1.535cm" svg:width="24.394cm" svg:height="14.666cm">
          <chartooo:coordinate-region svg:x="2.963cm" svg:y="1.535cm" svg:width="23.032cm" svg:height="14.019cm"/>
          <chart:axis chart:dimension="x" chart:name="primary-x" chart:style-name="ch4">
            <chart:title svg:x="12.987cm" svg:y="16.551cm" chart:style-name="ch5">
              <text:p>Makespan</text:p>
            </chart:title>
          </chart:axis>
          <chart:axis chart:dimension="y" chart:name="primary-y" chart:style-name="ch6">
            <chart:title svg:x="0.451cm" svg:y="9.441cm" chart:style-name="ch7">
              <text:p>Energy</text:p>
            </chart:title>
            <chart:grid chart:style-name="ch8" chart:class="major"/>
          </chart:axis>
          <chart:series chart:style-name="ch9" chart:values-cell-range-address="ListSched.D3:ListSched.D3" chart:label-cell-address="ListSched.B3:ListSched.B3" chart:class="chart:scatter">
            <chart:domain table:cell-range-address="ListSched.C3:ListSched.C3"/>
            <chart:data-point/>
          </chart:series>
          <chart:series chart:style-name="ch10" chart:values-cell-range-address="ListSched.D4:ListSched.D4" chart:label-cell-address="ListSched.B4:ListSched.B4" chart:class="chart:scatter">
            <chart:domain table:cell-range-address="ListSched.C4:ListSched.C4"/>
            <chart:data-point/>
          </chart:series>
          <chart:series chart:style-name="ch11" chart:values-cell-range-address="MOCHCD.C6:MOCHCD.C35" chart:label-cell-address="MOCHCD.B1:MOCHCD.B1" chart:class="chart:scatter">
            <chart:domain table:cell-range-address="MOCHCD.B6:MOCHCD.B35"/>
            <chart:data-point chart:repeated="30"/>
          </chart:series>
          <chart:series chart:style-name="ch12" chart:values-cell-range-address="'ME-MLS'.C6:'ME-MLS'.C13" chart:label-cell-address="'ME-MLS'.B1:'ME-MLS'.B1" chart:class="chart:scatter">
            <chart:domain table:cell-range-address="'ME-MLS'.B6:'ME-MLS'.B13"/>
            <chart:data-point chart:repeated="8"/>
          </chart:series>
          <chart:series chart:style-name="ch13" chart:values-cell-range-address="MOCell.C6:MOCell.C73" chart:label-cell-address="MOCell.B1:MOCell.B1" chart:class="chart:scatter">
            <chart:domain table:cell-range-address="MOCell.B6:MOCell.B73"/>
            <chart:data-point chart:repeated="68"/>
          </chart:series>
          <chart:series chart:style-name="ch14" chart:values-cell-range-address="MOCHC.C6:MOCHC.C10" chart:label-cell-address="MOCHC.B1:MOCHC.B1" chart:class="chart:scatter">
            <chart:domain table:cell-range-address="MOCHC.B6:MOCHC.B10"/>
            <chart:data-point chart:repeated="5"/>
          </chart:series>
          <chart:series chart:style-name="ch15" chart:values-cell-range-address="'NSGA-II'.C6:'NSGA-II'.C105" chart:label-cell-address="'NSGA-II'.B1:'NSGA-II'.B1" chart:class="chart:scatter">
            <chart:domain table:cell-range-address="'NSGA-II'.B6:'NSGA-II'.B105"/>
            <chart:data-point chart:repeated="100"/>
          </chart:series>
          <chart:series chart:style-name="ch16" chart:values-cell-range-address="PAES.C6:PAES.C105" chart:label-cell-address="PAES.B1:PAES.B1" chart:class="chart:scatter">
            <chart:domain table:cell-range-address="PAES.B6:PAES.B105"/>
            <chart:data-point chart:repeated="1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6.774377">
                <text:p>116.774377</text:p>
                <draw:g>
                  <svg:desc>ListSched.C3:ListSched.C3</svg:desc>
                </draw:g>
              </table:table-cell>
            </table:table-row>
            <table:table-row>
              <table:table-cell office:value-type="string">
                <text:p>Min-Min</text:p>
                <draw:g>
                  <svg:desc>ListSched.B3:ListSched.B3</svg:desc>
                </draw:g>
              </table:table-cell>
              <table:table-cell office:value-type="float" office:value="442520.723466">
                <text:p>442520.723466</text:p>
                <draw:g>
                  <svg:desc>ListSched.D3:ListSched.D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1.401474">
                <text:p>151.401474</text:p>
                <draw:g>
                  <svg:desc>ListSched.C4:ListSched.C4</svg:desc>
                </draw:g>
              </table:table-cell>
            </table:table-row>
            <table:table-row>
              <table:table-cell office:value-type="string">
                <text:p>MCT</text:p>
                <draw:g>
                  <svg:desc>ListSched.B4:ListSched.B4</svg:desc>
                </draw:g>
              </table:table-cell>
              <table:table-cell office:value-type="float" office:value="599389.625">
                <text:p>599389.625</text:p>
                <draw:g>
                  <svg:desc>ListSched.D4:ListSched.D4</svg:desc>
                </draw:g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11.466847">
                <text:p>111.466847</text:p>
                <draw:g>
                  <svg:desc>MOCHCD.B6:MOCHCD.B35</svg:desc>
                </draw:g>
              </table:table-cell>
              <table:table-cell office:value-type="float" office:value="111.470403">
                <text:p>111.470403</text:p>
              </table:table-cell>
              <table:table-cell office:value-type="float" office:value="111.470776">
                <text:p>111.470776</text:p>
              </table:table-cell>
              <table:table-cell office:value-type="float" office:value="111.474171">
                <text:p>111.474171</text:p>
              </table:table-cell>
              <table:table-cell office:value-type="float" office:value="111.707453">
                <text:p>111.707453</text:p>
              </table:table-cell>
              <table:table-cell office:value-type="float" office:value="112.113589">
                <text:p>112.113589</text:p>
              </table:table-cell>
              <table:table-cell office:value-type="float" office:value="112.12194">
                <text:p>112.12194</text:p>
              </table:table-cell>
              <table:table-cell office:value-type="float" office:value="112.143673">
                <text:p>112.143673</text:p>
              </table:table-cell>
              <table:table-cell office:value-type="float" office:value="112.293313">
                <text:p>112.293313</text:p>
              </table:table-cell>
              <table:table-cell office:value-type="float" office:value="112.305338">
                <text:p>112.305338</text:p>
              </table:table-cell>
              <table:table-cell office:value-type="float" office:value="112.354576">
                <text:p>112.354576</text:p>
              </table:table-cell>
              <table:table-cell office:value-type="float" office:value="112.804143">
                <text:p>112.804143</text:p>
              </table:table-cell>
              <table:table-cell office:value-type="float" office:value="113.164519">
                <text:p>113.164519</text:p>
              </table:table-cell>
              <table:table-cell office:value-type="float" office:value="114.004426">
                <text:p>114.004426</text:p>
              </table:table-cell>
              <table:table-cell office:value-type="float" office:value="114.408455">
                <text:p>114.408455</text:p>
              </table:table-cell>
              <table:table-cell office:value-type="float" office:value="114.425284">
                <text:p>114.425284</text:p>
              </table:table-cell>
              <table:table-cell office:value-type="float" office:value="115.079082">
                <text:p>115.079082</text:p>
              </table:table-cell>
              <table:table-cell office:value-type="float" office:value="115.080457">
                <text:p>115.080457</text:p>
              </table:table-cell>
              <table:table-cell office:value-type="float" office:value="115.217051">
                <text:p>115.217051</text:p>
              </table:table-cell>
              <table:table-cell office:value-type="float" office:value="115.296849">
                <text:p>115.296849</text:p>
              </table:table-cell>
              <table:table-cell office:value-type="float" office:value="117.119486">
                <text:p>117.119486</text:p>
              </table:table-cell>
              <table:table-cell office:value-type="float" office:value="118.03203">
                <text:p>118.03203</text:p>
              </table:table-cell>
              <table:table-cell office:value-type="float" office:value="118.092494">
                <text:p>118.092494</text:p>
              </table:table-cell>
              <table:table-cell office:value-type="float" office:value="119.391094">
                <text:p>119.391094</text:p>
              </table:table-cell>
              <table:table-cell office:value-type="float" office:value="119.395279">
                <text:p>119.395279</text:p>
              </table:table-cell>
              <table:table-cell office:value-type="float" office:value="119.395918">
                <text:p>119.395918</text:p>
              </table:table-cell>
              <table:table-cell office:value-type="float" office:value="119.553039">
                <text:p>119.553039</text:p>
              </table:table-cell>
              <table:table-cell office:value-type="float" office:value="119.562086">
                <text:p>119.562086</text:p>
              </table:table-cell>
              <table:table-cell office:value-type="float" office:value="119.615629">
                <text:p>119.615629</text:p>
              </table:table-cell>
              <table:table-cell office:value-type="float" office:value="122.658179">
                <text:p>122.658179</text:p>
              </table:table-cell>
            </table:table-row>
            <table:table-row>
              <table:table-cell office:value-type="string">
                <text:p>MOCHC/D</text:p>
                <draw:g>
                  <svg:desc>MOCHCD.B1:MOCHCD.B1</svg:desc>
                </draw:g>
              </table:table-cell>
              <table:table-cell office:value-type="float" office:value="436046.776134">
                <text:p>436046.776134</text:p>
                <draw:g>
                  <svg:desc>MOCHCD.C6:MOCHCD.C35</svg:desc>
                </draw:g>
              </table:table-cell>
              <table:table-cell office:value-type="float" office:value="435980.336281">
                <text:p>435980.336281</text:p>
              </table:table-cell>
              <table:table-cell office:value-type="float" office:value="435979.768991">
                <text:p>435979.768991</text:p>
              </table:table-cell>
              <table:table-cell office:value-type="float" office:value="435944.585429">
                <text:p>435944.585429</text:p>
              </table:table-cell>
              <table:table-cell office:value-type="float" office:value="434259.165656">
                <text:p>434259.165656</text:p>
              </table:table-cell>
              <table:table-cell office:value-type="float" office:value="434013.466424">
                <text:p>434013.466424</text:p>
              </table:table-cell>
              <table:table-cell office:value-type="float" office:value="433855.470825">
                <text:p>433855.470825</text:p>
              </table:table-cell>
              <table:table-cell office:value-type="float" office:value="433833.532843">
                <text:p>433833.532843</text:p>
              </table:table-cell>
              <table:table-cell office:value-type="float" office:value="433789.293452">
                <text:p>433789.293452</text:p>
              </table:table-cell>
              <table:table-cell office:value-type="float" office:value="433462.014499">
                <text:p>433462.014499</text:p>
              </table:table-cell>
              <table:table-cell office:value-type="float" office:value="432857.656391">
                <text:p>432857.656391</text:p>
              </table:table-cell>
              <table:table-cell office:value-type="float" office:value="431613.972576">
                <text:p>431613.972576</text:p>
              </table:table-cell>
              <table:table-cell office:value-type="float" office:value="428299.695711">
                <text:p>428299.695711</text:p>
              </table:table-cell>
              <table:table-cell office:value-type="float" office:value="427039.136687">
                <text:p>427039.136687</text:p>
              </table:table-cell>
              <table:table-cell office:value-type="float" office:value="424859.410707">
                <text:p>424859.410707</text:p>
              </table:table-cell>
              <table:table-cell office:value-type="float" office:value="424614.565631">
                <text:p>424614.565631</text:p>
              </table:table-cell>
              <table:table-cell office:value-type="float" office:value="421743.904849">
                <text:p>421743.904849</text:p>
              </table:table-cell>
              <table:table-cell office:value-type="float" office:value="421405.321107">
                <text:p>421405.321107</text:p>
              </table:table-cell>
              <table:table-cell office:value-type="float" office:value="417404.219408">
                <text:p>417404.219408</text:p>
              </table:table-cell>
              <table:table-cell office:value-type="float" office:value="416343.336359">
                <text:p>416343.336359</text:p>
              </table:table-cell>
              <table:table-cell office:value-type="float" office:value="414678.258381">
                <text:p>414678.258381</text:p>
              </table:table-cell>
              <table:table-cell office:value-type="float" office:value="413379.324867">
                <text:p>413379.324867</text:p>
              </table:table-cell>
              <table:table-cell office:value-type="float" office:value="413172.43061">
                <text:p>413172.43061</text:p>
              </table:table-cell>
              <table:table-cell office:value-type="float" office:value="411187.039201">
                <text:p>411187.039201</text:p>
              </table:table-cell>
              <table:table-cell office:value-type="float" office:value="411115.064453">
                <text:p>411115.064453</text:p>
              </table:table-cell>
              <table:table-cell office:value-type="float" office:value="411090.375865">
                <text:p>411090.375865</text:p>
              </table:table-cell>
              <table:table-cell office:value-type="float" office:value="410825.861211">
                <text:p>410825.861211</text:p>
              </table:table-cell>
              <table:table-cell office:value-type="float" office:value="410586.887442">
                <text:p>410586.887442</text:p>
              </table:table-cell>
              <table:table-cell office:value-type="float" office:value="410469.990483">
                <text:p>410469.990483</text:p>
              </table:table-cell>
              <table:table-cell office:value-type="float" office:value="409030.865722">
                <text:p>409030.865722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08.500725">
                <text:p>108.500725</text:p>
                <draw:g>
                  <svg:desc>'ME-MLS'.B6:'ME-MLS'.B13</svg:desc>
                </draw:g>
              </table:table-cell>
              <table:table-cell office:value-type="float" office:value="108.727425">
                <text:p>108.727425</text:p>
              </table:table-cell>
              <table:table-cell office:value-type="float" office:value="109.009079">
                <text:p>109.009079</text:p>
              </table:table-cell>
              <table:table-cell office:value-type="float" office:value="109.496666">
                <text:p>109.496666</text:p>
              </table:table-cell>
              <table:table-cell office:value-type="float" office:value="110.277939">
                <text:p>110.277939</text:p>
              </table:table-cell>
              <table:table-cell office:value-type="float" office:value="112.215736">
                <text:p>112.215736</text:p>
              </table:table-cell>
              <table:table-cell office:value-type="float" office:value="113.042183">
                <text:p>113.042183</text:p>
              </table:table-cell>
              <table:table-cell office:value-type="float" office:value="117.675392">
                <text:p>117.675392</text:p>
              </table:table-cell>
            </table:table-row>
            <table:table-row>
              <table:table-cell office:value-type="string">
                <text:p>ME-MLS</text:p>
                <draw:g>
                  <svg:desc>'ME-MLS'.B1:'ME-MLS'.B1</svg:desc>
                </draw:g>
              </table:table-cell>
              <table:table-cell office:value-type="float" office:value="425615.75">
                <text:p>425615.75</text:p>
                <draw:g>
                  <svg:desc>'ME-MLS'.C6:'ME-MLS'.C13</svg:desc>
                </draw:g>
              </table:table-cell>
              <table:table-cell office:value-type="float" office:value="425444.03125">
                <text:p>425444.03125</text:p>
              </table:table-cell>
              <table:table-cell office:value-type="float" office:value="424468.59375">
                <text:p>424468.59375</text:p>
              </table:table-cell>
              <table:table-cell office:value-type="float" office:value="423917.8125">
                <text:p>423917.8125</text:p>
              </table:table-cell>
              <table:table-cell office:value-type="float" office:value="419945.125">
                <text:p>419945.125</text:p>
              </table:table-cell>
              <table:table-cell office:value-type="float" office:value="417825.375">
                <text:p>417825.375</text:p>
              </table:table-cell>
              <table:table-cell office:value-type="float" office:value="415728.53125">
                <text:p>415728.53125</text:p>
              </table:table-cell>
              <table:table-cell office:value-type="float" office:value="411753.25">
                <text:p>411753.25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41.773132324219">
                <text:p>141.773132324219</text:p>
                <draw:g>
                  <svg:desc>MOCell.B6:MOCell.B73</svg:desc>
                </draw:g>
              </table:table-cell>
              <table:table-cell office:value-type="float" office:value="141.807464599609">
                <text:p>141.807464599609</text:p>
              </table:table-cell>
              <table:table-cell office:value-type="float" office:value="142.177841186523">
                <text:p>142.177841186523</text:p>
              </table:table-cell>
              <table:table-cell office:value-type="float" office:value="142.195373535156">
                <text:p>142.195373535156</text:p>
              </table:table-cell>
              <table:table-cell office:value-type="float" office:value="142.204788208008">
                <text:p>142.204788208008</text:p>
              </table:table-cell>
              <table:table-cell office:value-type="float" office:value="142.286437988281">
                <text:p>142.286437988281</text:p>
              </table:table-cell>
              <table:table-cell office:value-type="float" office:value="142.313385009766">
                <text:p>142.313385009766</text:p>
              </table:table-cell>
              <table:table-cell office:value-type="float" office:value="142.360229492188">
                <text:p>142.360229492188</text:p>
              </table:table-cell>
              <table:table-cell office:value-type="float" office:value="142.36328125">
                <text:p>142.36328125</text:p>
              </table:table-cell>
              <table:table-cell office:value-type="float" office:value="142.444931030273">
                <text:p>142.444931030273</text:p>
              </table:table-cell>
              <table:table-cell office:value-type="float" office:value="142.458160400391">
                <text:p>142.458160400391</text:p>
              </table:table-cell>
              <table:table-cell office:value-type="float" office:value="142.560852050781">
                <text:p>142.560852050781</text:p>
              </table:table-cell>
              <table:table-cell office:value-type="float" office:value="142.567810058594">
                <text:p>142.567810058594</text:p>
              </table:table-cell>
              <table:table-cell office:value-type="float" office:value="142.674591064453">
                <text:p>142.674591064453</text:p>
              </table:table-cell>
              <table:table-cell office:value-type="float" office:value="142.727081298828">
                <text:p>142.727081298828</text:p>
              </table:table-cell>
              <table:table-cell office:value-type="float" office:value="142.748718261719">
                <text:p>142.748718261719</text:p>
              </table:table-cell>
              <table:table-cell office:value-type="float" office:value="142.797302246094">
                <text:p>142.797302246094</text:p>
              </table:table-cell>
              <table:table-cell office:value-type="float" office:value="142.905914306641">
                <text:p>142.905914306641</text:p>
              </table:table-cell>
              <table:table-cell office:value-type="float" office:value="142.963958740234">
                <text:p>142.963958740234</text:p>
              </table:table-cell>
              <table:table-cell office:value-type="float" office:value="143.033905029297">
                <text:p>143.033905029297</text:p>
              </table:table-cell>
              <table:table-cell office:value-type="float" office:value="143.136627197266">
                <text:p>143.136627197266</text:p>
              </table:table-cell>
              <table:table-cell office:value-type="float" office:value="143.139663696289">
                <text:p>143.139663696289</text:p>
              </table:table-cell>
              <table:table-cell office:value-type="float" office:value="143.171401977539">
                <text:p>143.171401977539</text:p>
              </table:table-cell>
              <table:table-cell office:value-type="float" office:value="143.198348999023">
                <text:p>143.198348999023</text:p>
              </table:table-cell>
              <table:table-cell office:value-type="float" office:value="143.291061401367">
                <text:p>143.291061401367</text:p>
              </table:table-cell>
              <table:table-cell office:value-type="float" office:value="143.683868408203">
                <text:p>143.683868408203</text:p>
              </table:table-cell>
              <table:table-cell office:value-type="float" office:value="143.729583740234">
                <text:p>143.729583740234</text:p>
              </table:table-cell>
              <table:table-cell office:value-type="float" office:value="144.039794921875">
                <text:p>144.039794921875</text:p>
              </table:table-cell>
              <table:table-cell office:value-type="float" office:value="144.039825439453">
                <text:p>144.039825439453</text:p>
              </table:table-cell>
              <table:table-cell office:value-type="float" office:value="144.042449951172">
                <text:p>144.042449951172</text:p>
              </table:table-cell>
              <table:table-cell office:value-type="float" office:value="144.067718505859">
                <text:p>144.067718505859</text:p>
              </table:table-cell>
              <table:table-cell office:value-type="float" office:value="144.093276977539">
                <text:p>144.093276977539</text:p>
              </table:table-cell>
              <table:table-cell office:value-type="float" office:value="144.093536376953">
                <text:p>144.093536376953</text:p>
              </table:table-cell>
              <table:table-cell office:value-type="float" office:value="144.100296020508">
                <text:p>144.100296020508</text:p>
              </table:table-cell>
              <table:table-cell office:value-type="float" office:value="144.100616455078">
                <text:p>144.100616455078</text:p>
              </table:table-cell>
              <table:table-cell office:value-type="float" office:value="144.111175537109">
                <text:p>144.111175537109</text:p>
              </table:table-cell>
              <table:table-cell office:value-type="float" office:value="144.319427490234">
                <text:p>144.319427490234</text:p>
              </table:table-cell>
              <table:table-cell office:value-type="float" office:value="144.351058959961">
                <text:p>144.351058959961</text:p>
              </table:table-cell>
              <table:table-cell office:value-type="float" office:value="144.355255126953">
                <text:p>144.355255126953</text:p>
              </table:table-cell>
              <table:table-cell office:value-type="float" office:value="144.369506835938">
                <text:p>144.369506835938</text:p>
              </table:table-cell>
              <table:table-cell office:value-type="float" office:value="144.374572753906">
                <text:p>144.374572753906</text:p>
              </table:table-cell>
              <table:table-cell office:value-type="float" office:value="144.480895996094">
                <text:p>144.480895996094</text:p>
              </table:table-cell>
              <table:table-cell office:value-type="float" office:value="144.496368408203">
                <text:p>144.496368408203</text:p>
              </table:table-cell>
              <table:table-cell office:value-type="float" office:value="144.533645629883">
                <text:p>144.533645629883</text:p>
              </table:table-cell>
              <table:table-cell office:value-type="float" office:value="144.547454833984">
                <text:p>144.547454833984</text:p>
              </table:table-cell>
              <table:table-cell office:value-type="float" office:value="144.586364746094">
                <text:p>144.586364746094</text:p>
              </table:table-cell>
              <table:table-cell office:value-type="float" office:value="144.835784912109">
                <text:p>144.835784912109</text:p>
              </table:table-cell>
              <table:table-cell office:value-type="float" office:value="144.841339111328">
                <text:p>144.841339111328</text:p>
              </table:table-cell>
              <table:table-cell office:value-type="float" office:value="144.855346679687">
                <text:p>144.855346679687</text:p>
              </table:table-cell>
              <table:table-cell office:value-type="float" office:value="144.857543945313">
                <text:p>144.857543945313</text:p>
              </table:table-cell>
              <table:table-cell office:value-type="float" office:value="144.85920715332">
                <text:p>144.85920715332</text:p>
              </table:table-cell>
              <table:table-cell office:value-type="float" office:value="144.886154174805">
                <text:p>144.886154174805</text:p>
              </table:table-cell>
              <table:table-cell office:value-type="float" office:value="144.955184936523">
                <text:p>144.955184936523</text:p>
              </table:table-cell>
              <table:table-cell office:value-type="float" office:value="145.129547119141">
                <text:p>145.129547119141</text:p>
              </table:table-cell>
              <table:table-cell office:value-type="float" office:value="145.138854980469">
                <text:p>145.138854980469</text:p>
              </table:table-cell>
              <table:table-cell office:value-type="float" office:value="145.165161132813">
                <text:p>145.165161132813</text:p>
              </table:table-cell>
              <table:table-cell office:value-type="float" office:value="146.601257324219">
                <text:p>146.601257324219</text:p>
              </table:table-cell>
              <table:table-cell office:value-type="float" office:value="146.639526367188">
                <text:p>146.639526367188</text:p>
              </table:table-cell>
              <table:table-cell office:value-type="float" office:value="146.744750976563">
                <text:p>146.744750976563</text:p>
              </table:table-cell>
              <table:table-cell office:value-type="float" office:value="146.785125732422">
                <text:p>146.785125732422</text:p>
              </table:table-cell>
              <table:table-cell office:value-type="float" office:value="146.853424072266">
                <text:p>146.853424072266</text:p>
              </table:table-cell>
              <table:table-cell office:value-type="float" office:value="146.859115600586">
                <text:p>146.859115600586</text:p>
              </table:table-cell>
              <table:table-cell office:value-type="float" office:value="146.9111328125">
                <text:p>146.9111328125</text:p>
              </table:table-cell>
              <table:table-cell office:value-type="float" office:value="147.043960571289">
                <text:p>147.043960571289</text:p>
              </table:table-cell>
              <table:table-cell office:value-type="float" office:value="147.069793701172">
                <text:p>147.069793701172</text:p>
              </table:table-cell>
              <table:table-cell office:value-type="float" office:value="147.136566162109">
                <text:p>147.136566162109</text:p>
              </table:table-cell>
              <table:table-cell office:value-type="float" office:value="147.247833251953">
                <text:p>147.247833251953</text:p>
              </table:table-cell>
              <table:table-cell office:value-type="float" office:value="147.415252685547">
                <text:p>147.415252685547</text:p>
              </table:table-cell>
            </table:table-row>
            <table:table-row>
              <table:table-cell office:value-type="string">
                <text:p>MOCell</text:p>
                <draw:g>
                  <svg:desc>MOCell.B1:MOCell.B1</svg:desc>
                </draw:g>
              </table:table-cell>
              <table:table-cell office:value-type="float" office:value="556776.5">
                <text:p>556776.5</text:p>
                <draw:g>
                  <svg:desc>MOCell.C6:MOCell.C73</svg:desc>
                </draw:g>
              </table:table-cell>
              <table:table-cell office:value-type="float" office:value="556723.625">
                <text:p>556723.625</text:p>
              </table:table-cell>
              <table:table-cell office:value-type="float" office:value="556388">
                <text:p>556388</text:p>
              </table:table-cell>
              <table:table-cell office:value-type="float" office:value="555736.5">
                <text:p>555736.5</text:p>
              </table:table-cell>
              <table:table-cell office:value-type="float" office:value="555591.3125">
                <text:p>555591.3125</text:p>
              </table:table-cell>
              <table:table-cell office:value-type="float" office:value="555094">
                <text:p>555094</text:p>
              </table:table-cell>
              <table:table-cell office:value-type="float" office:value="554891.625">
                <text:p>554891.625</text:p>
              </table:table-cell>
              <table:table-cell office:value-type="float" office:value="553467.5625">
                <text:p>553467.5625</text:p>
              </table:table-cell>
              <table:table-cell office:value-type="float" office:value="553416.3125">
                <text:p>553416.3125</text:p>
              </table:table-cell>
              <table:table-cell office:value-type="float" office:value="552097.8125">
                <text:p>552097.8125</text:p>
              </table:table-cell>
              <table:table-cell office:value-type="float" office:value="547829.5625">
                <text:p>547829.5625</text:p>
              </table:table-cell>
              <table:table-cell office:value-type="float" office:value="546805.4375">
                <text:p>546805.4375</text:p>
              </table:table-cell>
              <table:table-cell office:value-type="float" office:value="546155.3125">
                <text:p>546155.3125</text:p>
              </table:table-cell>
              <table:table-cell office:value-type="float" office:value="545522.4375">
                <text:p>545522.4375</text:p>
              </table:table-cell>
              <table:table-cell office:value-type="float" office:value="545357.0625">
                <text:p>545357.0625</text:p>
              </table:table-cell>
              <table:table-cell office:value-type="float" office:value="544929.5625">
                <text:p>544929.5625</text:p>
              </table:table-cell>
              <table:table-cell office:value-type="float" office:value="544259">
                <text:p>544259</text:p>
              </table:table-cell>
              <table:table-cell office:value-type="float" office:value="544138.8125">
                <text:p>544138.8125</text:p>
              </table:table-cell>
              <table:table-cell office:value-type="float" office:value="543603.125">
                <text:p>543603.125</text:p>
              </table:table-cell>
              <table:table-cell office:value-type="float" office:value="543357.75">
                <text:p>543357.75</text:p>
              </table:table-cell>
              <table:table-cell office:value-type="float" office:value="539416.5">
                <text:p>539416.5</text:p>
              </table:table-cell>
              <table:table-cell office:value-type="float" office:value="538090.3125">
                <text:p>538090.3125</text:p>
              </table:table-cell>
              <table:table-cell office:value-type="float" office:value="538033.5625">
                <text:p>538033.5625</text:p>
              </table:table-cell>
              <table:table-cell office:value-type="float" office:value="537484.5">
                <text:p>537484.5</text:p>
              </table:table-cell>
              <table:table-cell office:value-type="float" office:value="537361.375">
                <text:p>537361.375</text:p>
              </table:table-cell>
              <table:table-cell office:value-type="float" office:value="537215.875">
                <text:p>537215.875</text:p>
              </table:table-cell>
              <table:table-cell office:value-type="float" office:value="537111.3125">
                <text:p>537111.3125</text:p>
              </table:table-cell>
              <table:table-cell office:value-type="float" office:value="536627.5">
                <text:p>536627.5</text:p>
              </table:table-cell>
              <table:table-cell office:value-type="float" office:value="536451.9375">
                <text:p>536451.9375</text:p>
              </table:table-cell>
              <table:table-cell office:value-type="float" office:value="536161.875">
                <text:p>536161.875</text:p>
              </table:table-cell>
              <table:table-cell office:value-type="float" office:value="535675.6875">
                <text:p>535675.6875</text:p>
              </table:table-cell>
              <table:table-cell office:value-type="float" office:value="535224.625">
                <text:p>535224.625</text:p>
              </table:table-cell>
              <table:table-cell office:value-type="float" office:value="534334.9375">
                <text:p>534334.9375</text:p>
              </table:table-cell>
              <table:table-cell office:value-type="float" office:value="534229.75">
                <text:p>534229.75</text:p>
              </table:table-cell>
              <table:table-cell office:value-type="float" office:value="534201.3125">
                <text:p>534201.3125</text:p>
              </table:table-cell>
              <table:table-cell office:value-type="float" office:value="534076">
                <text:p>534076</text:p>
              </table:table-cell>
              <table:table-cell office:value-type="float" office:value="533933.25">
                <text:p>533933.25</text:p>
              </table:table-cell>
              <table:table-cell office:value-type="float" office:value="533852.9375">
                <text:p>533852.9375</text:p>
              </table:table-cell>
              <table:table-cell office:value-type="float" office:value="532686.25">
                <text:p>532686.25</text:p>
              </table:table-cell>
              <table:table-cell office:value-type="float" office:value="532343.0625">
                <text:p>532343.0625</text:p>
              </table:table-cell>
              <table:table-cell office:value-type="float" office:value="532095.1875">
                <text:p>532095.1875</text:p>
              </table:table-cell>
              <table:table-cell office:value-type="float" office:value="532089.25">
                <text:p>532089.25</text:p>
              </table:table-cell>
              <table:table-cell office:value-type="float" office:value="531733.9375">
                <text:p>531733.9375</text:p>
              </table:table-cell>
              <table:table-cell office:value-type="float" office:value="531450.9375">
                <text:p>531450.9375</text:p>
              </table:table-cell>
              <table:table-cell office:value-type="float" office:value="530868.125">
                <text:p>530868.125</text:p>
              </table:table-cell>
              <table:table-cell office:value-type="float" office:value="530583.25">
                <text:p>530583.25</text:p>
              </table:table-cell>
              <table:table-cell office:value-type="float" office:value="529825.6875">
                <text:p>529825.6875</text:p>
              </table:table-cell>
              <table:table-cell office:value-type="float" office:value="529207.5625">
                <text:p>529207.5625</text:p>
              </table:table-cell>
              <table:table-cell office:value-type="float" office:value="528679.3125">
                <text:p>528679.3125</text:p>
              </table:table-cell>
              <table:table-cell office:value-type="float" office:value="528614">
                <text:p>528614</text:p>
              </table:table-cell>
              <table:table-cell office:value-type="float" office:value="528185.625">
                <text:p>528185.625</text:p>
              </table:table-cell>
              <table:table-cell office:value-type="float" office:value="527934.625">
                <text:p>527934.625</text:p>
              </table:table-cell>
              <table:table-cell office:value-type="float" office:value="527913.5">
                <text:p>527913.5</text:p>
              </table:table-cell>
              <table:table-cell office:value-type="float" office:value="527699.8125">
                <text:p>527699.8125</text:p>
              </table:table-cell>
              <table:table-cell office:value-type="float" office:value="527430.625">
                <text:p>527430.625</text:p>
              </table:table-cell>
              <table:table-cell office:value-type="float" office:value="526938.25">
                <text:p>526938.25</text:p>
              </table:table-cell>
              <table:table-cell office:value-type="float" office:value="526555.5625">
                <text:p>526555.5625</text:p>
              </table:table-cell>
              <table:table-cell office:value-type="float" office:value="525763.9375">
                <text:p>525763.9375</text:p>
              </table:table-cell>
              <table:table-cell office:value-type="float" office:value="525429.5625">
                <text:p>525429.5625</text:p>
              </table:table-cell>
              <table:table-cell office:value-type="float" office:value="524966.0625">
                <text:p>524966.0625</text:p>
              </table:table-cell>
              <table:table-cell office:value-type="float" office:value="524730.1875">
                <text:p>524730.1875</text:p>
              </table:table-cell>
              <table:table-cell office:value-type="float" office:value="524489.6875">
                <text:p>524489.6875</text:p>
              </table:table-cell>
              <table:table-cell office:value-type="float" office:value="524094.8125">
                <text:p>524094.8125</text:p>
              </table:table-cell>
              <table:table-cell office:value-type="float" office:value="522766.0625">
                <text:p>522766.0625</text:p>
              </table:table-cell>
              <table:table-cell office:value-type="float" office:value="522610.96875">
                <text:p>522610.96875</text:p>
              </table:table-cell>
              <table:table-cell office:value-type="float" office:value="522352.875">
                <text:p>522352.875</text:p>
              </table:table-cell>
              <table:table-cell office:value-type="float" office:value="522326.75">
                <text:p>522326.75</text:p>
              </table:table-cell>
              <table:table-cell office:value-type="float" office:value="522021.03125">
                <text:p>522021.03125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40.964767456055">
                <text:p>140.964767456055</text:p>
                <draw:g>
                  <svg:desc>MOCHC.B6:MOCHC.B10</svg:desc>
                </draw:g>
              </table:table-cell>
              <table:table-cell office:value-type="float" office:value="142.657440185547">
                <text:p>142.657440185547</text:p>
              </table:table-cell>
              <table:table-cell office:value-type="float" office:value="142.041030883789">
                <text:p>142.041030883789</text:p>
              </table:table-cell>
              <table:table-cell office:value-type="float" office:value="142.3408203125">
                <text:p>142.3408203125</text:p>
              </table:table-cell>
              <table:table-cell office:value-type="float" office:value="142.373168945313">
                <text:p>142.373168945313</text:p>
              </table:table-cell>
            </table:table-row>
            <table:table-row>
              <table:table-cell office:value-type="string">
                <text:p>MOCHC</text:p>
                <draw:g>
                  <svg:desc>MOCHC.B1:MOCHC.B1</svg:desc>
                </draw:g>
              </table:table-cell>
              <table:table-cell office:value-type="float" office:value="542503">
                <text:p>542503</text:p>
                <draw:g>
                  <svg:desc>MOCHC.C6:MOCHC.C10</svg:desc>
                </draw:g>
              </table:table-cell>
              <table:table-cell office:value-type="float" office:value="536033.125">
                <text:p>536033.125</text:p>
              </table:table-cell>
              <table:table-cell office:value-type="float" office:value="541277.4375">
                <text:p>541277.4375</text:p>
              </table:table-cell>
              <table:table-cell office:value-type="float" office:value="540306.4375">
                <text:p>540306.4375</text:p>
              </table:table-cell>
              <table:table-cell office:value-type="float" office:value="537977.125">
                <text:p>537977.125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40.441055297852">
                <text:p>140.441055297852</text:p>
                <draw:g>
                  <svg:desc>'NSGA-II'.B6:'NSGA-II'.B105</svg:desc>
                </draw:g>
              </table:table-cell>
              <table:table-cell office:value-type="float" office:value="140.441055297852">
                <text:p>140.441055297852</text:p>
              </table:table-cell>
              <table:table-cell office:value-type="float" office:value="140.487823486328">
                <text:p>140.487823486328</text:p>
              </table:table-cell>
              <table:table-cell office:value-type="float" office:value="140.487823486328">
                <text:p>140.487823486328</text:p>
              </table:table-cell>
              <table:table-cell office:value-type="float" office:value="140.557998657227">
                <text:p>140.557998657227</text:p>
              </table:table-cell>
              <table:table-cell office:value-type="float" office:value="140.578018188477">
                <text:p>140.578018188477</text:p>
              </table:table-cell>
              <table:table-cell office:value-type="float" office:value="140.611267089844">
                <text:p>140.611267089844</text:p>
              </table:table-cell>
              <table:table-cell office:value-type="float" office:value="140.620239257813">
                <text:p>140.620239257813</text:p>
              </table:table-cell>
              <table:table-cell office:value-type="float" office:value="140.75390625">
                <text:p>140.75390625</text:p>
              </table:table-cell>
              <table:table-cell office:value-type="float" office:value="140.774490356445">
                <text:p>140.774490356445</text:p>
              </table:table-cell>
              <table:table-cell office:value-type="float" office:value="140.796981811523">
                <text:p>140.796981811523</text:p>
              </table:table-cell>
              <table:table-cell office:value-type="float" office:value="140.796981811523">
                <text:p>140.796981811523</text:p>
              </table:table-cell>
              <table:table-cell office:value-type="float" office:value="140.80322265625">
                <text:p>140.80322265625</text:p>
              </table:table-cell>
              <table:table-cell office:value-type="float" office:value="140.849060058594">
                <text:p>140.849060058594</text:p>
              </table:table-cell>
              <table:table-cell office:value-type="float" office:value="140.8642578125">
                <text:p>140.8642578125</text:p>
              </table:table-cell>
              <table:table-cell office:value-type="float" office:value="140.876831054688">
                <text:p>140.876831054688</text:p>
              </table:table-cell>
              <table:table-cell office:value-type="float" office:value="140.894897460938">
                <text:p>140.894897460938</text:p>
              </table:table-cell>
              <table:table-cell office:value-type="float" office:value="141.168579101563">
                <text:p>141.168579101563</text:p>
              </table:table-cell>
              <table:table-cell office:value-type="float" office:value="141.184158325195">
                <text:p>141.184158325195</text:p>
              </table:table-cell>
              <table:table-cell office:value-type="float" office:value="141.184158325195">
                <text:p>141.184158325195</text:p>
              </table:table-cell>
              <table:table-cell office:value-type="float" office:value="141.186462402344">
                <text:p>141.186462402344</text:p>
              </table:table-cell>
              <table:table-cell office:value-type="float" office:value="141.24235534668">
                <text:p>141.24235534668</text:p>
              </table:table-cell>
              <table:table-cell office:value-type="float" office:value="141.24235534668">
                <text:p>141.24235534668</text:p>
              </table:table-cell>
              <table:table-cell office:value-type="float" office:value="141.437362670898">
                <text:p>141.437362670898</text:p>
              </table:table-cell>
              <table:table-cell office:value-type="float" office:value="141.437362670898">
                <text:p>141.437362670898</text:p>
              </table:table-cell>
              <table:table-cell office:value-type="float" office:value="141.513031005859">
                <text:p>141.513031005859</text:p>
              </table:table-cell>
              <table:table-cell office:value-type="float" office:value="141.513031005859">
                <text:p>141.513031005859</text:p>
              </table:table-cell>
              <table:table-cell office:value-type="float" office:value="141.555465698242">
                <text:p>141.555465698242</text:p>
              </table:table-cell>
              <table:table-cell office:value-type="float" office:value="141.555465698242">
                <text:p>141.555465698242</text:p>
              </table:table-cell>
              <table:table-cell office:value-type="float" office:value="141.605361938477">
                <text:p>141.605361938477</text:p>
              </table:table-cell>
              <table:table-cell office:value-type="float" office:value="141.605361938477">
                <text:p>141.605361938477</text:p>
              </table:table-cell>
              <table:table-cell office:value-type="float" office:value="141.630722045898">
                <text:p>141.630722045898</text:p>
              </table:table-cell>
              <table:table-cell office:value-type="float" office:value="141.7294921875">
                <text:p>141.7294921875</text:p>
              </table:table-cell>
              <table:table-cell office:value-type="float" office:value="141.7294921875">
                <text:p>141.7294921875</text:p>
              </table:table-cell>
              <table:table-cell office:value-type="float" office:value="142.25666809082">
                <text:p>142.25666809082</text:p>
              </table:table-cell>
              <table:table-cell office:value-type="float" office:value="142.25666809082">
                <text:p>142.25666809082</text:p>
              </table:table-cell>
              <table:table-cell office:value-type="float" office:value="142.260314941406">
                <text:p>142.260314941406</text:p>
              </table:table-cell>
              <table:table-cell office:value-type="float" office:value="142.260314941406">
                <text:p>142.260314941406</text:p>
              </table:table-cell>
              <table:table-cell office:value-type="float" office:value="142.536956787109">
                <text:p>142.536956787109</text:p>
              </table:table-cell>
              <table:table-cell office:value-type="float" office:value="142.536956787109">
                <text:p>142.536956787109</text:p>
              </table:table-cell>
              <table:table-cell office:value-type="float" office:value="142.561325073242">
                <text:p>142.561325073242</text:p>
              </table:table-cell>
              <table:table-cell office:value-type="float" office:value="142.561325073242">
                <text:p>142.561325073242</text:p>
              </table:table-cell>
              <table:table-cell office:value-type="float" office:value="142.707412719727">
                <text:p>142.707412719727</text:p>
              </table:table-cell>
              <table:table-cell office:value-type="float" office:value="142.707412719727">
                <text:p>142.707412719727</text:p>
              </table:table-cell>
              <table:table-cell office:value-type="float" office:value="142.749328613281">
                <text:p>142.749328613281</text:p>
              </table:table-cell>
              <table:table-cell office:value-type="float" office:value="142.75569152832">
                <text:p>142.75569152832</text:p>
              </table:table-cell>
              <table:table-cell office:value-type="float" office:value="142.776824951172">
                <text:p>142.776824951172</text:p>
              </table:table-cell>
              <table:table-cell office:value-type="float" office:value="142.8154296875">
                <text:p>142.8154296875</text:p>
              </table:table-cell>
              <table:table-cell office:value-type="float" office:value="142.8154296875">
                <text:p>142.8154296875</text:p>
              </table:table-cell>
              <table:table-cell office:value-type="float" office:value="142.987579345703">
                <text:p>142.987579345703</text:p>
              </table:table-cell>
              <table:table-cell office:value-type="float" office:value="143.106460571289">
                <text:p>143.106460571289</text:p>
              </table:table-cell>
              <table:table-cell office:value-type="float" office:value="143.135299682617">
                <text:p>143.135299682617</text:p>
              </table:table-cell>
              <table:table-cell office:value-type="float" office:value="143.424697875977">
                <text:p>143.424697875977</text:p>
              </table:table-cell>
              <table:table-cell office:value-type="float" office:value="143.424697875977">
                <text:p>143.424697875977</text:p>
              </table:table-cell>
              <table:table-cell office:value-type="float" office:value="143.506896972656">
                <text:p>143.506896972656</text:p>
              </table:table-cell>
              <table:table-cell office:value-type="float" office:value="143.536041259766">
                <text:p>143.536041259766</text:p>
              </table:table-cell>
              <table:table-cell office:value-type="float" office:value="143.536041259766">
                <text:p>143.536041259766</text:p>
              </table:table-cell>
              <table:table-cell office:value-type="float" office:value="143.548980712891">
                <text:p>143.548980712891</text:p>
              </table:table-cell>
              <table:table-cell office:value-type="float" office:value="143.579574584961">
                <text:p>143.579574584961</text:p>
              </table:table-cell>
              <table:table-cell office:value-type="float" office:value="143.64338684082">
                <text:p>143.64338684082</text:p>
              </table:table-cell>
              <table:table-cell office:value-type="float" office:value="143.64338684082">
                <text:p>143.64338684082</text:p>
              </table:table-cell>
              <table:table-cell office:value-type="float" office:value="143.829208374023">
                <text:p>143.829208374023</text:p>
              </table:table-cell>
              <table:table-cell office:value-type="float" office:value="143.829208374023">
                <text:p>143.829208374023</text:p>
              </table:table-cell>
              <table:table-cell office:value-type="float" office:value="143.866928100586">
                <text:p>143.866928100586</text:p>
              </table:table-cell>
              <table:table-cell office:value-type="float" office:value="143.866928100586">
                <text:p>143.866928100586</text:p>
              </table:table-cell>
              <table:table-cell office:value-type="float" office:value="143.898483276367">
                <text:p>143.898483276367</text:p>
              </table:table-cell>
              <table:table-cell office:value-type="float" office:value="144.078552246094">
                <text:p>144.078552246094</text:p>
              </table:table-cell>
              <table:table-cell office:value-type="float" office:value="144.078552246094">
                <text:p>144.078552246094</text:p>
              </table:table-cell>
              <table:table-cell office:value-type="float" office:value="144.088500976563">
                <text:p>144.088500976563</text:p>
              </table:table-cell>
              <table:table-cell office:value-type="float" office:value="144.119552612305">
                <text:p>144.119552612305</text:p>
              </table:table-cell>
              <table:table-cell office:value-type="float" office:value="144.119552612305">
                <text:p>144.119552612305</text:p>
              </table:table-cell>
              <table:table-cell office:value-type="float" office:value="144.195861816406">
                <text:p>144.195861816406</text:p>
              </table:table-cell>
              <table:table-cell office:value-type="float" office:value="144.308013916016">
                <text:p>144.308013916016</text:p>
              </table:table-cell>
              <table:table-cell office:value-type="float" office:value="144.316802978516">
                <text:p>144.316802978516</text:p>
              </table:table-cell>
              <table:table-cell office:value-type="float" office:value="144.574096679688">
                <text:p>144.574096679688</text:p>
              </table:table-cell>
              <table:table-cell office:value-type="float" office:value="144.574096679688">
                <text:p>144.574096679688</text:p>
              </table:table-cell>
              <table:table-cell office:value-type="float" office:value="145.574890136719">
                <text:p>145.574890136719</text:p>
              </table:table-cell>
              <table:table-cell office:value-type="float" office:value="145.599792480469">
                <text:p>145.599792480469</text:p>
              </table:table-cell>
              <table:table-cell office:value-type="float" office:value="145.636032104492">
                <text:p>145.636032104492</text:p>
              </table:table-cell>
              <table:table-cell office:value-type="float" office:value="145.742034912109">
                <text:p>145.742034912109</text:p>
              </table:table-cell>
              <table:table-cell office:value-type="float" office:value="145.750473022461">
                <text:p>145.750473022461</text:p>
              </table:table-cell>
              <table:table-cell office:value-type="float" office:value="145.761901855469">
                <text:p>145.761901855469</text:p>
              </table:table-cell>
              <table:table-cell office:value-type="float" office:value="145.816146850586">
                <text:p>145.816146850586</text:p>
              </table:table-cell>
              <table:table-cell office:value-type="float" office:value="145.8291015625">
                <text:p>145.8291015625</text:p>
              </table:table-cell>
              <table:table-cell office:value-type="float" office:value="145.8291015625">
                <text:p>145.8291015625</text:p>
              </table:table-cell>
              <table:table-cell office:value-type="float" office:value="145.830276489258">
                <text:p>145.830276489258</text:p>
              </table:table-cell>
              <table:table-cell office:value-type="float" office:value="145.837203979492">
                <text:p>145.837203979492</text:p>
              </table:table-cell>
              <table:table-cell office:value-type="float" office:value="145.837203979492">
                <text:p>145.837203979492</text:p>
              </table:table-cell>
              <table:table-cell office:value-type="float" office:value="145.909729003906">
                <text:p>145.909729003906</text:p>
              </table:table-cell>
              <table:table-cell office:value-type="float" office:value="145.909729003906">
                <text:p>145.909729003906</text:p>
              </table:table-cell>
              <table:table-cell office:value-type="float" office:value="145.97282409668">
                <text:p>145.97282409668</text:p>
              </table:table-cell>
              <table:table-cell office:value-type="float" office:value="145.98388671875">
                <text:p>145.98388671875</text:p>
              </table:table-cell>
              <table:table-cell office:value-type="float" office:value="146.057525634766">
                <text:p>146.057525634766</text:p>
              </table:table-cell>
              <table:table-cell office:value-type="float" office:value="146.057525634766">
                <text:p>146.057525634766</text:p>
              </table:table-cell>
              <table:table-cell office:value-type="float" office:value="146.107177734375">
                <text:p>146.107177734375</text:p>
              </table:table-cell>
              <table:table-cell office:value-type="float" office:value="146.107177734375">
                <text:p>146.107177734375</text:p>
              </table:table-cell>
              <table:table-cell office:value-type="float" office:value="146.171173095703">
                <text:p>146.171173095703</text:p>
              </table:table-cell>
              <table:table-cell office:value-type="float" office:value="146.171173095703">
                <text:p>146.171173095703</text:p>
              </table:table-cell>
              <table:table-cell office:value-type="float" office:value="146.177062988281">
                <text:p>146.177062988281</text:p>
              </table:table-cell>
              <table:table-cell office:value-type="float" office:value="146.177062988281">
                <text:p>146.177062988281</text:p>
              </table:table-cell>
            </table:table-row>
            <table:table-row>
              <table:table-cell office:value-type="string">
                <text:p>NSGA-II</text:p>
                <draw:g>
                  <svg:desc>'NSGA-II'.B1:'NSGA-II'.B1</svg:desc>
                </draw:g>
              </table:table-cell>
              <table:table-cell office:value-type="float" office:value="550064.375">
                <text:p>550064.375</text:p>
                <draw:g>
                  <svg:desc>'NSGA-II'.C6:'NSGA-II'.C105</svg:desc>
                </draw:g>
              </table:table-cell>
              <table:table-cell office:value-type="float" office:value="550064.375">
                <text:p>550064.375</text:p>
              </table:table-cell>
              <table:table-cell office:value-type="float" office:value="548736.125">
                <text:p>548736.125</text:p>
              </table:table-cell>
              <table:table-cell office:value-type="float" office:value="548736.125">
                <text:p>548736.125</text:p>
              </table:table-cell>
              <table:table-cell office:value-type="float" office:value="548480.3125">
                <text:p>548480.3125</text:p>
              </table:table-cell>
              <table:table-cell office:value-type="float" office:value="548250.875">
                <text:p>548250.875</text:p>
              </table:table-cell>
              <table:table-cell office:value-type="float" office:value="548095.8125">
                <text:p>548095.8125</text:p>
              </table:table-cell>
              <table:table-cell office:value-type="float" office:value="547617.1875">
                <text:p>547617.1875</text:p>
              </table:table-cell>
              <table:table-cell office:value-type="float" office:value="547343.5">
                <text:p>547343.5</text:p>
              </table:table-cell>
              <table:table-cell office:value-type="float" office:value="547137.4375">
                <text:p>547137.4375</text:p>
              </table:table-cell>
              <table:table-cell office:value-type="float" office:value="546472.25">
                <text:p>546472.25</text:p>
              </table:table-cell>
              <table:table-cell office:value-type="float" office:value="546472.25">
                <text:p>546472.25</text:p>
              </table:table-cell>
              <table:table-cell office:value-type="float" office:value="545338.8125">
                <text:p>545338.8125</text:p>
              </table:table-cell>
              <table:table-cell office:value-type="float" office:value="545197">
                <text:p>545197</text:p>
              </table:table-cell>
              <table:table-cell office:value-type="float" office:value="543940.8125">
                <text:p>543940.8125</text:p>
              </table:table-cell>
              <table:table-cell office:value-type="float" office:value="543710.1875">
                <text:p>543710.1875</text:p>
              </table:table-cell>
              <table:table-cell office:value-type="float" office:value="543454">
                <text:p>543454</text:p>
              </table:table-cell>
              <table:table-cell office:value-type="float" office:value="543276.5">
                <text:p>543276.5</text:p>
              </table:table-cell>
              <table:table-cell office:value-type="float" office:value="541943.9375">
                <text:p>541943.9375</text:p>
              </table:table-cell>
              <table:table-cell office:value-type="float" office:value="541943.9375">
                <text:p>541943.9375</text:p>
              </table:table-cell>
              <table:table-cell office:value-type="float" office:value="541471.9375">
                <text:p>541471.9375</text:p>
              </table:table-cell>
              <table:table-cell office:value-type="float" office:value="541082.875">
                <text:p>541082.875</text:p>
              </table:table-cell>
              <table:table-cell office:value-type="float" office:value="541082.875">
                <text:p>541082.875</text:p>
              </table:table-cell>
              <table:table-cell office:value-type="float" office:value="540145.8125">
                <text:p>540145.8125</text:p>
              </table:table-cell>
              <table:table-cell office:value-type="float" office:value="540145.8125">
                <text:p>540145.8125</text:p>
              </table:table-cell>
              <table:table-cell office:value-type="float" office:value="538685.75">
                <text:p>538685.75</text:p>
              </table:table-cell>
              <table:table-cell office:value-type="float" office:value="538685.75">
                <text:p>538685.75</text:p>
              </table:table-cell>
              <table:table-cell office:value-type="float" office:value="538156.625">
                <text:p>538156.625</text:p>
              </table:table-cell>
              <table:table-cell office:value-type="float" office:value="538156.625">
                <text:p>538156.625</text:p>
              </table:table-cell>
              <table:table-cell office:value-type="float" office:value="537723.25">
                <text:p>537723.25</text:p>
              </table:table-cell>
              <table:table-cell office:value-type="float" office:value="537723.25">
                <text:p>537723.25</text:p>
              </table:table-cell>
              <table:table-cell office:value-type="float" office:value="537190.625">
                <text:p>537190.625</text:p>
              </table:table-cell>
              <table:table-cell office:value-type="float" office:value="537156.75">
                <text:p>537156.75</text:p>
              </table:table-cell>
              <table:table-cell office:value-type="float" office:value="537156.75">
                <text:p>537156.75</text:p>
              </table:table-cell>
              <table:table-cell office:value-type="float" office:value="536603.125">
                <text:p>536603.125</text:p>
              </table:table-cell>
              <table:table-cell office:value-type="float" office:value="536603.125">
                <text:p>536603.125</text:p>
              </table:table-cell>
              <table:table-cell office:value-type="float" office:value="535214.6875">
                <text:p>535214.6875</text:p>
              </table:table-cell>
              <table:table-cell office:value-type="float" office:value="535214.6875">
                <text:p>535214.6875</text:p>
              </table:table-cell>
              <table:table-cell office:value-type="float" office:value="534746.75">
                <text:p>534746.75</text:p>
              </table:table-cell>
              <table:table-cell office:value-type="float" office:value="534746.75">
                <text:p>534746.75</text:p>
              </table:table-cell>
              <table:table-cell office:value-type="float" office:value="534676">
                <text:p>534676</text:p>
              </table:table-cell>
              <table:table-cell office:value-type="float" office:value="534676">
                <text:p>534676</text:p>
              </table:table-cell>
              <table:table-cell office:value-type="float" office:value="534261.1875">
                <text:p>534261.1875</text:p>
              </table:table-cell>
              <table:table-cell office:value-type="float" office:value="534261.1875">
                <text:p>534261.1875</text:p>
              </table:table-cell>
              <table:table-cell office:value-type="float" office:value="533020.1875">
                <text:p>533020.1875</text:p>
              </table:table-cell>
              <table:table-cell office:value-type="float" office:value="532989.0625">
                <text:p>532989.0625</text:p>
              </table:table-cell>
              <table:table-cell office:value-type="float" office:value="532632.0625">
                <text:p>532632.0625</text:p>
              </table:table-cell>
              <table:table-cell office:value-type="float" office:value="532502.875">
                <text:p>532502.875</text:p>
              </table:table-cell>
              <table:table-cell office:value-type="float" office:value="532502.875">
                <text:p>532502.875</text:p>
              </table:table-cell>
              <table:table-cell office:value-type="float" office:value="526834.5">
                <text:p>526834.5</text:p>
              </table:table-cell>
              <table:table-cell office:value-type="float" office:value="526508.5">
                <text:p>526508.5</text:p>
              </table:table-cell>
              <table:table-cell office:value-type="float" office:value="526138.625">
                <text:p>526138.625</text:p>
              </table:table-cell>
              <table:table-cell office:value-type="float" office:value="525378.4375">
                <text:p>525378.4375</text:p>
              </table:table-cell>
              <table:table-cell office:value-type="float" office:value="525378.4375">
                <text:p>525378.4375</text:p>
              </table:table-cell>
              <table:table-cell office:value-type="float" office:value="525340.875">
                <text:p>525340.875</text:p>
              </table:table-cell>
              <table:table-cell office:value-type="float" office:value="524460.375">
                <text:p>524460.375</text:p>
              </table:table-cell>
              <table:table-cell office:value-type="float" office:value="524460.375">
                <text:p>524460.375</text:p>
              </table:table-cell>
              <table:table-cell office:value-type="float" office:value="523738.03125">
                <text:p>523738.03125</text:p>
              </table:table-cell>
              <table:table-cell office:value-type="float" office:value="523647.40625">
                <text:p>523647.40625</text:p>
              </table:table-cell>
              <table:table-cell office:value-type="float" office:value="523503.71875">
                <text:p>523503.71875</text:p>
              </table:table-cell>
              <table:table-cell office:value-type="float" office:value="523503.71875">
                <text:p>523503.71875</text:p>
              </table:table-cell>
              <table:table-cell office:value-type="float" office:value="523206.6875">
                <text:p>523206.6875</text:p>
              </table:table-cell>
              <table:table-cell office:value-type="float" office:value="523206.6875">
                <text:p>523206.6875</text:p>
              </table:table-cell>
              <table:table-cell office:value-type="float" office:value="522436.28125">
                <text:p>522436.28125</text:p>
              </table:table-cell>
              <table:table-cell office:value-type="float" office:value="522436.28125">
                <text:p>522436.28125</text:p>
              </table:table-cell>
              <table:table-cell office:value-type="float" office:value="522274.0625">
                <text:p>522274.0625</text:p>
              </table:table-cell>
              <table:table-cell office:value-type="float" office:value="521939">
                <text:p>521939</text:p>
              </table:table-cell>
              <table:table-cell office:value-type="float" office:value="521939">
                <text:p>521939</text:p>
              </table:table-cell>
              <table:table-cell office:value-type="float" office:value="521050">
                <text:p>521050</text:p>
              </table:table-cell>
              <table:table-cell office:value-type="float" office:value="520947.65625">
                <text:p>520947.65625</text:p>
              </table:table-cell>
              <table:table-cell office:value-type="float" office:value="520947.65625">
                <text:p>520947.65625</text:p>
              </table:table-cell>
              <table:table-cell office:value-type="float" office:value="520385.65625">
                <text:p>520385.65625</text:p>
              </table:table-cell>
              <table:table-cell office:value-type="float" office:value="520381.75">
                <text:p>520381.75</text:p>
              </table:table-cell>
              <table:table-cell office:value-type="float" office:value="519945.34375">
                <text:p>519945.34375</text:p>
              </table:table-cell>
              <table:table-cell office:value-type="float" office:value="519935.59375">
                <text:p>519935.59375</text:p>
              </table:table-cell>
              <table:table-cell office:value-type="float" office:value="519935.59375">
                <text:p>519935.59375</text:p>
              </table:table-cell>
              <table:table-cell office:value-type="float" office:value="519769.1875">
                <text:p>519769.1875</text:p>
              </table:table-cell>
              <table:table-cell office:value-type="float" office:value="519752.21875">
                <text:p>519752.21875</text:p>
              </table:table-cell>
              <table:table-cell office:value-type="float" office:value="519336.34375">
                <text:p>519336.34375</text:p>
              </table:table-cell>
              <table:table-cell office:value-type="float" office:value="519081.21875">
                <text:p>519081.21875</text:p>
              </table:table-cell>
              <table:table-cell office:value-type="float" office:value="518873.34375">
                <text:p>518873.34375</text:p>
              </table:table-cell>
              <table:table-cell office:value-type="float" office:value="518367.3125">
                <text:p>518367.3125</text:p>
              </table:table-cell>
              <table:table-cell office:value-type="float" office:value="518306.75">
                <text:p>518306.75</text:p>
              </table:table-cell>
              <table:table-cell office:value-type="float" office:value="517974.25">
                <text:p>517974.25</text:p>
              </table:table-cell>
              <table:table-cell office:value-type="float" office:value="517974.25">
                <text:p>517974.25</text:p>
              </table:table-cell>
              <table:table-cell office:value-type="float" office:value="517270.4375">
                <text:p>517270.4375</text:p>
              </table:table-cell>
              <table:table-cell office:value-type="float" office:value="516947.625">
                <text:p>516947.625</text:p>
              </table:table-cell>
              <table:table-cell office:value-type="float" office:value="516947.625">
                <text:p>516947.625</text:p>
              </table:table-cell>
              <table:table-cell office:value-type="float" office:value="516353">
                <text:p>516353</text:p>
              </table:table-cell>
              <table:table-cell office:value-type="float" office:value="516353">
                <text:p>516353</text:p>
              </table:table-cell>
              <table:table-cell office:value-type="float" office:value="516122.46875">
                <text:p>516122.46875</text:p>
              </table:table-cell>
              <table:table-cell office:value-type="float" office:value="515882.21875">
                <text:p>515882.21875</text:p>
              </table:table-cell>
              <table:table-cell office:value-type="float" office:value="515804.59375">
                <text:p>515804.59375</text:p>
              </table:table-cell>
              <table:table-cell office:value-type="float" office:value="515804.59375">
                <text:p>515804.59375</text:p>
              </table:table-cell>
              <table:table-cell office:value-type="float" office:value="515560.59375">
                <text:p>515560.59375</text:p>
              </table:table-cell>
              <table:table-cell office:value-type="float" office:value="515560.59375">
                <text:p>515560.59375</text:p>
              </table:table-cell>
              <table:table-cell office:value-type="float" office:value="514422.5625">
                <text:p>514422.5625</text:p>
              </table:table-cell>
              <table:table-cell office:value-type="float" office:value="514422.5625">
                <text:p>514422.5625</text:p>
              </table:table-cell>
              <table:table-cell office:value-type="float" office:value="514384.78125">
                <text:p>514384.78125</text:p>
              </table:table-cell>
              <table:table-cell office:value-type="float" office:value="514384.78125">
                <text:p>514384.78125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35.845779418945">
                <text:p>135.845779418945</text:p>
                <draw:g>
                  <svg:desc>PAES.B6:PAES.B105</svg:desc>
                </draw:g>
              </table:table-cell>
              <table:table-cell office:value-type="float" office:value="135.845779418945">
                <text:p>135.845779418945</text:p>
              </table:table-cell>
              <table:table-cell office:value-type="float" office:value="135.845779418945">
                <text:p>135.845779418945</text:p>
              </table:table-cell>
              <table:table-cell office:value-type="float" office:value="135.845779418945">
                <text:p>135.845779418945</text:p>
              </table:table-cell>
              <table:table-cell office:value-type="float" office:value="135.873764038086">
                <text:p>135.873764038086</text:p>
              </table:table-cell>
              <table:table-cell office:value-type="float" office:value="135.880523681641">
                <text:p>135.880523681641</text:p>
              </table:table-cell>
              <table:table-cell office:value-type="float" office:value="135.880523681641">
                <text:p>135.880523681641</text:p>
              </table:table-cell>
              <table:table-cell office:value-type="float" office:value="135.880523681641">
                <text:p>135.880523681641</text:p>
              </table:table-cell>
              <table:table-cell office:value-type="float" office:value="135.880523681641">
                <text:p>135.880523681641</text:p>
              </table:table-cell>
              <table:table-cell office:value-type="float" office:value="135.880523681641">
                <text:p>135.880523681641</text:p>
              </table:table-cell>
              <table:table-cell office:value-type="float" office:value="135.949630737305">
                <text:p>135.949630737305</text:p>
              </table:table-cell>
              <table:table-cell office:value-type="float" office:value="135.949630737305">
                <text:p>135.949630737305</text:p>
              </table:table-cell>
              <table:table-cell office:value-type="float" office:value="135.949630737305">
                <text:p>135.949630737305</text:p>
              </table:table-cell>
              <table:table-cell office:value-type="float" office:value="135.949630737305">
                <text:p>135.949630737305</text:p>
              </table:table-cell>
              <table:table-cell office:value-type="float" office:value="135.949630737305">
                <text:p>135.949630737305</text:p>
              </table:table-cell>
              <table:table-cell office:value-type="float" office:value="135.999633789063">
                <text:p>135.999633789063</text:p>
              </table:table-cell>
              <table:table-cell office:value-type="float" office:value="135.999633789063">
                <text:p>135.999633789063</text:p>
              </table:table-cell>
              <table:table-cell office:value-type="float" office:value="135.999633789063">
                <text:p>135.999633789063</text:p>
              </table:table-cell>
              <table:table-cell office:value-type="float" office:value="135.999633789063">
                <text:p>135.999633789063</text:p>
              </table:table-cell>
              <table:table-cell office:value-type="float" office:value="135.999633789063">
                <text:p>135.999633789063</text:p>
              </table:table-cell>
              <table:table-cell office:value-type="float" office:value="136.246215820313">
                <text:p>136.246215820313</text:p>
              </table:table-cell>
              <table:table-cell office:value-type="float" office:value="136.246215820313">
                <text:p>136.246215820313</text:p>
              </table:table-cell>
              <table:table-cell office:value-type="float" office:value="136.246215820313">
                <text:p>136.246215820313</text:p>
              </table:table-cell>
              <table:table-cell office:value-type="float" office:value="136.246215820313">
                <text:p>136.246215820313</text:p>
              </table:table-cell>
              <table:table-cell office:value-type="float" office:value="136.494415283203">
                <text:p>136.494415283203</text:p>
              </table:table-cell>
              <table:table-cell office:value-type="float" office:value="136.494415283203">
                <text:p>136.494415283203</text:p>
              </table:table-cell>
              <table:table-cell office:value-type="float" office:value="136.494415283203">
                <text:p>136.494415283203</text:p>
              </table:table-cell>
              <table:table-cell office:value-type="float" office:value="136.494415283203">
                <text:p>136.494415283203</text:p>
              </table:table-cell>
              <table:table-cell office:value-type="float" office:value="136.494415283203">
                <text:p>136.494415283203</text:p>
              </table:table-cell>
              <table:table-cell office:value-type="float" office:value="136.52424621582">
                <text:p>136.52424621582</text:p>
              </table:table-cell>
              <table:table-cell office:value-type="float" office:value="136.52424621582">
                <text:p>136.52424621582</text:p>
              </table:table-cell>
              <table:table-cell office:value-type="float" office:value="136.52424621582">
                <text:p>136.52424621582</text:p>
              </table:table-cell>
              <table:table-cell office:value-type="float" office:value="136.52424621582">
                <text:p>136.52424621582</text:p>
              </table:table-cell>
              <table:table-cell office:value-type="float" office:value="136.52424621582">
                <text:p>136.52424621582</text:p>
              </table:table-cell>
              <table:table-cell office:value-type="float" office:value="136.58935546875">
                <text:p>136.58935546875</text:p>
              </table:table-cell>
              <table:table-cell office:value-type="float" office:value="136.58935546875">
                <text:p>136.58935546875</text:p>
              </table:table-cell>
              <table:table-cell office:value-type="float" office:value="136.58935546875">
                <text:p>136.58935546875</text:p>
              </table:table-cell>
              <table:table-cell office:value-type="float" office:value="136.58935546875">
                <text:p>136.58935546875</text:p>
              </table:table-cell>
              <table:table-cell office:value-type="float" office:value="136.615295410156">
                <text:p>136.615295410156</text:p>
              </table:table-cell>
              <table:table-cell office:value-type="float" office:value="136.615295410156">
                <text:p>136.615295410156</text:p>
              </table:table-cell>
              <table:table-cell office:value-type="float" office:value="136.615295410156">
                <text:p>136.615295410156</text:p>
              </table:table-cell>
              <table:table-cell office:value-type="float" office:value="136.615295410156">
                <text:p>136.615295410156</text:p>
              </table:table-cell>
              <table:table-cell office:value-type="float" office:value="136.644989013672">
                <text:p>136.644989013672</text:p>
              </table:table-cell>
              <table:table-cell office:value-type="float" office:value="136.664611816406">
                <text:p>136.664611816406</text:p>
              </table:table-cell>
              <table:table-cell office:value-type="float" office:value="136.676071166992">
                <text:p>136.676071166992</text:p>
              </table:table-cell>
              <table:table-cell office:value-type="float" office:value="136.676071166992">
                <text:p>136.676071166992</text:p>
              </table:table-cell>
              <table:table-cell office:value-type="float" office:value="136.676071166992">
                <text:p>136.676071166992</text:p>
              </table:table-cell>
              <table:table-cell office:value-type="float" office:value="136.676071166992">
                <text:p>136.676071166992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22869873047">
                <text:p>136.722869873047</text:p>
              </table:table-cell>
              <table:table-cell office:value-type="float" office:value="136.722869873047">
                <text:p>136.722869873047</text:p>
              </table:table-cell>
              <table:table-cell office:value-type="float" office:value="136.722869873047">
                <text:p>136.722869873047</text:p>
              </table:table-cell>
              <table:table-cell office:value-type="float" office:value="136.722869873047">
                <text:p>136.722869873047</text:p>
              </table:table-cell>
              <table:table-cell office:value-type="float" office:value="136.722869873047">
                <text:p>136.722869873047</text:p>
              </table:table-cell>
              <table:table-cell office:value-type="float" office:value="136.758911132813">
                <text:p>136.758911132813</text:p>
              </table:table-cell>
              <table:table-cell office:value-type="float" office:value="136.758911132813">
                <text:p>136.758911132813</text:p>
              </table:table-cell>
              <table:table-cell office:value-type="float" office:value="136.758911132813">
                <text:p>136.758911132813</text:p>
              </table:table-cell>
              <table:table-cell office:value-type="float" office:value="136.758911132813">
                <text:p>136.758911132813</text:p>
              </table:table-cell>
              <table:table-cell office:value-type="float" office:value="136.758911132813">
                <text:p>136.758911132813</text:p>
              </table:table-cell>
              <table:table-cell office:value-type="float" office:value="136.801315307617">
                <text:p>136.801315307617</text:p>
              </table:table-cell>
              <table:table-cell office:value-type="float" office:value="136.801315307617">
                <text:p>136.801315307617</text:p>
              </table:table-cell>
              <table:table-cell office:value-type="float" office:value="136.801315307617">
                <text:p>136.801315307617</text:p>
              </table:table-cell>
              <table:table-cell office:value-type="float" office:value="136.801315307617">
                <text:p>136.801315307617</text:p>
              </table:table-cell>
              <table:table-cell office:value-type="float" office:value="136.801315307617">
                <text:p>136.801315307617</text:p>
              </table:table-cell>
              <table:table-cell office:value-type="float" office:value="136.820373535156">
                <text:p>136.820373535156</text:p>
              </table:table-cell>
              <table:table-cell office:value-type="float" office:value="136.820373535156">
                <text:p>136.820373535156</text:p>
              </table:table-cell>
              <table:table-cell office:value-type="float" office:value="136.820373535156">
                <text:p>136.820373535156</text:p>
              </table:table-cell>
              <table:table-cell office:value-type="float" office:value="136.820373535156">
                <text:p>136.820373535156</text:p>
              </table:table-cell>
              <table:table-cell office:value-type="float" office:value="136.820373535156">
                <text:p>136.820373535156</text:p>
              </table:table-cell>
              <table:table-cell office:value-type="float" office:value="137.20735168457">
                <text:p>137.20735168457</text:p>
              </table:table-cell>
              <table:table-cell office:value-type="float" office:value="137.20735168457">
                <text:p>137.20735168457</text:p>
              </table:table-cell>
              <table:table-cell office:value-type="float" office:value="137.20735168457">
                <text:p>137.20735168457</text:p>
              </table:table-cell>
              <table:table-cell office:value-type="float" office:value="137.20735168457">
                <text:p>137.20735168457</text:p>
              </table:table-cell>
              <table:table-cell office:value-type="float" office:value="137.20735168457">
                <text:p>137.20735168457</text:p>
              </table:table-cell>
              <table:table-cell office:value-type="float" office:value="137.246490478516">
                <text:p>137.246490478516</text:p>
              </table:table-cell>
              <table:table-cell office:value-type="float" office:value="137.246490478516">
                <text:p>137.246490478516</text:p>
              </table:table-cell>
              <table:table-cell office:value-type="float" office:value="137.246490478516">
                <text:p>137.246490478516</text:p>
              </table:table-cell>
              <table:table-cell office:value-type="float" office:value="137.246490478516">
                <text:p>137.246490478516</text:p>
              </table:table-cell>
              <table:table-cell office:value-type="float" office:value="137.308944702148">
                <text:p>137.308944702148</text:p>
              </table:table-cell>
              <table:table-cell office:value-type="float" office:value="137.308944702148">
                <text:p>137.308944702148</text:p>
              </table:table-cell>
              <table:table-cell office:value-type="float" office:value="137.308944702148">
                <text:p>137.308944702148</text:p>
              </table:table-cell>
              <table:table-cell office:value-type="float" office:value="137.308944702148">
                <text:p>137.308944702148</text:p>
              </table:table-cell>
              <table:table-cell office:value-type="float" office:value="137.308944702148">
                <text:p>137.308944702148</text:p>
              </table:table-cell>
              <table:table-cell office:value-type="float" office:value="137.345932006836">
                <text:p>137.345932006836</text:p>
              </table:table-cell>
              <table:table-cell office:value-type="float" office:value="137.345932006836">
                <text:p>137.345932006836</text:p>
              </table:table-cell>
              <table:table-cell office:value-type="float" office:value="137.345932006836">
                <text:p>137.345932006836</text:p>
              </table:table-cell>
              <table:table-cell office:value-type="float" office:value="137.345932006836">
                <text:p>137.345932006836</text:p>
              </table:table-cell>
            </table:table-row>
            <table:table-row>
              <table:table-cell office:value-type="string">
                <text:p>PAES</text:p>
                <draw:g>
                  <svg:desc>PAES.B1:PAES.B1</svg:desc>
                </draw:g>
              </table:table-cell>
              <table:table-cell office:value-type="float" office:value="545711.8125">
                <text:p>545711.8125</text:p>
                <draw:g>
                  <svg:desc>PAES.C6:PAES.C105</svg:desc>
                </draw:g>
              </table:table-cell>
              <table:table-cell office:value-type="float" office:value="545711.8125">
                <text:p>545711.8125</text:p>
              </table:table-cell>
              <table:table-cell office:value-type="float" office:value="545711.8125">
                <text:p>545711.8125</text:p>
              </table:table-cell>
              <table:table-cell office:value-type="float" office:value="545711.8125">
                <text:p>545711.8125</text:p>
              </table:table-cell>
              <table:table-cell office:value-type="float" office:value="541878.8125">
                <text:p>541878.8125</text:p>
              </table:table-cell>
              <table:table-cell office:value-type="float" office:value="540742.8125">
                <text:p>540742.8125</text:p>
              </table:table-cell>
              <table:table-cell office:value-type="float" office:value="540742.8125">
                <text:p>540742.8125</text:p>
              </table:table-cell>
              <table:table-cell office:value-type="float" office:value="540742.8125">
                <text:p>540742.8125</text:p>
              </table:table-cell>
              <table:table-cell office:value-type="float" office:value="540742.8125">
                <text:p>540742.8125</text:p>
              </table:table-cell>
              <table:table-cell office:value-type="float" office:value="540742.8125">
                <text:p>540742.8125</text:p>
              </table:table-cell>
              <table:table-cell office:value-type="float" office:value="539264.1875">
                <text:p>539264.1875</text:p>
              </table:table-cell>
              <table:table-cell office:value-type="float" office:value="539264.1875">
                <text:p>539264.1875</text:p>
              </table:table-cell>
              <table:table-cell office:value-type="float" office:value="539264.1875">
                <text:p>539264.1875</text:p>
              </table:table-cell>
              <table:table-cell office:value-type="float" office:value="539264.1875">
                <text:p>539264.1875</text:p>
              </table:table-cell>
              <table:table-cell office:value-type="float" office:value="539264.1875">
                <text:p>539264.1875</text:p>
              </table:table-cell>
              <table:table-cell office:value-type="float" office:value="538001.75">
                <text:p>538001.75</text:p>
              </table:table-cell>
              <table:table-cell office:value-type="float" office:value="538001.75">
                <text:p>538001.75</text:p>
              </table:table-cell>
              <table:table-cell office:value-type="float" office:value="538001.75">
                <text:p>538001.75</text:p>
              </table:table-cell>
              <table:table-cell office:value-type="float" office:value="538001.75">
                <text:p>538001.75</text:p>
              </table:table-cell>
              <table:table-cell office:value-type="float" office:value="538001.75">
                <text:p>538001.75</text:p>
              </table:table-cell>
              <table:table-cell office:value-type="float" office:value="537868.5">
                <text:p>537868.5</text:p>
              </table:table-cell>
              <table:table-cell office:value-type="float" office:value="537868.5">
                <text:p>537868.5</text:p>
              </table:table-cell>
              <table:table-cell office:value-type="float" office:value="537868.5">
                <text:p>537868.5</text:p>
              </table:table-cell>
              <table:table-cell office:value-type="float" office:value="537868.5">
                <text:p>537868.5</text:p>
              </table:table-cell>
              <table:table-cell office:value-type="float" office:value="537424.375">
                <text:p>537424.375</text:p>
              </table:table-cell>
              <table:table-cell office:value-type="float" office:value="537424.375">
                <text:p>537424.375</text:p>
              </table:table-cell>
              <table:table-cell office:value-type="float" office:value="537424.375">
                <text:p>537424.375</text:p>
              </table:table-cell>
              <table:table-cell office:value-type="float" office:value="537424.375">
                <text:p>537424.375</text:p>
              </table:table-cell>
              <table:table-cell office:value-type="float" office:value="537424.375">
                <text:p>537424.375</text:p>
              </table:table-cell>
              <table:table-cell office:value-type="float" office:value="535395.4375">
                <text:p>535395.4375</text:p>
              </table:table-cell>
              <table:table-cell office:value-type="float" office:value="535395.4375">
                <text:p>535395.4375</text:p>
              </table:table-cell>
              <table:table-cell office:value-type="float" office:value="535395.4375">
                <text:p>535395.4375</text:p>
              </table:table-cell>
              <table:table-cell office:value-type="float" office:value="535395.4375">
                <text:p>535395.4375</text:p>
              </table:table-cell>
              <table:table-cell office:value-type="float" office:value="535395.4375">
                <text:p>535395.4375</text:p>
              </table:table-cell>
              <table:table-cell office:value-type="float" office:value="534359.375">
                <text:p>534359.375</text:p>
              </table:table-cell>
              <table:table-cell office:value-type="float" office:value="534359.375">
                <text:p>534359.375</text:p>
              </table:table-cell>
              <table:table-cell office:value-type="float" office:value="534359.375">
                <text:p>534359.375</text:p>
              </table:table-cell>
              <table:table-cell office:value-type="float" office:value="534359.375">
                <text:p>534359.375</text:p>
              </table:table-cell>
              <table:table-cell office:value-type="float" office:value="531303.75">
                <text:p>531303.75</text:p>
              </table:table-cell>
              <table:table-cell office:value-type="float" office:value="531303.75">
                <text:p>531303.75</text:p>
              </table:table-cell>
              <table:table-cell office:value-type="float" office:value="531303.75">
                <text:p>531303.75</text:p>
              </table:table-cell>
              <table:table-cell office:value-type="float" office:value="531303.75">
                <text:p>531303.75</text:p>
              </table:table-cell>
              <table:table-cell office:value-type="float" office:value="531285.5625">
                <text:p>531285.5625</text:p>
              </table:table-cell>
              <table:table-cell office:value-type="float" office:value="530724.875">
                <text:p>530724.875</text:p>
              </table:table-cell>
              <table:table-cell office:value-type="float" office:value="529730.625">
                <text:p>529730.625</text:p>
              </table:table-cell>
              <table:table-cell office:value-type="float" office:value="529730.625">
                <text:p>529730.625</text:p>
              </table:table-cell>
              <table:table-cell office:value-type="float" office:value="529730.625">
                <text:p>529730.625</text:p>
              </table:table-cell>
              <table:table-cell office:value-type="float" office:value="529730.625">
                <text:p>529730.62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8967.625">
                <text:p>528967.625</text:p>
              </table:table-cell>
              <table:table-cell office:value-type="float" office:value="528967.625">
                <text:p>528967.625</text:p>
              </table:table-cell>
              <table:table-cell office:value-type="float" office:value="528967.625">
                <text:p>528967.625</text:p>
              </table:table-cell>
              <table:table-cell office:value-type="float" office:value="528967.625">
                <text:p>528967.625</text:p>
              </table:table-cell>
              <table:table-cell office:value-type="float" office:value="528967.625">
                <text:p>528967.625</text:p>
              </table:table-cell>
              <table:table-cell office:value-type="float" office:value="528800.0625">
                <text:p>528800.0625</text:p>
              </table:table-cell>
              <table:table-cell office:value-type="float" office:value="528800.0625">
                <text:p>528800.0625</text:p>
              </table:table-cell>
              <table:table-cell office:value-type="float" office:value="528800.0625">
                <text:p>528800.0625</text:p>
              </table:table-cell>
              <table:table-cell office:value-type="float" office:value="528800.0625">
                <text:p>528800.0625</text:p>
              </table:table-cell>
              <table:table-cell office:value-type="float" office:value="528800.0625">
                <text:p>528800.0625</text:p>
              </table:table-cell>
              <table:table-cell office:value-type="float" office:value="528522.875">
                <text:p>528522.875</text:p>
              </table:table-cell>
              <table:table-cell office:value-type="float" office:value="528522.875">
                <text:p>528522.875</text:p>
              </table:table-cell>
              <table:table-cell office:value-type="float" office:value="528522.875">
                <text:p>528522.875</text:p>
              </table:table-cell>
              <table:table-cell office:value-type="float" office:value="528522.875">
                <text:p>528522.875</text:p>
              </table:table-cell>
              <table:table-cell office:value-type="float" office:value="528522.875">
                <text:p>528522.875</text:p>
              </table:table-cell>
              <table:table-cell office:value-type="float" office:value="528345.4375">
                <text:p>528345.4375</text:p>
              </table:table-cell>
              <table:table-cell office:value-type="float" office:value="528345.4375">
                <text:p>528345.4375</text:p>
              </table:table-cell>
              <table:table-cell office:value-type="float" office:value="528345.4375">
                <text:p>528345.4375</text:p>
              </table:table-cell>
              <table:table-cell office:value-type="float" office:value="528345.4375">
                <text:p>528345.4375</text:p>
              </table:table-cell>
              <table:table-cell office:value-type="float" office:value="528345.4375">
                <text:p>528345.4375</text:p>
              </table:table-cell>
              <table:table-cell office:value-type="float" office:value="527966">
                <text:p>527966</text:p>
              </table:table-cell>
              <table:table-cell office:value-type="float" office:value="527966">
                <text:p>527966</text:p>
              </table:table-cell>
              <table:table-cell office:value-type="float" office:value="527966">
                <text:p>527966</text:p>
              </table:table-cell>
              <table:table-cell office:value-type="float" office:value="527966">
                <text:p>527966</text:p>
              </table:table-cell>
              <table:table-cell office:value-type="float" office:value="527966">
                <text:p>527966</text:p>
              </table:table-cell>
              <table:table-cell office:value-type="float" office:value="527483.375">
                <text:p>527483.375</text:p>
              </table:table-cell>
              <table:table-cell office:value-type="float" office:value="527483.375">
                <text:p>527483.375</text:p>
              </table:table-cell>
              <table:table-cell office:value-type="float" office:value="527483.375">
                <text:p>527483.375</text:p>
              </table:table-cell>
              <table:table-cell office:value-type="float" office:value="527483.375">
                <text:p>527483.375</text:p>
              </table:table-cell>
              <table:table-cell office:value-type="float" office:value="527315.4375">
                <text:p>527315.4375</text:p>
              </table:table-cell>
              <table:table-cell office:value-type="float" office:value="527315.4375">
                <text:p>527315.4375</text:p>
              </table:table-cell>
              <table:table-cell office:value-type="float" office:value="527315.4375">
                <text:p>527315.4375</text:p>
              </table:table-cell>
              <table:table-cell office:value-type="float" office:value="527315.4375">
                <text:p>527315.4375</text:p>
              </table:table-cell>
              <table:table-cell office:value-type="float" office:value="527315.4375">
                <text:p>527315.4375</text:p>
              </table:table-cell>
              <table:table-cell office:value-type="float" office:value="526641.6875">
                <text:p>526641.6875</text:p>
              </table:table-cell>
              <table:table-cell office:value-type="float" office:value="526641.6875">
                <text:p>526641.6875</text:p>
              </table:table-cell>
              <table:table-cell office:value-type="float" office:value="526641.6875">
                <text:p>526641.6875</text:p>
              </table:table-cell>
              <table:table-cell office:value-type="float" office:value="526641.6875">
                <text:p>526641.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149cm" svg:height="16.709cm" xlink:href=".." xlink:type="simple" chart:class="chart:scatter" chart:style-name="ch1">
        <chart:legend chart:legend-position="end" svg:x="24.78cm" svg:y="8.055cm" style:legend-expansion="high" chart:style-name="ch2"/>
        <chart:plot-area chart:style-name="ch3" table:cell-range-address="MOCHCD.B6:MOCHCD.C35 MOCHCD.B1:MOCHCD.B1" chart:data-source-has-labels="row" svg:x="1.553cm" svg:y="1.471cm" svg:width="22.143cm" svg:height="13.923cm">
          <chartooo:coordinate-region svg:x="2.916cm" svg:y="1.67cm" svg:width="20.501cm" svg:height="13.077cm"/>
          <chart:axis chart:dimension="x" chart:name="primary-x" chart:style-name="ch4">
            <chart:title svg:x="11.813cm" svg:y="15.728cm" chart:style-name="ch5">
              <text:p>Makespan</text:p>
            </chart:title>
          </chart:axis>
          <chart:axis chart:dimension="y" chart:name="primary-y" chart:style-name="ch4">
            <chart:title svg:x="0.451cm" svg:y="9.005cm" chart:style-name="ch6">
              <text:p>Energy</text:p>
            </chart:title>
            <chart:grid chart:style-name="ch7" chart:class="major"/>
          </chart:axis>
          <chart:series chart:style-name="ch8" chart:values-cell-range-address="MOCHCD.C6:MOCHCD.C35" chart:label-cell-address="MOCHCD.B1:MOCHCD.B1" chart:class="chart:scatter">
            <chart:domain table:cell-range-address="MOCHCD.B6:MOCHCD.B35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CHC/D</text:p>
                <draw:g>
                  <svg:desc>MOCHCD.B1:MOCHC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1.466847">
                <text:p>111.466847</text:p>
                <draw:g>
                  <svg:desc>MOCHCD.B6:MOCHCD.B35</svg:desc>
                </draw:g>
              </table:table-cell>
              <table:table-cell office:value-type="float" office:value="436046.776134">
                <text:p>436046.776134</text:p>
                <draw:g>
                  <svg:desc>MOCHCD.C6:MOCHCD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.470403">
                <text:p>111.470403</text:p>
              </table:table-cell>
              <table:table-cell office:value-type="float" office:value="435980.336281">
                <text:p>435980.336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.470776">
                <text:p>111.470776</text:p>
              </table:table-cell>
              <table:table-cell office:value-type="float" office:value="435979.768991">
                <text:p>435979.768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.474171">
                <text:p>111.474171</text:p>
              </table:table-cell>
              <table:table-cell office:value-type="float" office:value="435944.585429">
                <text:p>435944.585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.707453">
                <text:p>111.707453</text:p>
              </table:table-cell>
              <table:table-cell office:value-type="float" office:value="434259.165656">
                <text:p>434259.165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.113589">
                <text:p>112.113589</text:p>
              </table:table-cell>
              <table:table-cell office:value-type="float" office:value="434013.466424">
                <text:p>434013.466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.12194">
                <text:p>112.12194</text:p>
              </table:table-cell>
              <table:table-cell office:value-type="float" office:value="433855.470825">
                <text:p>433855.470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.143673">
                <text:p>112.143673</text:p>
              </table:table-cell>
              <table:table-cell office:value-type="float" office:value="433833.532843">
                <text:p>433833.532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.293313">
                <text:p>112.293313</text:p>
              </table:table-cell>
              <table:table-cell office:value-type="float" office:value="433789.293452">
                <text:p>433789.2934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.305338">
                <text:p>112.305338</text:p>
              </table:table-cell>
              <table:table-cell office:value-type="float" office:value="433462.014499">
                <text:p>433462.014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.354576">
                <text:p>112.354576</text:p>
              </table:table-cell>
              <table:table-cell office:value-type="float" office:value="432857.656391">
                <text:p>432857.656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2.804143">
                <text:p>112.804143</text:p>
              </table:table-cell>
              <table:table-cell office:value-type="float" office:value="431613.972576">
                <text:p>431613.9725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164519">
                <text:p>113.164519</text:p>
              </table:table-cell>
              <table:table-cell office:value-type="float" office:value="428299.695711">
                <text:p>428299.695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.004426">
                <text:p>114.004426</text:p>
              </table:table-cell>
              <table:table-cell office:value-type="float" office:value="427039.136687">
                <text:p>427039.1366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.408455">
                <text:p>114.408455</text:p>
              </table:table-cell>
              <table:table-cell office:value-type="float" office:value="424859.410707">
                <text:p>424859.410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4.425284">
                <text:p>114.425284</text:p>
              </table:table-cell>
              <table:table-cell office:value-type="float" office:value="424614.565631">
                <text:p>424614.565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.079082">
                <text:p>115.079082</text:p>
              </table:table-cell>
              <table:table-cell office:value-type="float" office:value="421743.904849">
                <text:p>421743.904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5.080457">
                <text:p>115.080457</text:p>
              </table:table-cell>
              <table:table-cell office:value-type="float" office:value="421405.321107">
                <text:p>421405.321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.217051">
                <text:p>115.217051</text:p>
              </table:table-cell>
              <table:table-cell office:value-type="float" office:value="417404.219408">
                <text:p>417404.219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5.296849">
                <text:p>115.296849</text:p>
              </table:table-cell>
              <table:table-cell office:value-type="float" office:value="416343.336359">
                <text:p>416343.336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7.119486">
                <text:p>117.119486</text:p>
              </table:table-cell>
              <table:table-cell office:value-type="float" office:value="414678.258381">
                <text:p>414678.258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.03203">
                <text:p>118.03203</text:p>
              </table:table-cell>
              <table:table-cell office:value-type="float" office:value="413379.324867">
                <text:p>413379.324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8.092494">
                <text:p>118.092494</text:p>
              </table:table-cell>
              <table:table-cell office:value-type="float" office:value="413172.43061">
                <text:p>413172.430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.391094">
                <text:p>119.391094</text:p>
              </table:table-cell>
              <table:table-cell office:value-type="float" office:value="411187.039201">
                <text:p>411187.0392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.395279">
                <text:p>119.395279</text:p>
              </table:table-cell>
              <table:table-cell office:value-type="float" office:value="411115.064453">
                <text:p>411115.0644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.395918">
                <text:p>119.395918</text:p>
              </table:table-cell>
              <table:table-cell office:value-type="float" office:value="411090.375865">
                <text:p>411090.375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.553039">
                <text:p>119.553039</text:p>
              </table:table-cell>
              <table:table-cell office:value-type="float" office:value="410825.861211">
                <text:p>410825.8612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9.562086">
                <text:p>119.562086</text:p>
              </table:table-cell>
              <table:table-cell office:value-type="float" office:value="410586.887442">
                <text:p>410586.8874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9.615629">
                <text:p>119.615629</text:p>
              </table:table-cell>
              <table:table-cell office:value-type="float" office:value="410469.990483">
                <text:p>410469.9904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.658179">
                <text:p>122.658179</text:p>
              </table:table-cell>
              <table:table-cell office:value-type="float" office:value="409030.865722">
                <text:p>409030.8657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07" chart:maximum="12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5000" chart:maximum="44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544cm" svg:height="17.532cm" xlink:href=".." xlink:type="simple" chart:class="chart:scatter" chart:style-name="ch1">
        <chart:legend chart:legend-position="end" svg:x="27.175cm" svg:y="7.969cm" style:legend-expansion="high" chart:style-name="ch2"/>
        <chart:plot-area chart:style-name="ch3" table:cell-range-address="ListSched.B3:ListSched.D3 MOCHCD.B1:MOCHCD.B1 MOCHCD.C6:MOCHCD.C35 'ME-MLS'.B1:'ME-MLS'.B1 'ME-MLS'.C6:'ME-MLS'.C13" chart:data-source-has-labels="column" svg:x="1.601cm" svg:y="1.535cm" svg:width="24.394cm" svg:height="14.666cm">
          <chartooo:coordinate-region svg:x="2.963cm" svg:y="1.734cm" svg:width="22.752cm" svg:height="13.82cm"/>
          <chart:axis chart:dimension="x" chart:name="primary-x" chart:style-name="ch4">
            <chart:title svg:x="12.987cm" svg:y="16.551cm" chart:style-name="ch5">
              <text:p>Makespan</text:p>
            </chart:title>
          </chart:axis>
          <chart:axis chart:dimension="y" chart:name="primary-y" chart:style-name="ch6">
            <chart:title svg:x="0.451cm" svg:y="9.441cm" chart:style-name="ch7">
              <text:p>Energy</text:p>
            </chart:title>
            <chart:grid chart:style-name="ch8" chart:class="major"/>
          </chart:axis>
          <chart:series chart:style-name="ch9" chart:values-cell-range-address="ListSched.D3:ListSched.D3" chart:label-cell-address="ListSched.B3:ListSched.B3" chart:class="chart:scatter">
            <chart:domain table:cell-range-address="ListSched.C3:ListSched.C3"/>
            <chart:data-point/>
          </chart:series>
          <chart:series chart:style-name="ch10" chart:values-cell-range-address="MOCHCD.C6:MOCHCD.C35" chart:label-cell-address="MOCHCD.B1:MOCHCD.B1" chart:class="chart:scatter">
            <chart:domain table:cell-range-address="MOCHCD.B6:MOCHCD.B35"/>
            <chart:data-point chart:repeated="30"/>
          </chart:series>
          <chart:series chart:style-name="ch11" chart:values-cell-range-address="'ME-MLS'.C6:'ME-MLS'.C13" chart:label-cell-address="'ME-MLS'.B1:'ME-MLS'.B1" chart:class="chart:scatter">
            <chart:domain table:cell-range-address="'ME-MLS'.B6:'ME-MLS'.B13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6.774377">
                <text:p>116.774377</text:p>
                <draw:g>
                  <svg:desc>ListSched.C3:ListSched.C3</svg:desc>
                </draw:g>
              </table:table-cell>
            </table:table-row>
            <table:table-row>
              <table:table-cell office:value-type="string">
                <text:p>Min-Min</text:p>
                <draw:g>
                  <svg:desc>ListSched.B3:ListSched.B3</svg:desc>
                </draw:g>
              </table:table-cell>
              <table:table-cell office:value-type="float" office:value="442520.723466">
                <text:p>442520.723466</text:p>
                <draw:g>
                  <svg:desc>ListSched.D3:ListSched.D3</svg:desc>
                </draw:g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11.466847">
                <text:p>111.466847</text:p>
                <draw:g>
                  <svg:desc>MOCHCD.B6:MOCHCD.B35</svg:desc>
                </draw:g>
              </table:table-cell>
              <table:table-cell office:value-type="float" office:value="111.470403">
                <text:p>111.470403</text:p>
              </table:table-cell>
              <table:table-cell office:value-type="float" office:value="111.470776">
                <text:p>111.470776</text:p>
              </table:table-cell>
              <table:table-cell office:value-type="float" office:value="111.474171">
                <text:p>111.474171</text:p>
              </table:table-cell>
              <table:table-cell office:value-type="float" office:value="111.707453">
                <text:p>111.707453</text:p>
              </table:table-cell>
              <table:table-cell office:value-type="float" office:value="112.113589">
                <text:p>112.113589</text:p>
              </table:table-cell>
              <table:table-cell office:value-type="float" office:value="112.12194">
                <text:p>112.12194</text:p>
              </table:table-cell>
              <table:table-cell office:value-type="float" office:value="112.143673">
                <text:p>112.143673</text:p>
              </table:table-cell>
              <table:table-cell office:value-type="float" office:value="112.293313">
                <text:p>112.293313</text:p>
              </table:table-cell>
              <table:table-cell office:value-type="float" office:value="112.305338">
                <text:p>112.305338</text:p>
              </table:table-cell>
              <table:table-cell office:value-type="float" office:value="112.354576">
                <text:p>112.354576</text:p>
              </table:table-cell>
              <table:table-cell office:value-type="float" office:value="112.804143">
                <text:p>112.804143</text:p>
              </table:table-cell>
              <table:table-cell office:value-type="float" office:value="113.164519">
                <text:p>113.164519</text:p>
              </table:table-cell>
              <table:table-cell office:value-type="float" office:value="114.004426">
                <text:p>114.004426</text:p>
              </table:table-cell>
              <table:table-cell office:value-type="float" office:value="114.408455">
                <text:p>114.408455</text:p>
              </table:table-cell>
              <table:table-cell office:value-type="float" office:value="114.425284">
                <text:p>114.425284</text:p>
              </table:table-cell>
              <table:table-cell office:value-type="float" office:value="115.079082">
                <text:p>115.079082</text:p>
              </table:table-cell>
              <table:table-cell office:value-type="float" office:value="115.080457">
                <text:p>115.080457</text:p>
              </table:table-cell>
              <table:table-cell office:value-type="float" office:value="115.217051">
                <text:p>115.217051</text:p>
              </table:table-cell>
              <table:table-cell office:value-type="float" office:value="115.296849">
                <text:p>115.296849</text:p>
              </table:table-cell>
              <table:table-cell office:value-type="float" office:value="117.119486">
                <text:p>117.119486</text:p>
              </table:table-cell>
              <table:table-cell office:value-type="float" office:value="118.03203">
                <text:p>118.03203</text:p>
              </table:table-cell>
              <table:table-cell office:value-type="float" office:value="118.092494">
                <text:p>118.092494</text:p>
              </table:table-cell>
              <table:table-cell office:value-type="float" office:value="119.391094">
                <text:p>119.391094</text:p>
              </table:table-cell>
              <table:table-cell office:value-type="float" office:value="119.395279">
                <text:p>119.395279</text:p>
              </table:table-cell>
              <table:table-cell office:value-type="float" office:value="119.395918">
                <text:p>119.395918</text:p>
              </table:table-cell>
              <table:table-cell office:value-type="float" office:value="119.553039">
                <text:p>119.553039</text:p>
              </table:table-cell>
              <table:table-cell office:value-type="float" office:value="119.562086">
                <text:p>119.562086</text:p>
              </table:table-cell>
              <table:table-cell office:value-type="float" office:value="119.615629">
                <text:p>119.615629</text:p>
              </table:table-cell>
              <table:table-cell office:value-type="float" office:value="122.658179">
                <text:p>122.658179</text:p>
              </table:table-cell>
            </table:table-row>
            <table:table-row>
              <table:table-cell office:value-type="string">
                <text:p>MOCHC/D</text:p>
                <draw:g>
                  <svg:desc>MOCHCD.B1:MOCHCD.B1</svg:desc>
                </draw:g>
              </table:table-cell>
              <table:table-cell office:value-type="float" office:value="436046.776134">
                <text:p>436046.776134</text:p>
                <draw:g>
                  <svg:desc>MOCHCD.C6:MOCHCD.C35</svg:desc>
                </draw:g>
              </table:table-cell>
              <table:table-cell office:value-type="float" office:value="435980.336281">
                <text:p>435980.336281</text:p>
              </table:table-cell>
              <table:table-cell office:value-type="float" office:value="435979.768991">
                <text:p>435979.768991</text:p>
              </table:table-cell>
              <table:table-cell office:value-type="float" office:value="435944.585429">
                <text:p>435944.585429</text:p>
              </table:table-cell>
              <table:table-cell office:value-type="float" office:value="434259.165656">
                <text:p>434259.165656</text:p>
              </table:table-cell>
              <table:table-cell office:value-type="float" office:value="434013.466424">
                <text:p>434013.466424</text:p>
              </table:table-cell>
              <table:table-cell office:value-type="float" office:value="433855.470825">
                <text:p>433855.470825</text:p>
              </table:table-cell>
              <table:table-cell office:value-type="float" office:value="433833.532843">
                <text:p>433833.532843</text:p>
              </table:table-cell>
              <table:table-cell office:value-type="float" office:value="433789.293452">
                <text:p>433789.293452</text:p>
              </table:table-cell>
              <table:table-cell office:value-type="float" office:value="433462.014499">
                <text:p>433462.014499</text:p>
              </table:table-cell>
              <table:table-cell office:value-type="float" office:value="432857.656391">
                <text:p>432857.656391</text:p>
              </table:table-cell>
              <table:table-cell office:value-type="float" office:value="431613.972576">
                <text:p>431613.972576</text:p>
              </table:table-cell>
              <table:table-cell office:value-type="float" office:value="428299.695711">
                <text:p>428299.695711</text:p>
              </table:table-cell>
              <table:table-cell office:value-type="float" office:value="427039.136687">
                <text:p>427039.136687</text:p>
              </table:table-cell>
              <table:table-cell office:value-type="float" office:value="424859.410707">
                <text:p>424859.410707</text:p>
              </table:table-cell>
              <table:table-cell office:value-type="float" office:value="424614.565631">
                <text:p>424614.565631</text:p>
              </table:table-cell>
              <table:table-cell office:value-type="float" office:value="421743.904849">
                <text:p>421743.904849</text:p>
              </table:table-cell>
              <table:table-cell office:value-type="float" office:value="421405.321107">
                <text:p>421405.321107</text:p>
              </table:table-cell>
              <table:table-cell office:value-type="float" office:value="417404.219408">
                <text:p>417404.219408</text:p>
              </table:table-cell>
              <table:table-cell office:value-type="float" office:value="416343.336359">
                <text:p>416343.336359</text:p>
              </table:table-cell>
              <table:table-cell office:value-type="float" office:value="414678.258381">
                <text:p>414678.258381</text:p>
              </table:table-cell>
              <table:table-cell office:value-type="float" office:value="413379.324867">
                <text:p>413379.324867</text:p>
              </table:table-cell>
              <table:table-cell office:value-type="float" office:value="413172.43061">
                <text:p>413172.43061</text:p>
              </table:table-cell>
              <table:table-cell office:value-type="float" office:value="411187.039201">
                <text:p>411187.039201</text:p>
              </table:table-cell>
              <table:table-cell office:value-type="float" office:value="411115.064453">
                <text:p>411115.064453</text:p>
              </table:table-cell>
              <table:table-cell office:value-type="float" office:value="411090.375865">
                <text:p>411090.375865</text:p>
              </table:table-cell>
              <table:table-cell office:value-type="float" office:value="410825.861211">
                <text:p>410825.861211</text:p>
              </table:table-cell>
              <table:table-cell office:value-type="float" office:value="410586.887442">
                <text:p>410586.887442</text:p>
              </table:table-cell>
              <table:table-cell office:value-type="float" office:value="410469.990483">
                <text:p>410469.990483</text:p>
              </table:table-cell>
              <table:table-cell office:value-type="float" office:value="409030.865722">
                <text:p>409030.865722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08.500725">
                <text:p>108.500725</text:p>
                <draw:g>
                  <svg:desc>'ME-MLS'.B6:'ME-MLS'.B13</svg:desc>
                </draw:g>
              </table:table-cell>
              <table:table-cell office:value-type="float" office:value="108.727425">
                <text:p>108.727425</text:p>
              </table:table-cell>
              <table:table-cell office:value-type="float" office:value="109.009079">
                <text:p>109.009079</text:p>
              </table:table-cell>
              <table:table-cell office:value-type="float" office:value="109.496666">
                <text:p>109.496666</text:p>
              </table:table-cell>
              <table:table-cell office:value-type="float" office:value="110.277939">
                <text:p>110.277939</text:p>
              </table:table-cell>
              <table:table-cell office:value-type="float" office:value="112.215736">
                <text:p>112.215736</text:p>
              </table:table-cell>
              <table:table-cell office:value-type="float" office:value="113.042183">
                <text:p>113.042183</text:p>
              </table:table-cell>
              <table:table-cell office:value-type="float" office:value="117.675392">
                <text:p>117.675392</text:p>
              </table:table-cell>
            </table:table-row>
            <table:table-row>
              <table:table-cell office:value-type="string">
                <text:p>ME-MLS</text:p>
                <draw:g>
                  <svg:desc>'ME-MLS'.B1:'ME-MLS'.B1</svg:desc>
                </draw:g>
              </table:table-cell>
              <table:table-cell office:value-type="float" office:value="425615.75">
                <text:p>425615.75</text:p>
                <draw:g>
                  <svg:desc>'ME-MLS'.C6:'ME-MLS'.C13</svg:desc>
                </draw:g>
              </table:table-cell>
              <table:table-cell office:value-type="float" office:value="425444.03125">
                <text:p>425444.03125</text:p>
              </table:table-cell>
              <table:table-cell office:value-type="float" office:value="424468.59375">
                <text:p>424468.59375</text:p>
              </table:table-cell>
              <table:table-cell office:value-type="float" office:value="423917.8125">
                <text:p>423917.8125</text:p>
              </table:table-cell>
              <table:table-cell office:value-type="float" office:value="419945.125">
                <text:p>419945.125</text:p>
              </table:table-cell>
              <table:table-cell office:value-type="float" office:value="417825.375">
                <text:p>417825.375</text:p>
              </table:table-cell>
              <table:table-cell office:value-type="float" office:value="415728.53125">
                <text:p>415728.53125</text:p>
              </table:table-cell>
              <table:table-cell office:value-type="float" office:value="411753.25">
                <text:p>411753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